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.2pt"/>
    </style:style>
    <style:style style:name="co2" style:family="table-column">
      <style:table-column-properties fo:break-before="auto" style:column-width="35.26pt"/>
    </style:style>
    <style:style style:name="co3" style:family="table-column">
      <style:table-column-properties fo:break-before="auto" style:column-width="157.1pt"/>
    </style:style>
    <style:style style:name="co4" style:family="table-column">
      <style:table-column-properties fo:break-before="auto" style:column-width="75.15pt"/>
    </style:style>
    <style:style style:name="co5" style:family="table-column">
      <style:table-column-properties fo:break-before="auto" style:column-width="65.71pt"/>
    </style:style>
    <style:style style:name="co6" style:family="table-column">
      <style:table-column-properties fo:break-before="auto" style:column-width="69.05pt"/>
    </style:style>
    <style:style style:name="co7" style:family="table-column">
      <style:table-column-properties fo:break-before="auto" style:column-width="63.64pt"/>
    </style:style>
    <style:style style:name="co8" style:family="table-column">
      <style:table-column-properties fo:break-before="auto" style:column-width="64.35pt"/>
    </style:style>
    <style:style style:name="co9" style:family="table-column">
      <style:table-column-properties fo:break-before="auto" style:column-width="68.34pt"/>
    </style:style>
    <style:style style:name="co10" style:family="table-column">
      <style:table-column-properties fo:break-before="auto" style:column-width="137.51pt"/>
    </style:style>
    <style:style style:name="co11" style:family="table-column">
      <style:table-column-properties fo:break-before="auto" style:column-width="58.25pt"/>
    </style:style>
    <style:style style:name="ro1" style:family="table-row">
      <style:table-row-properties style:row-height="34.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P_26_L">
      <style:table-properties table:display="true" style:writing-mode="lr-tb"/>
    </style:style>
    <style:style style:name="ta2" style:family="table" style:master-page-name="PageStyle_5f_Rollup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c5e0b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c9daf8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2cc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fff2cc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013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13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c5e0b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fo:background-color="#c9daf8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#c9daf8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f2cc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c5e0b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7" style:family="table-cell" style:parent-style-name="Default" style:data-style-name="N10134">
      <style:table-cell-properties fo:background-color="#c5e0b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125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9" style:family="table-cell" style:parent-style-name="Default">
      <style:table-cell-properties fo:border-bottom="none" fo:background-color="#c9daf8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134">
      <style:table-cell-properties fo:border-bottom="none" fo:background-color="#c9daf8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134">
      <style:table-cell-properties fo:background-color="#c9daf8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134">
      <style:table-cell-properties fo:background-color="#fff2cc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134">
      <style:table-cell-properties fo:border-bottom="1.76pt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134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13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14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134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13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10">
      <style:table-cell-properties fo:background-color="#c5e0b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ffc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140">
      <style:table-cell-properties fo:background-color="#c5e0b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0134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134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134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0134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134">
      <style:table-cell-properties fo:border-bottom="0.74pt solid #000000" fo:background-color="#c5e0b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0134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0134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0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2" style:family="table-cell" style:parent-style-name="Default" style:data-style-name="N1013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3" style:family="table-cell" style:parent-style-name="Default">
      <style:table-cell-properties fo:border-bottom="1.76pt solid #000000" fo:background-color="#ffc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ffc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0134">
      <style:table-cell-properties fo:border-bottom="none" fo:background-color="#c9daf8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134">
      <style:table-cell-properties fo:border-bottom="none" fo:background-color="#c9daf8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134">
      <style:table-cell-properties fo:border-bottom="none" fo:background-color="#fff2cc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0134">
      <style:table-cell-properties fo:border-bottom="1.76pt solid #000000" fo:background-color="#fff2cc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134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134">
      <style:table-cell-properties fo:border-bottom="none" fo:background-color="#ffffff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134">
      <style:table-cell-properties fo:border-bottom="none" fo:background-color="#ffffff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013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0134">
      <style:table-cell-properties fo:border-bottom="none" fo:background-color="#ffffff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013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134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0134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0134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0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0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75" style:family="table-cell" style:parent-style-name="Default" style:data-style-name="N10134">
      <style:table-cell-properties style:rotation-align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8" style:family="table-cell" style:parent-style-name="Default" style:data-style-name="N10134">
      <style:table-cell-properties style:rotation-align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79" style:family="table-cell" style:parent-style-name="Default" style:data-style-name="N10134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80" style:family="table-cell" style:parent-style-name="Default" style:data-style-name="N10134">
      <style:table-cell-properties style:rotation-align="none"/>
      <style:text-properties fo:color="#ff0000" style:text-outline="false" style:text-line-through-style="none" style:text-line-through-type="none" style:font-name="Cambri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83" style:family="table-cell" style:parent-style-name="Default" style:data-style-name="N10134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84" style:family="table-cell" style:parent-style-name="Default" style:data-style-name="N10134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85" style:family="table-cell" style:parent-style-name="Default" style:data-style-name="N1013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ff0000" style:text-outline="false" style:text-line-through-style="none" style:text-line-through-type="none" style:font-name="Cambri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6" style:family="table-cell" style:parent-style-name="Default" style:data-style-name="N10134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&amp;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2" table:default-cell-style-name="Default"/>
        <table:table-column table:style-name="co8" table:number-columns-repeated="6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Your Company Name</text:p>
          </table:table-cell>
          <table:table-cell table:style-name="ce17" table:number-columns-repeated="3"/>
          <table:table-cell table:style-name="ce3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3"/>
          <table:table-cell table:style-name="ce28" table:formula="of:=TODAY()" office:value-type="date" office:date-value="2025-12-10" calcext:value-type="date">
            <text:p>12/10/2025</text:p>
          </table:table-cell>
          <table:table-cell table:style-name="ce30" office:value-type="float" office:value="-1" calcext:value-type="float">
            <text:p>-1</text:p>
          </table:table-cell>
          <table:table-cell table:style-name="ce3"/>
          <table:table-cell table:style-name="ce42" office:value-type="string" calcext:value-type="string">
            <text:p>How to Update: Update all titles/values highlighted in green with your company's information. Numbers in black / red will update automatically. </text:p>
          </table:table-cell>
          <table:table-cell table:style-name="ce53" table:number-columns-repeated="9"/>
          <table:table-cell table:style-name="ce54"/>
          <table:table-cell table:style-name="ce3" table:number-columns-repeated="10"/>
          <table:table-cell table:number-columns-repeated="998"/>
        </table:table-row>
        <table:table-row table:style-name="ro2">
          <table:table-cell table:style-name="ce2"/>
          <table:table-cell table:style-name="ce3"/>
          <table:table-cell table:style-name="ce28"/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/>
          <table:table-cell table:style-name="ce14"/>
          <table:table-cell table:style-name="ce3"/>
          <table:table-cell table:style-name="ce14" office:value-type="string" calcext:value-type="string">
            <text:p>Assumptions</text:p>
          </table:table-cell>
          <table:table-cell table:style-name="ce41"/>
          <table:table-cell table:style-name="ce43" table:formula="of:=DATE(2020;1;1)" office:value-type="date" office:date-value="2020-01-01" calcext:value-type="date">
            <text:p>Jan-20</text:p>
          </table:table-cell>
          <table:table-cell table:style-name="ce37" table:formula="of:=EDATE([.$F$4];[.G1])" office:value-type="date" office:date-value="2020-02-01" calcext:value-type="date">
            <text:p>Feb-20</text:p>
          </table:table-cell>
          <table:table-cell table:style-name="ce37" table:formula="of:=EDATE([.$F$4];[.H1])" office:value-type="date" office:date-value="2020-03-01" calcext:value-type="date">
            <text:p>Mar-20</text:p>
          </table:table-cell>
          <table:table-cell table:style-name="ce37" table:formula="of:=EDATE([.$F$4];[.I1])" office:value-type="date" office:date-value="2020-04-01" calcext:value-type="date">
            <text:p>Apr-20</text:p>
          </table:table-cell>
          <table:table-cell table:style-name="ce37" table:formula="of:=EDATE([.$F$4];[.J1])" office:value-type="date" office:date-value="2020-05-01" calcext:value-type="date">
            <text:p>May-20</text:p>
          </table:table-cell>
          <table:table-cell table:style-name="ce37" table:formula="of:=EDATE([.$F$4];[.K1])" office:value-type="date" office:date-value="2020-06-01" calcext:value-type="date">
            <text:p>Jun-20</text:p>
          </table:table-cell>
          <table:table-cell table:style-name="ce37" table:formula="of:=EDATE([.$F$4];[.L1])" office:value-type="date" office:date-value="2020-07-01" calcext:value-type="date">
            <text:p>Jul-20</text:p>
          </table:table-cell>
          <table:table-cell table:style-name="ce37" table:formula="of:=EDATE([.$F$4];[.M1])" office:value-type="date" office:date-value="2020-08-01" calcext:value-type="date">
            <text:p>Aug-20</text:p>
          </table:table-cell>
          <table:table-cell table:style-name="ce37" table:formula="of:=EDATE([.$F$4];[.N1])" office:value-type="date" office:date-value="2020-09-01" calcext:value-type="date">
            <text:p>Sep-20</text:p>
          </table:table-cell>
          <table:table-cell table:style-name="ce37" table:formula="of:=EDATE([.$F$4];[.O1])" office:value-type="date" office:date-value="2020-10-01" calcext:value-type="date">
            <text:p>Oct-20</text:p>
          </table:table-cell>
          <table:table-cell table:style-name="ce37" table:formula="of:=EDATE([.$F$4];[.P1])" office:value-type="date" office:date-value="2020-11-01" calcext:value-type="date">
            <text:p>Nov-20</text:p>
          </table:table-cell>
          <table:table-cell table:style-name="ce37" table:formula="of:=EDATE([.$F$4];[.Q1])" office:value-type="date" office:date-value="2020-12-01" calcext:value-type="date">
            <text:p>Dec-20</text:p>
          </table:table-cell>
          <table:table-cell table:style-name="ce55" office:value-type="string" calcext:value-type="string">
            <text:p>Year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4" office:value-type="string" calcext:value-type="string">
            <text:p>Technical Milestones</text:p>
          </table:table-cell>
          <table:table-cell table:style-name="ce18"/>
          <table:table-cell table:style-name="ce29"/>
          <table:table-cell table:style-name="ce31" table:number-columns-repeated="2"/>
          <table:table-cell table:style-name="ce44"/>
          <table:table-cell table:style-name="ce31" table:number-columns-repeated="11"/>
          <table:table-cell table:style-name="ce56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9" table:number-columns-repeated="2"/>
          <table:table-cell table:style-name="ce32" table:number-columns-repeated="2"/>
          <table:table-cell table:style-name="ce45"/>
          <table:table-cell table:style-name="ce32" table:number-columns-repeated="11"/>
          <table:table-cell table:style-name="ce57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5"/>
          <table:table-cell table:style-name="ce19" table:number-columns-repeated="2"/>
          <table:table-cell table:style-name="ce32" table:number-columns-repeated="14"/>
          <table:table-cell table:style-name="ce57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6" office:value-type="string" calcext:value-type="string">
            <text:p>Business Milestones</text:p>
          </table:table-cell>
          <table:table-cell table:style-name="ce20" table:number-columns-repeated="2"/>
          <table:table-cell table:style-name="ce33" table:number-columns-repeated="2"/>
          <table:table-cell table:style-name="ce46"/>
          <table:table-cell table:style-name="ce33" table:number-columns-repeated="11"/>
          <table:table-cell table:style-name="ce58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7"/>
          <table:table-cell table:style-name="ce20" table:number-columns-repeated="2"/>
          <table:table-cell table:style-name="ce33" table:number-columns-repeated="14"/>
          <table:table-cell table:style-name="ce58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8"/>
          <table:table-cell table:style-name="ce21" table:number-columns-repeated="2"/>
          <table:table-cell table:style-name="ce34" table:number-columns-repeated="14"/>
          <table:table-cell table:style-name="ce59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9" office:value-type="string" calcext:value-type="string">
            <text:p>Summary (See input values below)</text:p>
          </table:table-cell>
          <table:table-cell table:style-name="ce22" table:number-columns-repeated="2"/>
          <table:table-cell table:style-name="ce35" table:number-columns-repeated="14"/>
          <table:table-cell table:style-name="ce61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0"/>
          <table:table-cell table:style-name="ce3" office:value-type="string" calcext:value-type="string">
            <text:p>Revenue</text:p>
          </table:table-cell>
          <table:table-cell table:style-name="ce3"/>
          <table:table-cell table:style-name="ce15" table:number-columns-repeated="2"/>
          <table:table-cell table:style-name="ce15" table:formula="of:=[.F51]" office:value-type="float" office:value="700" calcext:value-type="float">
            <text:p>700 </text:p>
          </table:table-cell>
          <table:table-cell table:style-name="ce15" table:formula="of:=[.G51]" office:value-type="float" office:value="500" calcext:value-type="float">
            <text:p>500 </text:p>
          </table:table-cell>
          <table:table-cell table:style-name="ce15" table:formula="of:=[.H51]" office:value-type="float" office:value="500" calcext:value-type="float">
            <text:p>500 </text:p>
          </table:table-cell>
          <table:table-cell table:style-name="ce15" table:formula="of:=[.I51]" office:value-type="float" office:value="1200" calcext:value-type="float">
            <text:p>1,200 </text:p>
          </table:table-cell>
          <table:table-cell table:style-name="ce15" table:formula="of:=[.J51]" office:value-type="float" office:value="1000" calcext:value-type="float">
            <text:p>1,000 </text:p>
          </table:table-cell>
          <table:table-cell table:style-name="ce15" table:formula="of:=[.K51]" office:value-type="float" office:value="1700" calcext:value-type="float">
            <text:p>1,700 </text:p>
          </table:table-cell>
          <table:table-cell table:style-name="ce15" table:formula="of:=[.L51]" office:value-type="float" office:value="1500" calcext:value-type="float">
            <text:p>1,500 </text:p>
          </table:table-cell>
          <table:table-cell table:style-name="ce15" table:formula="of:=[.M51]" office:value-type="float" office:value="1500" calcext:value-type="float">
            <text:p>1,500 </text:p>
          </table:table-cell>
          <table:table-cell table:style-name="ce15" table:formula="of:=[.N51]" office:value-type="float" office:value="2200" calcext:value-type="float">
            <text:p>2,200 </text:p>
          </table:table-cell>
          <table:table-cell table:style-name="ce15" table:formula="of:=[.O51]" office:value-type="float" office:value="2000" calcext:value-type="float">
            <text:p>2,000 </text:p>
          </table:table-cell>
          <table:table-cell table:style-name="ce15" table:formula="of:=[.P51]" office:value-type="float" office:value="2000" calcext:value-type="float">
            <text:p>2,000 </text:p>
          </table:table-cell>
          <table:table-cell table:style-name="ce15" table:formula="of:=[.Q51]" office:value-type="float" office:value="2700" calcext:value-type="float">
            <text:p>2,700 </text:p>
          </table:table-cell>
          <table:table-cell table:style-name="ce62" table:formula="of:=SUM([.F13:.Q13])" office:value-type="float" office:value="17500" calcext:value-type="float">
            <text:p>17,5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0"/>
          <table:table-cell table:style-name="ce3" office:value-type="string" calcext:value-type="string">
            <text:p>COGS</text:p>
          </table:table-cell>
          <table:table-cell table:style-name="ce3"/>
          <table:table-cell table:style-name="ce15" table:number-columns-repeated="2"/>
          <table:table-cell table:style-name="ce47" table:formula="of:=[.F62]" office:value-type="float" office:value="4575" calcext:value-type="float">
            <text:p>4,575 </text:p>
          </table:table-cell>
          <table:table-cell table:style-name="ce47" table:formula="of:=[.G62]" office:value-type="float" office:value="5000" calcext:value-type="float">
            <text:p>5,000 </text:p>
          </table:table-cell>
          <table:table-cell table:style-name="ce47" table:formula="of:=[.H62]" office:value-type="float" office:value="5425" calcext:value-type="float">
            <text:p>5,425 </text:p>
          </table:table-cell>
          <table:table-cell table:style-name="ce47" table:formula="of:=[.I62]" office:value-type="float" office:value="6425" calcext:value-type="float">
            <text:p>6,425 </text:p>
          </table:table-cell>
          <table:table-cell table:style-name="ce47" table:formula="of:=[.J62]" office:value-type="float" office:value="9275" calcext:value-type="float">
            <text:p>9,275 </text:p>
          </table:table-cell>
          <table:table-cell table:style-name="ce47" table:formula="of:=[.K62]" office:value-type="float" office:value="10700" calcext:value-type="float">
            <text:p>10,700 </text:p>
          </table:table-cell>
          <table:table-cell table:style-name="ce47" table:formula="of:=[.L62]" office:value-type="float" office:value="11975" calcext:value-type="float">
            <text:p>11,975 </text:p>
          </table:table-cell>
          <table:table-cell table:style-name="ce47" table:formula="of:=[.M62]" office:value-type="float" office:value="13250" calcext:value-type="float">
            <text:p>13,250 </text:p>
          </table:table-cell>
          <table:table-cell table:style-name="ce47" table:formula="of:=[.N62]" office:value-type="float" office:value="16100" calcext:value-type="float">
            <text:p>16,100 </text:p>
          </table:table-cell>
          <table:table-cell table:style-name="ce47" table:formula="of:=[.O62]" office:value-type="float" office:value="17800" calcext:value-type="float">
            <text:p>17,800 </text:p>
          </table:table-cell>
          <table:table-cell table:style-name="ce47" table:formula="of:=[.P62]" office:value-type="float" office:value="20500" calcext:value-type="float">
            <text:p>20,500 </text:p>
          </table:table-cell>
          <table:table-cell table:style-name="ce47" table:formula="of:=[.Q62]" office:value-type="float" office:value="22775" calcext:value-type="float">
            <text:p>22,775 </text:p>
          </table:table-cell>
          <table:table-cell table:style-name="ce63" table:formula="of:=SUM([.F14:.Q14])" office:value-type="float" office:value="143800" calcext:value-type="float">
            <text:p>143,8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0"/>
          <table:table-cell table:style-name="ce3" office:value-type="string" calcext:value-type="string">
            <text:p>Gross Margin</text:p>
          </table:table-cell>
          <table:table-cell table:style-name="ce3"/>
          <table:table-cell table:style-name="ce15" table:number-columns-repeated="2"/>
          <table:table-cell table:style-name="ce16" table:formula="of:=[.F13]-[.F14]" office:value-type="float" office:value="-3875" calcext:value-type="float">
            <text:p>(3,875)</text:p>
          </table:table-cell>
          <table:table-cell table:style-name="ce16" table:formula="of:=[.G13]-[.G14]" office:value-type="float" office:value="-4500" calcext:value-type="float">
            <text:p>(4,500)</text:p>
          </table:table-cell>
          <table:table-cell table:style-name="ce16" table:formula="of:=[.H13]-[.H14]" office:value-type="float" office:value="-4925" calcext:value-type="float">
            <text:p>(4,925)</text:p>
          </table:table-cell>
          <table:table-cell table:style-name="ce16" table:formula="of:=[.I13]-[.I14]" office:value-type="float" office:value="-5225" calcext:value-type="float">
            <text:p>(5,225)</text:p>
          </table:table-cell>
          <table:table-cell table:style-name="ce16" table:formula="of:=[.J13]-[.J14]" office:value-type="float" office:value="-8275" calcext:value-type="float">
            <text:p>(8,275)</text:p>
          </table:table-cell>
          <table:table-cell table:style-name="ce16" table:formula="of:=[.K13]-[.K14]" office:value-type="float" office:value="-9000" calcext:value-type="float">
            <text:p>(9,000)</text:p>
          </table:table-cell>
          <table:table-cell table:style-name="ce16" table:formula="of:=[.L13]-[.L14]" office:value-type="float" office:value="-10475" calcext:value-type="float">
            <text:p>(10,475)</text:p>
          </table:table-cell>
          <table:table-cell table:style-name="ce16" table:formula="of:=[.M13]-[.M14]" office:value-type="float" office:value="-11750" calcext:value-type="float">
            <text:p>(11,750)</text:p>
          </table:table-cell>
          <table:table-cell table:style-name="ce16" table:formula="of:=[.N13]-[.N14]" office:value-type="float" office:value="-13900" calcext:value-type="float">
            <text:p>(13,900)</text:p>
          </table:table-cell>
          <table:table-cell table:style-name="ce16" table:formula="of:=[.O13]-[.O14]" office:value-type="float" office:value="-15800" calcext:value-type="float">
            <text:p>(15,800)</text:p>
          </table:table-cell>
          <table:table-cell table:style-name="ce16" table:formula="of:=[.P13]-[.P14]" office:value-type="float" office:value="-18500" calcext:value-type="float">
            <text:p>(18,500)</text:p>
          </table:table-cell>
          <table:table-cell table:style-name="ce16" table:formula="of:=[.Q13]-[.Q14]" office:value-type="float" office:value="-20075" calcext:value-type="float">
            <text:p>(20,075)</text:p>
          </table:table-cell>
          <table:table-cell table:style-name="ce64" table:formula="of:=SUM([.F15:.Q15])" office:value-type="float" office:value="-126300" calcext:value-type="float">
            <text:p>(126,300)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0"/>
          <table:table-cell table:style-name="ce3" table:number-columns-repeated="2"/>
          <table:table-cell table:style-name="ce15" table:number-columns-repeated="14"/>
          <table:table-cell table:style-name="ce62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0"/>
          <table:table-cell table:style-name="ce23" office:value-type="string" calcext:value-type="string">
            <text:p>Sales &amp; Marketing</text:p>
          </table:table-cell>
          <table:table-cell table:style-name="ce3"/>
          <table:table-cell table:style-name="ce15" table:number-columns-repeated="2"/>
          <table:table-cell table:style-name="ce15" table:formula="of:=SUM([.F75];[.F84])" office:value-type="float" office:value="34192.5" calcext:value-type="float">
            <text:p>34,193 </text:p>
          </table:table-cell>
          <table:table-cell table:style-name="ce15" table:formula="of:=SUM([.G75];[.G84])" office:value-type="float" office:value="34162.5" calcext:value-type="float">
            <text:p>34,163 </text:p>
          </table:table-cell>
          <table:table-cell table:style-name="ce15" table:formula="of:=SUM([.H75];[.H84])" office:value-type="float" office:value="35162.5" calcext:value-type="float">
            <text:p>35,163 </text:p>
          </table:table-cell>
          <table:table-cell table:style-name="ce15" table:formula="of:=SUM([.I75];[.I84])" office:value-type="float" office:value="38267.5" calcext:value-type="float">
            <text:p>38,268 </text:p>
          </table:table-cell>
          <table:table-cell table:style-name="ce15" table:formula="of:=SUM([.J75];[.J84])" office:value-type="float" office:value="38237.5" calcext:value-type="float">
            <text:p>38,238 </text:p>
          </table:table-cell>
          <table:table-cell table:style-name="ce15" table:formula="of:=SUM([.K75];[.K84])" office:value-type="float" office:value="38342.5" calcext:value-type="float">
            <text:p>38,343 </text:p>
          </table:table-cell>
          <table:table-cell table:style-name="ce15" table:formula="of:=SUM([.L75];[.L84])" office:value-type="float" office:value="38312.5" calcext:value-type="float">
            <text:p>38,313 </text:p>
          </table:table-cell>
          <table:table-cell table:style-name="ce15" table:formula="of:=SUM([.M75];[.M84])" office:value-type="float" office:value="41312.5" calcext:value-type="float">
            <text:p>41,313 </text:p>
          </table:table-cell>
          <table:table-cell table:style-name="ce15" table:formula="of:=SUM([.N75];[.N84])" office:value-type="float" office:value="41417.5" calcext:value-type="float">
            <text:p>41,418 </text:p>
          </table:table-cell>
          <table:table-cell table:style-name="ce15" table:formula="of:=SUM([.O75];[.O84])" office:value-type="float" office:value="43387.5" calcext:value-type="float">
            <text:p>43,388 </text:p>
          </table:table-cell>
          <table:table-cell table:style-name="ce15" table:formula="of:=SUM([.P75];[.P84])" office:value-type="float" office:value="43387.5" calcext:value-type="float">
            <text:p>43,388 </text:p>
          </table:table-cell>
          <table:table-cell table:style-name="ce15" table:formula="of:=SUM([.Q75];[.Q84])" office:value-type="float" office:value="43492.5" calcext:value-type="float">
            <text:p>43,493 </text:p>
          </table:table-cell>
          <table:table-cell table:style-name="ce62" table:formula="of:=SUM([.F17:.Q17])" office:value-type="float" office:value="469675" calcext:value-type="float">
            <text:p>469,675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0"/>
          <table:table-cell table:style-name="ce3" office:value-type="string" calcext:value-type="string">
            <text:p>Operations</text:p>
          </table:table-cell>
          <table:table-cell table:style-name="ce3"/>
          <table:table-cell table:style-name="ce15" table:number-columns-repeated="2"/>
          <table:table-cell table:style-name="ce15" table:formula="of:=[.F93]" office:value-type="float" office:value="20450" calcext:value-type="float">
            <text:p>20,450 </text:p>
          </table:table-cell>
          <table:table-cell table:style-name="ce15" table:formula="of:=[.G93]" office:value-type="float" office:value="20450" calcext:value-type="float">
            <text:p>20,450 </text:p>
          </table:table-cell>
          <table:table-cell table:style-name="ce15" table:formula="of:=[.H93]" office:value-type="float" office:value="20450" calcext:value-type="float">
            <text:p>20,450 </text:p>
          </table:table-cell>
          <table:table-cell table:style-name="ce15" table:formula="of:=[.I93]" office:value-type="float" office:value="20450" calcext:value-type="float">
            <text:p>20,450 </text:p>
          </table:table-cell>
          <table:table-cell table:style-name="ce15" table:formula="of:=[.J93]" office:value-type="float" office:value="20450" calcext:value-type="float">
            <text:p>20,450 </text:p>
          </table:table-cell>
          <table:table-cell table:style-name="ce15" table:formula="of:=[.K93]" office:value-type="float" office:value="20450" calcext:value-type="float">
            <text:p>20,450 </text:p>
          </table:table-cell>
          <table:table-cell table:style-name="ce15" table:formula="of:=[.L93]" office:value-type="float" office:value="20450" calcext:value-type="float">
            <text:p>20,450 </text:p>
          </table:table-cell>
          <table:table-cell table:style-name="ce15" table:formula="of:=[.M93]" office:value-type="float" office:value="30675" calcext:value-type="float">
            <text:p>30,675 </text:p>
          </table:table-cell>
          <table:table-cell table:style-name="ce15" table:formula="of:=[.N93]" office:value-type="float" office:value="30675" calcext:value-type="float">
            <text:p>30,675 </text:p>
          </table:table-cell>
          <table:table-cell table:style-name="ce15" table:formula="of:=[.O93]" office:value-type="float" office:value="30675" calcext:value-type="float">
            <text:p>30,675 </text:p>
          </table:table-cell>
          <table:table-cell table:style-name="ce15" table:formula="of:=[.P93]" office:value-type="float" office:value="30675" calcext:value-type="float">
            <text:p>30,675 </text:p>
          </table:table-cell>
          <table:table-cell table:style-name="ce15" table:formula="of:=[.Q93]" office:value-type="float" office:value="30675" calcext:value-type="float">
            <text:p>30,675 </text:p>
          </table:table-cell>
          <table:table-cell table:style-name="ce62" table:formula="of:=SUM([.F18:.Q18])" office:value-type="float" office:value="296525" calcext:value-type="float">
            <text:p>296,525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0"/>
          <table:table-cell table:style-name="ce23" office:value-type="string" calcext:value-type="string">
            <text:p>Research &amp; Development</text:p>
          </table:table-cell>
          <table:table-cell table:style-name="ce3"/>
          <table:table-cell table:style-name="ce15" table:number-columns-repeated="2"/>
          <table:table-cell table:style-name="ce15" table:formula="of:=[.F104]" office:value-type="float" office:value="32616.6666666667" calcext:value-type="float">
            <text:p>32,617 </text:p>
          </table:table-cell>
          <table:table-cell table:style-name="ce15" table:formula="of:=[.G104]" office:value-type="float" office:value="32616.6666666667" calcext:value-type="float">
            <text:p>32,617 </text:p>
          </table:table-cell>
          <table:table-cell table:style-name="ce15" table:formula="of:=[.H104]" office:value-type="float" office:value="32616.6666666667" calcext:value-type="float">
            <text:p>32,617 </text:p>
          </table:table-cell>
          <table:table-cell table:style-name="ce15" table:formula="of:=[.I104]" office:value-type="float" office:value="41841.6666666667" calcext:value-type="float">
            <text:p>41,842 </text:p>
          </table:table-cell>
          <table:table-cell table:style-name="ce15" table:formula="of:=[.J104]" office:value-type="float" office:value="41841.6666666667" calcext:value-type="float">
            <text:p>41,842 </text:p>
          </table:table-cell>
          <table:table-cell table:style-name="ce15" table:formula="of:=[.K104]" office:value-type="float" office:value="41841.6666666667" calcext:value-type="float">
            <text:p>41,842 </text:p>
          </table:table-cell>
          <table:table-cell table:style-name="ce15" table:formula="of:=[.L104]" office:value-type="float" office:value="41841.6666666667" calcext:value-type="float">
            <text:p>41,842 </text:p>
          </table:table-cell>
          <table:table-cell table:style-name="ce15" table:formula="of:=[.M104]" office:value-type="float" office:value="41841.6666666667" calcext:value-type="float">
            <text:p>41,842 </text:p>
          </table:table-cell>
          <table:table-cell table:style-name="ce15" table:formula="of:=[.N104]" office:value-type="float" office:value="41841.6666666667" calcext:value-type="float">
            <text:p>41,842 </text:p>
          </table:table-cell>
          <table:table-cell table:style-name="ce15" table:formula="of:=[.O104]" office:value-type="float" office:value="41841.6666666667" calcext:value-type="float">
            <text:p>41,842 </text:p>
          </table:table-cell>
          <table:table-cell table:style-name="ce15" table:formula="of:=[.P104]" office:value-type="float" office:value="41841.6666666667" calcext:value-type="float">
            <text:p>41,842 </text:p>
          </table:table-cell>
          <table:table-cell table:style-name="ce15" table:formula="of:=[.Q104]" office:value-type="float" office:value="41841.6666666667" calcext:value-type="float">
            <text:p>41,842 </text:p>
          </table:table-cell>
          <table:table-cell table:style-name="ce62" table:formula="of:=SUM([.F19:.Q19])" office:value-type="float" office:value="474425" calcext:value-type="float">
            <text:p>474,425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0"/>
          <table:table-cell table:style-name="ce23" office:value-type="string" calcext:value-type="string">
            <text:p>General &amp; Administrative</text:p>
          </table:table-cell>
          <table:table-cell table:style-name="ce3"/>
          <table:table-cell table:style-name="ce15" table:number-columns-repeated="2"/>
          <table:table-cell table:style-name="ce47" table:formula="of:=[.F122]" office:value-type="float" office:value="52000" calcext:value-type="float">
            <text:p>52,000 </text:p>
          </table:table-cell>
          <table:table-cell table:style-name="ce47" table:formula="of:=[.G122]" office:value-type="float" office:value="52000" calcext:value-type="float">
            <text:p>52,000 </text:p>
          </table:table-cell>
          <table:table-cell table:style-name="ce47" table:formula="of:=[.H122]" office:value-type="float" office:value="54000" calcext:value-type="float">
            <text:p>54,000 </text:p>
          </table:table-cell>
          <table:table-cell table:style-name="ce47" table:formula="of:=[.I122]" office:value-type="float" office:value="64250" calcext:value-type="float">
            <text:p>64,250 </text:p>
          </table:table-cell>
          <table:table-cell table:style-name="ce47" table:formula="of:=[.J122]" office:value-type="float" office:value="64250" calcext:value-type="float">
            <text:p>64,250 </text:p>
          </table:table-cell>
          <table:table-cell table:style-name="ce47" table:formula="of:=[.K122]" office:value-type="float" office:value="66250" calcext:value-type="float">
            <text:p>66,250 </text:p>
          </table:table-cell>
          <table:table-cell table:style-name="ce47" table:formula="of:=[.L122]" office:value-type="float" office:value="64250" calcext:value-type="float">
            <text:p>64,250 </text:p>
          </table:table-cell>
          <table:table-cell table:style-name="ce47" table:formula="of:=[.M122]" office:value-type="float" office:value="64250" calcext:value-type="float">
            <text:p>64,250 </text:p>
          </table:table-cell>
          <table:table-cell table:style-name="ce47" table:formula="of:=[.N122]" office:value-type="float" office:value="66250" calcext:value-type="float">
            <text:p>66,250 </text:p>
          </table:table-cell>
          <table:table-cell table:style-name="ce47" table:formula="of:=[.O122]" office:value-type="float" office:value="64250" calcext:value-type="float">
            <text:p>64,250 </text:p>
          </table:table-cell>
          <table:table-cell table:style-name="ce47" table:formula="of:=[.P122]" office:value-type="float" office:value="64250" calcext:value-type="float">
            <text:p>64,250 </text:p>
          </table:table-cell>
          <table:table-cell table:style-name="ce47" table:formula="of:=[.Q122]" office:value-type="float" office:value="66250" calcext:value-type="float">
            <text:p>66,250 </text:p>
          </table:table-cell>
          <table:table-cell table:style-name="ce63" table:formula="of:=SUM([.F20:.Q20])" office:value-type="float" office:value="742250" calcext:value-type="float">
            <text:p>742,25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0"/>
          <table:table-cell table:style-name="ce3" table:number-columns-repeated="2"/>
          <table:table-cell table:style-name="ce15" table:number-columns-repeated="2"/>
          <table:table-cell table:style-name="ce16" table:formula="of:=SUM([.F17:.F20])" office:value-type="float" office:value="139259.166666667" calcext:value-type="float">
            <text:p>139,259 </text:p>
          </table:table-cell>
          <table:table-cell table:style-name="ce16" table:formula="of:=SUM([.G17:.G20])" office:value-type="float" office:value="139229.166666667" calcext:value-type="float">
            <text:p>139,229 </text:p>
          </table:table-cell>
          <table:table-cell table:style-name="ce16" table:formula="of:=SUM([.H17:.H20])" office:value-type="float" office:value="142229.166666667" calcext:value-type="float">
            <text:p>142,229 </text:p>
          </table:table-cell>
          <table:table-cell table:style-name="ce16" table:formula="of:=SUM([.I17:.I20])" office:value-type="float" office:value="164809.166666667" calcext:value-type="float">
            <text:p>164,809 </text:p>
          </table:table-cell>
          <table:table-cell table:style-name="ce16" table:formula="of:=SUM([.J17:.J20])" office:value-type="float" office:value="164779.166666667" calcext:value-type="float">
            <text:p>164,779 </text:p>
          </table:table-cell>
          <table:table-cell table:style-name="ce16" table:formula="of:=SUM([.K17:.K20])" office:value-type="float" office:value="166884.166666667" calcext:value-type="float">
            <text:p>166,884 </text:p>
          </table:table-cell>
          <table:table-cell table:style-name="ce16" table:formula="of:=SUM([.L17:.L20])" office:value-type="float" office:value="164854.166666667" calcext:value-type="float">
            <text:p>164,854 </text:p>
          </table:table-cell>
          <table:table-cell table:style-name="ce16" table:formula="of:=SUM([.M17:.M20])" office:value-type="float" office:value="178079.166666667" calcext:value-type="float">
            <text:p>178,079 </text:p>
          </table:table-cell>
          <table:table-cell table:style-name="ce16" table:formula="of:=SUM([.N17:.N20])" office:value-type="float" office:value="180184.166666667" calcext:value-type="float">
            <text:p>180,184 </text:p>
          </table:table-cell>
          <table:table-cell table:style-name="ce16" table:formula="of:=SUM([.O17:.O20])" office:value-type="float" office:value="180154.166666667" calcext:value-type="float">
            <text:p>180,154 </text:p>
          </table:table-cell>
          <table:table-cell table:style-name="ce16" table:formula="of:=SUM([.P17:.P20])" office:value-type="float" office:value="180154.166666667" calcext:value-type="float">
            <text:p>180,154 </text:p>
          </table:table-cell>
          <table:table-cell table:style-name="ce16" table:formula="of:=SUM([.Q17:.Q20])" office:value-type="float" office:value="182259.166666667" calcext:value-type="float">
            <text:p>182,259 </text:p>
          </table:table-cell>
          <table:table-cell table:style-name="ce64" table:formula="of:=SUM([.F21:.Q21])" office:value-type="float" office:value="1982875" calcext:value-type="float">
            <text:p>1,982,875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0"/>
          <table:table-cell table:style-name="ce3" table:number-columns-repeated="2"/>
          <table:table-cell table:style-name="ce15" table:number-columns-repeated="2"/>
          <table:table-cell table:style-name="ce16" table:number-columns-repeated="12"/>
          <table:table-cell table:style-name="ce64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0" office:value-type="string" calcext:value-type="string">
            <text:p>Operating Income (Expense)</text:p>
          </table:table-cell>
          <table:table-cell table:style-name="ce3" table:number-columns-repeated="2"/>
          <table:table-cell table:style-name="ce15" table:number-columns-repeated="2"/>
          <table:table-cell table:style-name="ce16" table:formula="of:=[.F15]-[.F21]" office:value-type="float" office:value="-143134.166666667" calcext:value-type="float">
            <text:p>(143,134)</text:p>
          </table:table-cell>
          <table:table-cell table:style-name="ce16" table:formula="of:=[.G15]-[.G21]" office:value-type="float" office:value="-143729.166666667" calcext:value-type="float">
            <text:p>(143,729)</text:p>
          </table:table-cell>
          <table:table-cell table:style-name="ce16" table:formula="of:=[.H15]-[.H21]" office:value-type="float" office:value="-147154.166666667" calcext:value-type="float">
            <text:p>(147,154)</text:p>
          </table:table-cell>
          <table:table-cell table:style-name="ce16" table:formula="of:=[.I15]-[.I21]" office:value-type="float" office:value="-170034.166666667" calcext:value-type="float">
            <text:p>(170,034)</text:p>
          </table:table-cell>
          <table:table-cell table:style-name="ce16" table:formula="of:=[.J15]-[.J21]" office:value-type="float" office:value="-173054.166666667" calcext:value-type="float">
            <text:p>(173,054)</text:p>
          </table:table-cell>
          <table:table-cell table:style-name="ce16" table:formula="of:=[.K15]-[.K21]" office:value-type="float" office:value="-175884.166666667" calcext:value-type="float">
            <text:p>(175,884)</text:p>
          </table:table-cell>
          <table:table-cell table:style-name="ce16" table:formula="of:=[.L15]-[.L21]" office:value-type="float" office:value="-175329.166666667" calcext:value-type="float">
            <text:p>(175,329)</text:p>
          </table:table-cell>
          <table:table-cell table:style-name="ce16" table:formula="of:=[.M15]-[.M21]" office:value-type="float" office:value="-189829.166666667" calcext:value-type="float">
            <text:p>(189,829)</text:p>
          </table:table-cell>
          <table:table-cell table:style-name="ce16" table:formula="of:=[.N15]-[.N21]" office:value-type="float" office:value="-194084.166666667" calcext:value-type="float">
            <text:p>(194,084)</text:p>
          </table:table-cell>
          <table:table-cell table:style-name="ce16" table:formula="of:=[.O15]-[.O21]" office:value-type="float" office:value="-195954.166666667" calcext:value-type="float">
            <text:p>(195,954)</text:p>
          </table:table-cell>
          <table:table-cell table:style-name="ce16" table:formula="of:=[.P15]-[.P21]" office:value-type="float" office:value="-198654.166666667" calcext:value-type="float">
            <text:p>(198,654)</text:p>
          </table:table-cell>
          <table:table-cell table:style-name="ce16" table:formula="of:=[.Q15]-[.Q21]" office:value-type="float" office:value="-202334.166666667" calcext:value-type="float">
            <text:p>(202,334)</text:p>
          </table:table-cell>
          <table:table-cell table:style-name="ce64" table:formula="of:=SUM([.F23:.Q23])" office:value-type="float" office:value="-2109175" calcext:value-type="float">
            <text:p>(2,109,175)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0"/>
          <table:table-cell table:style-name="ce3" table:number-columns-repeated="2"/>
          <table:table-cell table:style-name="ce15" table:number-columns-repeated="2"/>
          <table:table-cell table:style-name="ce16" table:number-columns-repeated="12"/>
          <table:table-cell table:style-name="ce64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0" office:value-type="string" calcext:value-type="string">
            <text:p>Working Capital</text:p>
          </table:table-cell>
          <table:table-cell table:style-name="ce3" table:number-columns-repeated="2"/>
          <table:table-cell table:style-name="ce15" table:number-columns-repeated="2"/>
          <table:table-cell table:style-name="ce16" table:formula="of:=[.F13]-(0.5*[.F14])" office:value-type="float" office:value="-1587.5" calcext:value-type="float">
            <text:p>(1,588)</text:p>
          </table:table-cell>
          <table:table-cell table:style-name="ce16" table:formula="of:=[.G13]-(0.5*[.G14])" office:value-type="float" office:value="-2000" calcext:value-type="float">
            <text:p>(2,000)</text:p>
          </table:table-cell>
          <table:table-cell table:style-name="ce16" table:formula="of:=[.H13]-(0.5*[.H14])" office:value-type="float" office:value="-2212.5" calcext:value-type="float">
            <text:p>(2,213)</text:p>
          </table:table-cell>
          <table:table-cell table:style-name="ce16" table:formula="of:=[.I13]-(0.5*[.I14])" office:value-type="float" office:value="-2012.5" calcext:value-type="float">
            <text:p>(2,013)</text:p>
          </table:table-cell>
          <table:table-cell table:style-name="ce16" table:formula="of:=[.J13]-(0.5*[.J14])" office:value-type="float" office:value="-3637.5" calcext:value-type="float">
            <text:p>(3,638)</text:p>
          </table:table-cell>
          <table:table-cell table:style-name="ce16" table:formula="of:=[.K13]-(0.5*[.K14])" office:value-type="float" office:value="-3650" calcext:value-type="float">
            <text:p>(3,650)</text:p>
          </table:table-cell>
          <table:table-cell table:style-name="ce16" table:formula="of:=[.L13]-(0.5*[.L14])" office:value-type="float" office:value="-4487.5" calcext:value-type="float">
            <text:p>(4,488)</text:p>
          </table:table-cell>
          <table:table-cell table:style-name="ce16" table:formula="of:=[.M13]-(0.5*[.M14])" office:value-type="float" office:value="-5125" calcext:value-type="float">
            <text:p>(5,125)</text:p>
          </table:table-cell>
          <table:table-cell table:style-name="ce16" table:formula="of:=[.N13]-(0.5*[.N14])" office:value-type="float" office:value="-5850" calcext:value-type="float">
            <text:p>(5,850)</text:p>
          </table:table-cell>
          <table:table-cell table:style-name="ce16" table:formula="of:=[.O13]-(0.5*[.O14])" office:value-type="float" office:value="-6900" calcext:value-type="float">
            <text:p>(6,900)</text:p>
          </table:table-cell>
          <table:table-cell table:style-name="ce16" table:formula="of:=[.P13]-(0.5*[.P14])" office:value-type="float" office:value="-8250" calcext:value-type="float">
            <text:p>(8,250)</text:p>
          </table:table-cell>
          <table:table-cell table:style-name="ce16" table:formula="of:=[.Q13]-(0.5*[.Q14])" office:value-type="float" office:value="-8687.5" calcext:value-type="float">
            <text:p>(8,688)</text:p>
          </table:table-cell>
          <table:table-cell table:style-name="ce64" table:formula="of:=SUM([.F25:.Q25])" office:value-type="float" office:value="-54400" calcext:value-type="float">
            <text:p>(54,400)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0"/>
          <table:table-cell table:style-name="ce3" table:number-columns-repeated="2"/>
          <table:table-cell table:style-name="ce15" table:number-columns-repeated="2"/>
          <table:table-cell table:style-name="ce16" table:number-columns-repeated="12"/>
          <table:table-cell table:style-name="ce64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1" office:value-type="string" calcext:value-type="string">
            <text:p>Beginning Cash Balance</text:p>
          </table:table-cell>
          <table:table-cell table:style-name="ce3" table:number-columns-repeated="2"/>
          <table:table-cell table:style-name="ce36"/>
          <table:table-cell table:style-name="ce15"/>
          <table:table-cell table:style-name="ce16" table:formula="of:=[.D31]" office:value-type="float" office:value="1500000" calcext:value-type="float">
            <text:p>1,500,000 </text:p>
          </table:table-cell>
          <table:table-cell table:style-name="ce16" table:formula="of:=[.F31]" office:value-type="float" office:value="1358453.33333333" calcext:value-type="float">
            <text:p>1,358,453 </text:p>
          </table:table-cell>
          <table:table-cell table:style-name="ce16" table:formula="of:=[.G31]" office:value-type="float" office:value="1215136.66666667" calcext:value-type="float">
            <text:p>1,215,137 </text:p>
          </table:table-cell>
          <table:table-cell table:style-name="ce16" table:formula="of:=[.H31]" office:value-type="float" office:value="1068195" calcext:value-type="float">
            <text:p>1,068,195 </text:p>
          </table:table-cell>
          <table:table-cell table:style-name="ce16" table:formula="of:=[.I31]" office:value-type="float" office:value="897960.833333333" calcext:value-type="float">
            <text:p>897,961 </text:p>
          </table:table-cell>
          <table:table-cell table:style-name="ce16" table:formula="of:=[.J31]" office:value-type="float" office:value="726531.666666666" calcext:value-type="float">
            <text:p>726,532 </text:p>
          </table:table-cell>
          <table:table-cell table:style-name="ce16" table:formula="of:=[.K31]" office:value-type="float" office:value="550660" calcext:value-type="float">
            <text:p>550,660 </text:p>
          </table:table-cell>
          <table:table-cell table:style-name="ce16" table:formula="of:=[.L31]" office:value-type="float" office:value="1376168.33333333" calcext:value-type="float">
            <text:p>1,376,168 </text:p>
          </table:table-cell>
          <table:table-cell table:style-name="ce16" table:formula="of:=[.M31]" office:value-type="float" office:value="1186976.66666667" calcext:value-type="float">
            <text:p>1,186,977 </text:p>
          </table:table-cell>
          <table:table-cell table:style-name="ce16" table:formula="of:=[.N31]" office:value-type="float" office:value="993617.5" calcext:value-type="float">
            <text:p>993,618 </text:p>
          </table:table-cell>
          <table:table-cell table:style-name="ce16" table:formula="of:=[.O31]" office:value-type="float" office:value="798713.333333333" calcext:value-type="float">
            <text:p>798,713 </text:p>
          </table:table-cell>
          <table:table-cell table:style-name="ce16" table:formula="of:=[.P31]" office:value-type="float" office:value="601409.166666666" calcext:value-type="float">
            <text:p>601,409 </text:p>
          </table:table-cell>
          <table:table-cell table:style-name="ce64" table:formula="of:=[.D31]" office:value-type="float" office:value="1500000" calcext:value-type="float">
            <text:p>1,500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0"/>
          <table:table-cell table:style-name="ce3" office:value-type="string" calcext:value-type="string">
            <text:p>less: Operating Expenses</text:p>
          </table:table-cell>
          <table:table-cell table:style-name="ce3"/>
          <table:table-cell table:style-name="ce15" table:number-columns-repeated="2"/>
          <table:table-cell table:style-name="ce15" table:formula="of:=[.F23]" office:value-type="float" office:value="-143134.166666667" calcext:value-type="float">
            <text:p>(143,134)</text:p>
          </table:table-cell>
          <table:table-cell table:style-name="ce15" table:formula="of:=[.G23]" office:value-type="float" office:value="-143729.166666667" calcext:value-type="float">
            <text:p>(143,729)</text:p>
          </table:table-cell>
          <table:table-cell table:style-name="ce15" table:formula="of:=[.H23]" office:value-type="float" office:value="-147154.166666667" calcext:value-type="float">
            <text:p>(147,154)</text:p>
          </table:table-cell>
          <table:table-cell table:style-name="ce15" table:formula="of:=[.I23]" office:value-type="float" office:value="-170034.166666667" calcext:value-type="float">
            <text:p>(170,034)</text:p>
          </table:table-cell>
          <table:table-cell table:style-name="ce15" table:formula="of:=[.J23]" office:value-type="float" office:value="-173054.166666667" calcext:value-type="float">
            <text:p>(173,054)</text:p>
          </table:table-cell>
          <table:table-cell table:style-name="ce15" table:formula="of:=[.K23]" office:value-type="float" office:value="-175884.166666667" calcext:value-type="float">
            <text:p>(175,884)</text:p>
          </table:table-cell>
          <table:table-cell table:style-name="ce15" table:formula="of:=[.L23]" office:value-type="float" office:value="-175329.166666667" calcext:value-type="float">
            <text:p>(175,329)</text:p>
          </table:table-cell>
          <table:table-cell table:style-name="ce15" table:formula="of:=[.M23]" office:value-type="float" office:value="-189829.166666667" calcext:value-type="float">
            <text:p>(189,829)</text:p>
          </table:table-cell>
          <table:table-cell table:style-name="ce15" table:formula="of:=[.N23]" office:value-type="float" office:value="-194084.166666667" calcext:value-type="float">
            <text:p>(194,084)</text:p>
          </table:table-cell>
          <table:table-cell table:style-name="ce15" table:formula="of:=[.O23]" office:value-type="float" office:value="-195954.166666667" calcext:value-type="float">
            <text:p>(195,954)</text:p>
          </table:table-cell>
          <table:table-cell table:style-name="ce15" table:formula="of:=[.P23]" office:value-type="float" office:value="-198654.166666667" calcext:value-type="float">
            <text:p>(198,654)</text:p>
          </table:table-cell>
          <table:table-cell table:style-name="ce15" table:formula="of:=[.Q23]" office:value-type="float" office:value="-202334.166666667" calcext:value-type="float">
            <text:p>(202,334)</text:p>
          </table:table-cell>
          <table:table-cell table:style-name="ce62" table:formula="of:=SUM([.F28:.Q28])" office:value-type="float" office:value="-2109175" calcext:value-type="float">
            <text:p>(2,109,175)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0"/>
          <table:table-cell table:style-name="ce3" office:value-type="string" calcext:value-type="string">
            <text:p>less: Change in Working Capital</text:p>
          </table:table-cell>
          <table:table-cell table:style-name="ce3"/>
          <table:table-cell table:style-name="ce15" table:number-columns-repeated="2"/>
          <table:table-cell table:style-name="ce15" table:formula="of:=0-[.F25]" office:value-type="float" office:value="1587.5" calcext:value-type="float">
            <text:p>1,588 </text:p>
          </table:table-cell>
          <table:table-cell table:style-name="ce15" table:formula="of:=[.F25]-[.G25]" office:value-type="float" office:value="412.5" calcext:value-type="float">
            <text:p>413 </text:p>
          </table:table-cell>
          <table:table-cell table:style-name="ce15" table:formula="of:=[.G25]-[.H25]" office:value-type="float" office:value="212.5" calcext:value-type="float">
            <text:p>213 </text:p>
          </table:table-cell>
          <table:table-cell table:style-name="ce15" table:formula="of:=[.H25]-[.I25]" office:value-type="float" office:value="-200" calcext:value-type="float">
            <text:p>(200)</text:p>
          </table:table-cell>
          <table:table-cell table:style-name="ce15" table:formula="of:=[.I25]-[.J25]" office:value-type="float" office:value="1625" calcext:value-type="float">
            <text:p>1,625 </text:p>
          </table:table-cell>
          <table:table-cell table:style-name="ce15" table:formula="of:=[.J25]-[.K25]" office:value-type="float" office:value="12.5" calcext:value-type="float">
            <text:p>13 </text:p>
          </table:table-cell>
          <table:table-cell table:style-name="ce15" table:formula="of:=[.K25]-[.L25]" office:value-type="float" office:value="837.5" calcext:value-type="float">
            <text:p>838 </text:p>
          </table:table-cell>
          <table:table-cell table:style-name="ce15" table:formula="of:=[.L25]-[.M25]" office:value-type="float" office:value="637.5" calcext:value-type="float">
            <text:p>638 </text:p>
          </table:table-cell>
          <table:table-cell table:style-name="ce15" table:formula="of:=[.M25]-[.N25]" office:value-type="float" office:value="725" calcext:value-type="float">
            <text:p>725 </text:p>
          </table:table-cell>
          <table:table-cell table:style-name="ce15" table:formula="of:=[.N25]-[.O25]" office:value-type="float" office:value="1050" calcext:value-type="float">
            <text:p>1,050 </text:p>
          </table:table-cell>
          <table:table-cell table:style-name="ce15" table:formula="of:=[.O25]-[.P25]" office:value-type="float" office:value="1350" calcext:value-type="float">
            <text:p>1,350 </text:p>
          </table:table-cell>
          <table:table-cell table:style-name="ce15" table:formula="of:=[.P25]-[.Q25]" office:value-type="float" office:value="437.5" calcext:value-type="float">
            <text:p>438 </text:p>
          </table:table-cell>
          <table:table-cell table:style-name="ce62" table:formula="of:=SUM([.F29:.Q29])" office:value-type="float" office:value="8687.5" calcext:value-type="float">
            <text:p>8,688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0"/>
          <table:table-cell table:style-name="ce3" office:value-type="string" calcext:value-type="string">
            <text:p>plus: Equity Financing</text:p>
          </table:table-cell>
          <table:table-cell table:style-name="ce3"/>
          <table:table-cell table:style-name="ce37" table:formula="of:=EDATE([.F4];[.D2])" office:value-type="date" office:date-value="2019-12-01" calcext:value-type="date">
            <text:p>Dec-19</text:p>
          </table:table-cell>
          <table:table-cell table:style-name="ce15"/>
          <table:table-cell table:number-columns-repeated="6" table:style-name="ce48" office:value-type="float" office:value="0" calcext:value-type="float">
            <text:p>0 </text:p>
          </table:table-cell>
          <table:table-cell table:style-name="ce48" office:value-type="float" office:value="1000000" calcext:value-type="float">
            <text:p>1,000,000 </text:p>
          </table:table-cell>
          <table:table-cell table:number-columns-repeated="5" table:style-name="ce48" office:value-type="float" office:value="0" calcext:value-type="float">
            <text:p>0 </text:p>
          </table:table-cell>
          <table:table-cell table:style-name="ce63" table:formula="of:=SUM([.F30:.Q30])" office:value-type="float" office:value="1000000" calcext:value-type="float">
            <text:p>1,000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1" office:value-type="string" calcext:value-type="string">
            <text:p>Ending Cash Balance</text:p>
          </table:table-cell>
          <table:table-cell table:style-name="ce3" table:number-columns-repeated="2"/>
          <table:table-cell table:style-name="ce27" office:value-type="float" office:value="1500000" calcext:value-type="float">
            <text:p>1,500,000 </text:p>
          </table:table-cell>
          <table:table-cell table:style-name="ce15"/>
          <table:table-cell table:style-name="ce16" table:formula="of:=SUM([.F27:.F30])" office:value-type="float" office:value="1358453.33333333" calcext:value-type="float">
            <text:p>1,358,453 </text:p>
          </table:table-cell>
          <table:table-cell table:style-name="ce16" table:formula="of:=SUM([.G27:.G30])" office:value-type="float" office:value="1215136.66666667" calcext:value-type="float">
            <text:p>1,215,137 </text:p>
          </table:table-cell>
          <table:table-cell table:style-name="ce16" table:formula="of:=SUM([.H27:.H30])" office:value-type="float" office:value="1068195" calcext:value-type="float">
            <text:p>1,068,195 </text:p>
          </table:table-cell>
          <table:table-cell table:style-name="ce16" table:formula="of:=SUM([.I27:.I30])" office:value-type="float" office:value="897960.833333333" calcext:value-type="float">
            <text:p>897,961 </text:p>
          </table:table-cell>
          <table:table-cell table:style-name="ce16" table:formula="of:=SUM([.J27:.J30])" office:value-type="float" office:value="726531.666666666" calcext:value-type="float">
            <text:p>726,532 </text:p>
          </table:table-cell>
          <table:table-cell table:style-name="ce16" table:formula="of:=SUM([.K27:.K30])" office:value-type="float" office:value="550660" calcext:value-type="float">
            <text:p>550,660 </text:p>
          </table:table-cell>
          <table:table-cell table:style-name="ce16" table:formula="of:=SUM([.L27:.L30])" office:value-type="float" office:value="1376168.33333333" calcext:value-type="float">
            <text:p>1,376,168 </text:p>
          </table:table-cell>
          <table:table-cell table:style-name="ce16" table:formula="of:=SUM([.M27:.M30])" office:value-type="float" office:value="1186976.66666667" calcext:value-type="float">
            <text:p>1,186,977 </text:p>
          </table:table-cell>
          <table:table-cell table:style-name="ce16" table:formula="of:=SUM([.N27:.N30])" office:value-type="float" office:value="993617.5" calcext:value-type="float">
            <text:p>993,618 </text:p>
          </table:table-cell>
          <table:table-cell table:style-name="ce16" table:formula="of:=SUM([.O27:.O30])" office:value-type="float" office:value="798713.333333333" calcext:value-type="float">
            <text:p>798,713 </text:p>
          </table:table-cell>
          <table:table-cell table:style-name="ce16" table:formula="of:=SUM([.P27:.P30])" office:value-type="float" office:value="601409.166666666" calcext:value-type="float">
            <text:p>601,409 </text:p>
          </table:table-cell>
          <table:table-cell table:style-name="ce16" table:formula="of:=SUM([.Q27:.Q30])" office:value-type="float" office:value="399512.5" calcext:value-type="float">
            <text:p>399,513 </text:p>
          </table:table-cell>
          <table:table-cell table:style-name="ce64" table:formula="of:=[.Q31]" office:value-type="float" office:value="399512.5" calcext:value-type="float">
            <text:p>399,513 </text:p>
          </table:table-cell>
          <table:table-cell table:style-name="ce3"/>
          <table:table-cell table:style-name="ce15"/>
          <table:table-cell table:style-name="ce3" table:number-columns-repeated="6"/>
          <table:table-cell table:number-columns-repeated="998"/>
        </table:table-row>
        <table:table-row table:style-name="ro2">
          <table:table-cell table:style-name="ce10"/>
          <table:table-cell table:style-name="ce3" table:number-columns-repeated="2"/>
          <table:table-cell table:style-name="ce15" table:number-columns-repeated="2"/>
          <table:table-cell table:style-name="ce16" table:number-columns-repeated="12"/>
          <table:table-cell table:style-name="ce64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1" office:value-type="string" calcext:value-type="string">
            <text:p>Monthly Burn Rate</text:p>
          </table:table-cell>
          <table:table-cell table:style-name="ce3" table:number-columns-repeated="2"/>
          <table:table-cell table:style-name="ce15" table:number-columns-repeated="2"/>
          <table:table-cell table:style-name="ce16" table:formula="of:=[.F28]+[.F29]" office:value-type="float" office:value="-141546.666666667" calcext:value-type="float">
            <text:p>(141,547)</text:p>
          </table:table-cell>
          <table:table-cell table:style-name="ce16" table:formula="of:=[.G28]+[.G29]" office:value-type="float" office:value="-143316.666666667" calcext:value-type="float">
            <text:p>(143,317)</text:p>
          </table:table-cell>
          <table:table-cell table:style-name="ce16" table:formula="of:=[.H28]+[.H29]" office:value-type="float" office:value="-146941.666666667" calcext:value-type="float">
            <text:p>(146,942)</text:p>
          </table:table-cell>
          <table:table-cell table:style-name="ce16" table:formula="of:=[.I28]+[.I29]" office:value-type="float" office:value="-170234.166666667" calcext:value-type="float">
            <text:p>(170,234)</text:p>
          </table:table-cell>
          <table:table-cell table:style-name="ce16" table:formula="of:=[.J28]+[.J29]" office:value-type="float" office:value="-171429.166666667" calcext:value-type="float">
            <text:p>(171,429)</text:p>
          </table:table-cell>
          <table:table-cell table:style-name="ce16" table:formula="of:=[.K28]+[.K29]" office:value-type="float" office:value="-175871.666666667" calcext:value-type="float">
            <text:p>(175,872)</text:p>
          </table:table-cell>
          <table:table-cell table:style-name="ce16" table:formula="of:=[.L28]+[.L29]" office:value-type="float" office:value="-174491.666666667" calcext:value-type="float">
            <text:p>(174,492)</text:p>
          </table:table-cell>
          <table:table-cell table:style-name="ce16" table:formula="of:=[.M28]+[.M29]" office:value-type="float" office:value="-189191.666666667" calcext:value-type="float">
            <text:p>(189,192)</text:p>
          </table:table-cell>
          <table:table-cell table:style-name="ce16" table:formula="of:=[.N28]+[.N29]" office:value-type="float" office:value="-193359.166666667" calcext:value-type="float">
            <text:p>(193,359)</text:p>
          </table:table-cell>
          <table:table-cell table:style-name="ce16" table:formula="of:=[.O28]+[.O29]" office:value-type="float" office:value="-194904.166666667" calcext:value-type="float">
            <text:p>(194,904)</text:p>
          </table:table-cell>
          <table:table-cell table:style-name="ce16" table:formula="of:=[.P28]+[.P29]" office:value-type="float" office:value="-197304.166666667" calcext:value-type="float">
            <text:p>(197,304)</text:p>
          </table:table-cell>
          <table:table-cell table:style-name="ce16" table:formula="of:=[.Q28]+[.Q29]" office:value-type="float" office:value="-201896.666666667" calcext:value-type="float">
            <text:p>(201,897)</text:p>
          </table:table-cell>
          <table:table-cell table:style-name="ce64" table:formula="of:=SUM([.F33:.Q33])" office:value-type="float" office:value="-2100487.5" calcext:value-type="float">
            <text:p>(2,100,488)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2" office:value-type="string" calcext:value-type="string">
            <text:p>Months Cash Available</text:p>
          </table:table-cell>
          <table:table-cell table:style-name="ce24" table:number-columns-repeated="2"/>
          <table:table-cell table:style-name="ce38" table:number-columns-repeated="2"/>
          <table:table-cell table:style-name="ce49" table:formula="of:=[.F31]/-[.F33]" office:value-type="float" office:value="9.59721175584024" calcext:value-type="float">
            <text:p>10 </text:p>
          </table:table-cell>
          <table:table-cell table:style-name="ce49" table:formula="of:=[.G31]/-[.G33]" office:value-type="float" office:value="8.47868356785673" calcext:value-type="float">
            <text:p>8 </text:p>
          </table:table-cell>
          <table:table-cell table:style-name="ce49" table:formula="of:=[.H31]/-[.H33]" office:value-type="float" office:value="7.26951738218114" calcext:value-type="float">
            <text:p>7 </text:p>
          </table:table-cell>
          <table:table-cell table:style-name="ce49" table:formula="of:=[.I31]/-[.I33]" office:value-type="float" office:value="5.2748566924971" calcext:value-type="float">
            <text:p>5 </text:p>
          </table:table-cell>
          <table:table-cell table:style-name="ce49" table:formula="of:=[.J31]/-[.J33]" office:value-type="float" office:value="4.23808667331016" calcext:value-type="float">
            <text:p>4 </text:p>
          </table:table-cell>
          <table:table-cell table:style-name="ce49" table:formula="of:=[.K31]/-[.K33]" office:value-type="float" office:value="3.13103304492859" calcext:value-type="float">
            <text:p>3 </text:p>
          </table:table-cell>
          <table:table-cell table:style-name="ce49" table:formula="of:=[.L31]/-[.L33]" office:value-type="float" office:value="7.88672811500071" calcext:value-type="float">
            <text:p>8 </text:p>
          </table:table-cell>
          <table:table-cell table:style-name="ce49" table:formula="of:=[.M31]/-[.M33]" office:value-type="float" office:value="6.27393736510593" calcext:value-type="float">
            <text:p>6 </text:p>
          </table:table-cell>
          <table:table-cell table:style-name="ce49" table:formula="of:=[.N31]/-[.N33]" office:value-type="float" office:value="5.13871422353048" calcext:value-type="float">
            <text:p>5 </text:p>
          </table:table-cell>
          <table:table-cell table:style-name="ce49" table:formula="of:=[.O31]/-[.O33]" office:value-type="float" office:value="4.09797977638583" calcext:value-type="float">
            <text:p>4 </text:p>
          </table:table-cell>
          <table:table-cell table:style-name="ce49" table:formula="of:=[.P31]/-[.P33]" office:value-type="float" office:value="3.0481321141216" calcext:value-type="float">
            <text:p>3 </text:p>
          </table:table-cell>
          <table:table-cell table:style-name="ce49" table:formula="of:=[.Q31]/-[.Q33]" office:value-type="float" office:value="1.97879690931004" calcext:value-type="float">
            <text:p>2 </text:p>
          </table:table-cell>
          <table:table-cell table:style-name="ce65"/>
          <table:table-cell table:style-name="ce3" table:number-columns-repeated="8"/>
          <table:table-cell table:number-columns-repeated="998"/>
        </table:table-row>
        <table:table-row table:style-name="ro2" table:number-rows-repeated="2">
          <table:table-cell table:style-name="ce3" table:number-columns-repeated="3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3" office:value-type="string" calcext:value-type="string">
            <text:p>New Subcriptions</text:p>
          </table:table-cell>
          <table:table-cell table:style-name="ce3" table:number-columns-repeated="2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Product 1</text:p>
          </table:table-cell>
          <table:table-cell table:style-name="ce17"/>
          <table:table-cell table:style-name="ce15" table:number-columns-repeated="2"/>
          <table:table-cell table:style-name="ce27" office:value-type="float" office:value="1" calcext:value-type="float">
            <text:p>1 </text:p>
          </table:table-cell>
          <table:table-cell table:number-columns-repeated="2" table:style-name="ce27" office:value-type="float" office:value="0" calcext:value-type="float">
            <text:p>0 </text:p>
          </table:table-cell>
          <table:table-cell table:style-name="ce27" office:value-type="float" office:value="1" calcext:value-type="float">
            <text:p>1 </text:p>
          </table:table-cell>
          <table:table-cell table:style-name="ce27" office:value-type="float" office:value="0" calcext:value-type="float">
            <text:p>0 </text:p>
          </table:table-cell>
          <table:table-cell table:style-name="ce27" office:value-type="float" office:value="1" calcext:value-type="float">
            <text:p>1 </text:p>
          </table:table-cell>
          <table:table-cell table:number-columns-repeated="2" table:style-name="ce27" office:value-type="float" office:value="0" calcext:value-type="float">
            <text:p>0 </text:p>
          </table:table-cell>
          <table:table-cell table:style-name="ce27" office:value-type="float" office:value="1" calcext:value-type="float">
            <text:p>1 </text:p>
          </table:table-cell>
          <table:table-cell table:number-columns-repeated="2" table:style-name="ce27" office:value-type="float" office:value="0" calcext:value-type="float">
            <text:p>0 </text:p>
          </table:table-cell>
          <table:table-cell table:style-name="ce27" office:value-type="float" office:value="1" calcext:value-type="float">
            <text:p>1 </text:p>
          </table:table-cell>
          <table:table-cell table:style-name="ce60" table:formula="of:=SUM([.F38:.Q38])" office:value-type="float" office:value="5" calcext:value-type="float">
            <text:p>5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Product 2</text:p>
          </table:table-cell>
          <table:table-cell table:style-name="ce17"/>
          <table:table-cell table:style-name="ce15" table:number-columns-repeated="2"/>
          <table:table-cell table:number-columns-repeated="3" table:style-name="ce27" office:value-type="float" office:value="5" calcext:value-type="float">
            <text:p>5 </text:p>
          </table:table-cell>
          <table:table-cell table:number-columns-repeated="2" table:style-name="ce27" office:value-type="float" office:value="10" calcext:value-type="float">
            <text:p>10 </text:p>
          </table:table-cell>
          <table:table-cell table:number-columns-repeated="3" table:style-name="ce27" office:value-type="float" office:value="15" calcext:value-type="float">
            <text:p>15 </text:p>
          </table:table-cell>
          <table:table-cell table:number-columns-repeated="3" table:style-name="ce27" office:value-type="float" office:value="20" calcext:value-type="float">
            <text:p>20 </text:p>
          </table:table-cell>
          <table:table-cell table:style-name="ce27" office:value-type="float" office:value="25" calcext:value-type="float">
            <text:p>25 </text:p>
          </table:table-cell>
          <table:table-cell table:style-name="ce60" table:formula="of:=SUM([.F39:.Q39])" office:value-type="float" office:value="165" calcext:value-type="float">
            <text:p>165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Product 3</text:p>
          </table:table-cell>
          <table:table-cell table:style-name="ce17"/>
          <table:table-cell table:style-name="ce15" table:number-columns-repeated="2"/>
          <table:table-cell table:number-columns-repeated="12" table:style-name="ce27" office:value-type="float" office:value="0" calcext:value-type="float">
            <text:p>0 </text:p>
          </table:table-cell>
          <table:table-cell table:style-name="ce60" table:formula="of:=SUM([.F40:.Q40])" office:value-type="float" office:value="0" calcext:value-type="float">
            <text:p>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3" office:value-type="string" calcext:value-type="string">
            <text:p>Cumulative Live Subscriptions</text:p>
          </table:table-cell>
          <table:table-cell table:style-name="ce3" table:number-columns-repeated="2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4"/>
          <table:table-cell table:style-name="ce17" office:value-type="string" calcext:value-type="string">
            <text:p>Product 1</text:p>
          </table:table-cell>
          <table:table-cell table:style-name="ce17"/>
          <table:table-cell table:style-name="ce15" table:number-columns-repeated="2"/>
          <table:table-cell table:style-name="ce15" table:formula="of:=[.F38]" office:value-type="float" office:value="1" calcext:value-type="float">
            <text:p>1 </text:p>
          </table:table-cell>
          <table:table-cell table:style-name="ce15" table:formula="of:=[.F43]+[.G38]" office:value-type="float" office:value="1" calcext:value-type="float">
            <text:p>1 </text:p>
          </table:table-cell>
          <table:table-cell table:style-name="ce15" table:formula="of:=[.G43]+[.H38]" office:value-type="float" office:value="1" calcext:value-type="float">
            <text:p>1 </text:p>
          </table:table-cell>
          <table:table-cell table:style-name="ce15" table:formula="of:=[.H43]+[.I38]" office:value-type="float" office:value="2" calcext:value-type="float">
            <text:p>2 </text:p>
          </table:table-cell>
          <table:table-cell table:style-name="ce15" table:formula="of:=[.I43]+[.J38]" office:value-type="float" office:value="2" calcext:value-type="float">
            <text:p>2 </text:p>
          </table:table-cell>
          <table:table-cell table:style-name="ce15" table:formula="of:=[.J43]+[.K38]" office:value-type="float" office:value="3" calcext:value-type="float">
            <text:p>3 </text:p>
          </table:table-cell>
          <table:table-cell table:style-name="ce15" table:formula="of:=[.K43]+[.L38]" office:value-type="float" office:value="3" calcext:value-type="float">
            <text:p>3 </text:p>
          </table:table-cell>
          <table:table-cell table:style-name="ce15" table:formula="of:=[.L43]+[.M38]" office:value-type="float" office:value="3" calcext:value-type="float">
            <text:p>3 </text:p>
          </table:table-cell>
          <table:table-cell table:style-name="ce15" table:formula="of:=[.M43]+[.N38]" office:value-type="float" office:value="4" calcext:value-type="float">
            <text:p>4 </text:p>
          </table:table-cell>
          <table:table-cell table:style-name="ce15" table:formula="of:=[.N43]+[.O38]" office:value-type="float" office:value="4" calcext:value-type="float">
            <text:p>4 </text:p>
          </table:table-cell>
          <table:table-cell table:style-name="ce15" table:formula="of:=[.O43]+[.P38]" office:value-type="float" office:value="4" calcext:value-type="float">
            <text:p>4 </text:p>
          </table:table-cell>
          <table:table-cell table:style-name="ce15" table:formula="of:=[.P43]+[.Q38]" office:value-type="float" office:value="5" calcext:value-type="float">
            <text:p>5 </text:p>
          </table:table-cell>
          <table:table-cell table:style-name="ce60" table:formula="of:=[.Q43]" office:value-type="float" office:value="5" calcext:value-type="float">
            <text:p>5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4"/>
          <table:table-cell table:style-name="ce17" office:value-type="string" calcext:value-type="string">
            <text:p>Product 2</text:p>
          </table:table-cell>
          <table:table-cell table:style-name="ce17"/>
          <table:table-cell table:style-name="ce15" table:number-columns-repeated="2"/>
          <table:table-cell table:style-name="ce15" table:formula="of:=[.F39]" office:value-type="float" office:value="5" calcext:value-type="float">
            <text:p>5 </text:p>
          </table:table-cell>
          <table:table-cell table:style-name="ce15" table:formula="of:=[.F44]+[.G39]" office:value-type="float" office:value="10" calcext:value-type="float">
            <text:p>10 </text:p>
          </table:table-cell>
          <table:table-cell table:style-name="ce15" table:formula="of:=[.G44]+[.H39]" office:value-type="float" office:value="15" calcext:value-type="float">
            <text:p>15 </text:p>
          </table:table-cell>
          <table:table-cell table:style-name="ce15" table:formula="of:=[.H44]+[.I39]" office:value-type="float" office:value="25" calcext:value-type="float">
            <text:p>25 </text:p>
          </table:table-cell>
          <table:table-cell table:style-name="ce15" table:formula="of:=[.I44]+[.J39]" office:value-type="float" office:value="35" calcext:value-type="float">
            <text:p>35 </text:p>
          </table:table-cell>
          <table:table-cell table:style-name="ce15" table:formula="of:=[.J44]+[.K39]" office:value-type="float" office:value="50" calcext:value-type="float">
            <text:p>50 </text:p>
          </table:table-cell>
          <table:table-cell table:style-name="ce15" table:formula="of:=[.K44]+[.L39]" office:value-type="float" office:value="65" calcext:value-type="float">
            <text:p>65 </text:p>
          </table:table-cell>
          <table:table-cell table:style-name="ce15" table:formula="of:=[.L44]+[.M39]" office:value-type="float" office:value="80" calcext:value-type="float">
            <text:p>80 </text:p>
          </table:table-cell>
          <table:table-cell table:style-name="ce15" table:formula="of:=[.M44]+[.N39]" office:value-type="float" office:value="100" calcext:value-type="float">
            <text:p>100 </text:p>
          </table:table-cell>
          <table:table-cell table:style-name="ce15" table:formula="of:=[.N44]+[.O39]" office:value-type="float" office:value="120" calcext:value-type="float">
            <text:p>120 </text:p>
          </table:table-cell>
          <table:table-cell table:style-name="ce15" table:formula="of:=[.O44]+[.P39]" office:value-type="float" office:value="140" calcext:value-type="float">
            <text:p>140 </text:p>
          </table:table-cell>
          <table:table-cell table:style-name="ce15" table:formula="of:=[.P44]+[.Q39]" office:value-type="float" office:value="165" calcext:value-type="float">
            <text:p>165 </text:p>
          </table:table-cell>
          <table:table-cell table:style-name="ce60" table:formula="of:=[.Q44]" office:value-type="float" office:value="165" calcext:value-type="float">
            <text:p>165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Product 3</text:p>
          </table:table-cell>
          <table:table-cell table:style-name="ce17"/>
          <table:table-cell table:style-name="ce15" table:number-columns-repeated="2"/>
          <table:table-cell table:style-name="ce15" table:formula="of:=[.F40]" office:value-type="float" office:value="0" calcext:value-type="float">
            <text:p>0 </text:p>
          </table:table-cell>
          <table:table-cell table:style-name="ce15" table:formula="of:=[.F45]+[.G40]" office:value-type="float" office:value="0" calcext:value-type="float">
            <text:p>0 </text:p>
          </table:table-cell>
          <table:table-cell table:style-name="ce15" table:formula="of:=[.G45]+[.H40]" office:value-type="float" office:value="0" calcext:value-type="float">
            <text:p>0 </text:p>
          </table:table-cell>
          <table:table-cell table:style-name="ce15" table:formula="of:=[.H45]+[.I40]" office:value-type="float" office:value="0" calcext:value-type="float">
            <text:p>0 </text:p>
          </table:table-cell>
          <table:table-cell table:style-name="ce15" table:formula="of:=[.I45]+[.J40]" office:value-type="float" office:value="0" calcext:value-type="float">
            <text:p>0 </text:p>
          </table:table-cell>
          <table:table-cell table:style-name="ce15" table:formula="of:=[.J45]+[.K40]" office:value-type="float" office:value="0" calcext:value-type="float">
            <text:p>0 </text:p>
          </table:table-cell>
          <table:table-cell table:style-name="ce15" table:formula="of:=[.K45]+[.L40]" office:value-type="float" office:value="0" calcext:value-type="float">
            <text:p>0 </text:p>
          </table:table-cell>
          <table:table-cell table:style-name="ce15" table:formula="of:=[.L45]+[.M40]" office:value-type="float" office:value="0" calcext:value-type="float">
            <text:p>0 </text:p>
          </table:table-cell>
          <table:table-cell table:style-name="ce15" table:formula="of:=[.M45]+[.N40]" office:value-type="float" office:value="0" calcext:value-type="float">
            <text:p>0 </text:p>
          </table:table-cell>
          <table:table-cell table:style-name="ce15" table:formula="of:=[.N45]+[.O40]" office:value-type="float" office:value="0" calcext:value-type="float">
            <text:p>0 </text:p>
          </table:table-cell>
          <table:table-cell table:style-name="ce15" table:formula="of:=[.O45]+[.P40]" office:value-type="float" office:value="0" calcext:value-type="float">
            <text:p>0 </text:p>
          </table:table-cell>
          <table:table-cell table:style-name="ce15" table:formula="of:=[.P45]+[.Q40]" office:value-type="float" office:value="0" calcext:value-type="float">
            <text:p>0 </text:p>
          </table:table-cell>
          <table:table-cell table:style-name="ce60" table:formula="of:=[.Q45]" office:value-type="float" office:value="0" calcext:value-type="float">
            <text:p>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Revenue</text:p>
          </table:table-cell>
          <table:table-cell table:style-name="ce14"/>
          <table:table-cell table:style-name="ce3"/>
          <table:table-cell table:style-name="ce39" office:value-type="string" calcext:value-type="string">
            <text:p>Price</text:p>
          </table:table-cell>
          <table:table-cell table:style-name="ce15" table:number-columns-repeated="13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Product 1</text:p>
          </table:table-cell>
          <table:table-cell table:style-name="ce17"/>
          <table:table-cell table:style-name="ce27" office:value-type="float" office:value="200" calcext:value-type="float">
            <text:p>200 </text:p>
          </table:table-cell>
          <table:table-cell table:style-name="ce15"/>
          <table:table-cell table:style-name="ce15" table:formula="of:=[.$D$48]*[.F38]" office:value-type="float" office:value="200" calcext:value-type="float">
            <text:p>200 </text:p>
          </table:table-cell>
          <table:table-cell table:style-name="ce15" table:formula="of:=[.$D$48]*[.G38]" office:value-type="float" office:value="0" calcext:value-type="float">
            <text:p>0 </text:p>
          </table:table-cell>
          <table:table-cell table:style-name="ce15" table:formula="of:=[.$D$48]*[.H38]" office:value-type="float" office:value="0" calcext:value-type="float">
            <text:p>0 </text:p>
          </table:table-cell>
          <table:table-cell table:style-name="ce15" table:formula="of:=[.$D$48]*[.I38]" office:value-type="float" office:value="200" calcext:value-type="float">
            <text:p>200 </text:p>
          </table:table-cell>
          <table:table-cell table:style-name="ce15" table:formula="of:=[.$D$48]*[.J38]" office:value-type="float" office:value="0" calcext:value-type="float">
            <text:p>0 </text:p>
          </table:table-cell>
          <table:table-cell table:style-name="ce15" table:formula="of:=[.$D$48]*[.K38]" office:value-type="float" office:value="200" calcext:value-type="float">
            <text:p>200 </text:p>
          </table:table-cell>
          <table:table-cell table:style-name="ce15" table:formula="of:=[.$D$48]*[.L38]" office:value-type="float" office:value="0" calcext:value-type="float">
            <text:p>0 </text:p>
          </table:table-cell>
          <table:table-cell table:style-name="ce15" table:formula="of:=[.$D$48]*[.M38]" office:value-type="float" office:value="0" calcext:value-type="float">
            <text:p>0 </text:p>
          </table:table-cell>
          <table:table-cell table:style-name="ce15" table:formula="of:=[.$D$48]*[.N38]" office:value-type="float" office:value="200" calcext:value-type="float">
            <text:p>200 </text:p>
          </table:table-cell>
          <table:table-cell table:style-name="ce15" table:formula="of:=[.$D$48]*[.O38]" office:value-type="float" office:value="0" calcext:value-type="float">
            <text:p>0 </text:p>
          </table:table-cell>
          <table:table-cell table:style-name="ce15" table:formula="of:=[.$D$48]*[.P38]" office:value-type="float" office:value="0" calcext:value-type="float">
            <text:p>0 </text:p>
          </table:table-cell>
          <table:table-cell table:style-name="ce15" table:formula="of:=[.$D$48]*[.Q38]" office:value-type="float" office:value="200" calcext:value-type="float">
            <text:p>200 </text:p>
          </table:table-cell>
          <table:table-cell table:style-name="ce60" table:formula="of:=SUM([.F48:.Q48])" office:value-type="float" office:value="1000" calcext:value-type="float">
            <text:p>1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Product 2</text:p>
          </table:table-cell>
          <table:table-cell table:style-name="ce17"/>
          <table:table-cell table:style-name="ce27" office:value-type="float" office:value="100" calcext:value-type="float">
            <text:p>100 </text:p>
          </table:table-cell>
          <table:table-cell table:style-name="ce15"/>
          <table:table-cell table:style-name="ce15" table:formula="of:=[.$D$49]*[.F39]" office:value-type="float" office:value="500" calcext:value-type="float">
            <text:p>500 </text:p>
          </table:table-cell>
          <table:table-cell table:style-name="ce15" table:formula="of:=[.$D$49]*[.G39]" office:value-type="float" office:value="500" calcext:value-type="float">
            <text:p>500 </text:p>
          </table:table-cell>
          <table:table-cell table:style-name="ce15" table:formula="of:=[.$D$49]*[.H39]" office:value-type="float" office:value="500" calcext:value-type="float">
            <text:p>500 </text:p>
          </table:table-cell>
          <table:table-cell table:style-name="ce15" table:formula="of:=[.$D$49]*[.I39]" office:value-type="float" office:value="1000" calcext:value-type="float">
            <text:p>1,000 </text:p>
          </table:table-cell>
          <table:table-cell table:style-name="ce15" table:formula="of:=[.$D$49]*[.J39]" office:value-type="float" office:value="1000" calcext:value-type="float">
            <text:p>1,000 </text:p>
          </table:table-cell>
          <table:table-cell table:style-name="ce15" table:formula="of:=[.$D$49]*[.K39]" office:value-type="float" office:value="1500" calcext:value-type="float">
            <text:p>1,500 </text:p>
          </table:table-cell>
          <table:table-cell table:style-name="ce15" table:formula="of:=[.$D$49]*[.L39]" office:value-type="float" office:value="1500" calcext:value-type="float">
            <text:p>1,500 </text:p>
          </table:table-cell>
          <table:table-cell table:style-name="ce15" table:formula="of:=[.$D$49]*[.M39]" office:value-type="float" office:value="1500" calcext:value-type="float">
            <text:p>1,500 </text:p>
          </table:table-cell>
          <table:table-cell table:style-name="ce15" table:formula="of:=[.$D$49]*[.N39]" office:value-type="float" office:value="2000" calcext:value-type="float">
            <text:p>2,000 </text:p>
          </table:table-cell>
          <table:table-cell table:style-name="ce15" table:formula="of:=[.$D$49]*[.O39]" office:value-type="float" office:value="2000" calcext:value-type="float">
            <text:p>2,000 </text:p>
          </table:table-cell>
          <table:table-cell table:style-name="ce15" table:formula="of:=[.$D$49]*[.P39]" office:value-type="float" office:value="2000" calcext:value-type="float">
            <text:p>2,000 </text:p>
          </table:table-cell>
          <table:table-cell table:style-name="ce15" table:formula="of:=[.$D$49]*[.Q39]" office:value-type="float" office:value="2500" calcext:value-type="float">
            <text:p>2,500 </text:p>
          </table:table-cell>
          <table:table-cell table:style-name="ce60" table:formula="of:=SUM([.F49:.Q49])" office:value-type="float" office:value="16500" calcext:value-type="float">
            <text:p>16,5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Product 3</text:p>
          </table:table-cell>
          <table:table-cell table:style-name="ce17"/>
          <table:table-cell table:style-name="ce27" office:value-type="float" office:value="1000" calcext:value-type="float">
            <text:p>1,000 </text:p>
          </table:table-cell>
          <table:table-cell table:style-name="ce15"/>
          <table:table-cell table:style-name="ce47" table:formula="of:=[.$D$50]*[.F40]" office:value-type="float" office:value="0" calcext:value-type="float">
            <text:p>0 </text:p>
          </table:table-cell>
          <table:table-cell table:style-name="ce47" table:formula="of:=[.$D$50]*[.G40]" office:value-type="float" office:value="0" calcext:value-type="float">
            <text:p>0 </text:p>
          </table:table-cell>
          <table:table-cell table:style-name="ce47" table:formula="of:=[.$D$50]*[.H40]" office:value-type="float" office:value="0" calcext:value-type="float">
            <text:p>0 </text:p>
          </table:table-cell>
          <table:table-cell table:style-name="ce47" table:formula="of:=[.$D$50]*[.I40]" office:value-type="float" office:value="0" calcext:value-type="float">
            <text:p>0 </text:p>
          </table:table-cell>
          <table:table-cell table:style-name="ce47" table:formula="of:=[.$D$50]*[.J40]" office:value-type="float" office:value="0" calcext:value-type="float">
            <text:p>0 </text:p>
          </table:table-cell>
          <table:table-cell table:style-name="ce47" table:formula="of:=[.$D$50]*[.K40]" office:value-type="float" office:value="0" calcext:value-type="float">
            <text:p>0 </text:p>
          </table:table-cell>
          <table:table-cell table:style-name="ce47" table:formula="of:=[.$D$50]*[.L40]" office:value-type="float" office:value="0" calcext:value-type="float">
            <text:p>0 </text:p>
          </table:table-cell>
          <table:table-cell table:style-name="ce47" table:formula="of:=[.$D$50]*[.M40]" office:value-type="float" office:value="0" calcext:value-type="float">
            <text:p>0 </text:p>
          </table:table-cell>
          <table:table-cell table:style-name="ce47" table:formula="of:=[.$D$50]*[.N40]" office:value-type="float" office:value="0" calcext:value-type="float">
            <text:p>0 </text:p>
          </table:table-cell>
          <table:table-cell table:style-name="ce47" table:formula="of:=[.$D$50]*[.O40]" office:value-type="float" office:value="0" calcext:value-type="float">
            <text:p>0 </text:p>
          </table:table-cell>
          <table:table-cell table:style-name="ce47" table:formula="of:=[.$D$50]*[.P40]" office:value-type="float" office:value="0" calcext:value-type="float">
            <text:p>0 </text:p>
          </table:table-cell>
          <table:table-cell table:style-name="ce47" table:formula="of:=[.$D$50]*[.Q40]" office:value-type="float" office:value="0" calcext:value-type="float">
            <text:p>0 </text:p>
          </table:table-cell>
          <table:table-cell table:style-name="ce66" table:formula="of:=SUM([.F50:.Q50])" office:value-type="float" office:value="0" calcext:value-type="float">
            <text:p>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Total Revenue</text:p>
          </table:table-cell>
          <table:table-cell table:style-name="ce3" table:number-columns-repeated="2"/>
          <table:table-cell table:style-name="ce15" table:number-columns-repeated="2"/>
          <table:table-cell table:style-name="ce16" table:formula="of:=SUM([.F48:.F50])" office:value-type="float" office:value="700" calcext:value-type="float">
            <text:p>700 </text:p>
          </table:table-cell>
          <table:table-cell table:style-name="ce16" table:formula="of:=SUM([.G48:.G50])" office:value-type="float" office:value="500" calcext:value-type="float">
            <text:p>500 </text:p>
          </table:table-cell>
          <table:table-cell table:style-name="ce16" table:formula="of:=SUM([.H48:.H50])" office:value-type="float" office:value="500" calcext:value-type="float">
            <text:p>500 </text:p>
          </table:table-cell>
          <table:table-cell table:style-name="ce16" table:formula="of:=SUM([.I48:.I50])" office:value-type="float" office:value="1200" calcext:value-type="float">
            <text:p>1,200 </text:p>
          </table:table-cell>
          <table:table-cell table:style-name="ce16" table:formula="of:=SUM([.J48:.J50])" office:value-type="float" office:value="1000" calcext:value-type="float">
            <text:p>1,000 </text:p>
          </table:table-cell>
          <table:table-cell table:style-name="ce16" table:formula="of:=SUM([.K48:.K50])" office:value-type="float" office:value="1700" calcext:value-type="float">
            <text:p>1,700 </text:p>
          </table:table-cell>
          <table:table-cell table:style-name="ce16" table:formula="of:=SUM([.L48:.L50])" office:value-type="float" office:value="1500" calcext:value-type="float">
            <text:p>1,500 </text:p>
          </table:table-cell>
          <table:table-cell table:style-name="ce16" table:formula="of:=SUM([.M48:.M50])" office:value-type="float" office:value="1500" calcext:value-type="float">
            <text:p>1,500 </text:p>
          </table:table-cell>
          <table:table-cell table:style-name="ce16" table:formula="of:=SUM([.N48:.N50])" office:value-type="float" office:value="2200" calcext:value-type="float">
            <text:p>2,200 </text:p>
          </table:table-cell>
          <table:table-cell table:style-name="ce16" table:formula="of:=SUM([.O48:.O50])" office:value-type="float" office:value="2000" calcext:value-type="float">
            <text:p>2,000 </text:p>
          </table:table-cell>
          <table:table-cell table:style-name="ce16" table:formula="of:=SUM([.P48:.P50])" office:value-type="float" office:value="2000" calcext:value-type="float">
            <text:p>2,000 </text:p>
          </table:table-cell>
          <table:table-cell table:style-name="ce16" table:formula="of:=SUM([.Q48:.Q50])" office:value-type="float" office:value="2700" calcext:value-type="float">
            <text:p>2,700 </text:p>
          </table:table-cell>
          <table:table-cell table:style-name="ce67" table:formula="of:=SUM([.R48:.R50])" office:value-type="float" office:value="17500" calcext:value-type="float">
            <text:p>17,5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Cost of Goods Sold</text:p>
          </table:table-cell>
          <table:table-cell table:style-name="ce3" table:number-columns-repeated="2"/>
          <table:table-cell table:style-name="ce39" office:value-type="string" calcext:value-type="string">
            <text:p>Cost </text:p>
          </table:table-cell>
          <table:table-cell table:style-name="ce15" table:number-columns-repeated="13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25" office:value-type="string" calcext:value-type="string">
            <text:p>Third Party Software Embeded in Product</text:p>
          </table:table-cell>
          <table:table-cell table:style-name="ce17"/>
          <table:table-cell table:style-name="ce27" office:value-type="float" office:value="20" calcext:value-type="float">
            <text:p>20 </text:p>
          </table:table-cell>
          <table:table-cell table:style-name="ce15"/>
          <table:table-cell table:style-name="ce15" table:formula="of:=[.$D54]*[.F39]" office:value-type="float" office:value="100" calcext:value-type="float">
            <text:p>100 </text:p>
          </table:table-cell>
          <table:table-cell table:style-name="ce15" table:formula="of:=[.$D54]*[.G39]" office:value-type="float" office:value="100" calcext:value-type="float">
            <text:p>100 </text:p>
          </table:table-cell>
          <table:table-cell table:style-name="ce15" table:formula="of:=[.$D54]*[.H39]" office:value-type="float" office:value="100" calcext:value-type="float">
            <text:p>100 </text:p>
          </table:table-cell>
          <table:table-cell table:style-name="ce15" table:formula="of:=[.$D54]*[.I39]" office:value-type="float" office:value="200" calcext:value-type="float">
            <text:p>200 </text:p>
          </table:table-cell>
          <table:table-cell table:style-name="ce15" table:formula="of:=[.$D54]*[.J39]" office:value-type="float" office:value="200" calcext:value-type="float">
            <text:p>200 </text:p>
          </table:table-cell>
          <table:table-cell table:style-name="ce15" table:formula="of:=[.$D54]*[.K39]" office:value-type="float" office:value="300" calcext:value-type="float">
            <text:p>300 </text:p>
          </table:table-cell>
          <table:table-cell table:style-name="ce15" table:formula="of:=[.$D54]*[.L39]" office:value-type="float" office:value="300" calcext:value-type="float">
            <text:p>300 </text:p>
          </table:table-cell>
          <table:table-cell table:style-name="ce15" table:formula="of:=[.$D54]*[.M39]" office:value-type="float" office:value="300" calcext:value-type="float">
            <text:p>300 </text:p>
          </table:table-cell>
          <table:table-cell table:style-name="ce15" table:formula="of:=[.$D54]*[.N39]" office:value-type="float" office:value="400" calcext:value-type="float">
            <text:p>400 </text:p>
          </table:table-cell>
          <table:table-cell table:style-name="ce15" table:formula="of:=[.$D54]*[.O39]" office:value-type="float" office:value="400" calcext:value-type="float">
            <text:p>400 </text:p>
          </table:table-cell>
          <table:table-cell table:style-name="ce15" table:formula="of:=[.$D54]*[.P39]" office:value-type="float" office:value="400" calcext:value-type="float">
            <text:p>400 </text:p>
          </table:table-cell>
          <table:table-cell table:style-name="ce15" table:formula="of:=[.$D54]*[.Q39]" office:value-type="float" office:value="500" calcext:value-type="float">
            <text:p>500 </text:p>
          </table:table-cell>
          <table:table-cell table:style-name="ce60" table:formula="of:=SUM([.F54:.Q54])" office:value-type="float" office:value="3300" calcext:value-type="float">
            <text:p>3,3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25" office:value-type="string" calcext:value-type="string">
            <text:p>Customer Support</text:p>
          </table:table-cell>
          <table:table-cell table:style-name="ce17"/>
          <table:table-cell table:style-name="ce27" office:value-type="float" office:value="670" calcext:value-type="float">
            <text:p>670 </text:p>
          </table:table-cell>
          <table:table-cell table:style-name="ce15"/>
          <table:table-cell table:style-name="ce15" table:formula="of:=[.$D55]*[.F40]" office:value-type="float" office:value="0" calcext:value-type="float">
            <text:p>0 </text:p>
          </table:table-cell>
          <table:table-cell table:style-name="ce15" table:formula="of:=[.$D55]*[.G40]" office:value-type="float" office:value="0" calcext:value-type="float">
            <text:p>0 </text:p>
          </table:table-cell>
          <table:table-cell table:style-name="ce15" table:formula="of:=[.$D55]*[.H40]" office:value-type="float" office:value="0" calcext:value-type="float">
            <text:p>0 </text:p>
          </table:table-cell>
          <table:table-cell table:style-name="ce15" table:formula="of:=[.$D55]*[.I40]" office:value-type="float" office:value="0" calcext:value-type="float">
            <text:p>0 </text:p>
          </table:table-cell>
          <table:table-cell table:style-name="ce15" table:formula="of:=[.$D55]*[.J40]" office:value-type="float" office:value="0" calcext:value-type="float">
            <text:p>0 </text:p>
          </table:table-cell>
          <table:table-cell table:style-name="ce15" table:formula="of:=[.$D55]*[.K40]" office:value-type="float" office:value="0" calcext:value-type="float">
            <text:p>0 </text:p>
          </table:table-cell>
          <table:table-cell table:style-name="ce15" table:formula="of:=[.$D55]*[.L40]" office:value-type="float" office:value="0" calcext:value-type="float">
            <text:p>0 </text:p>
          </table:table-cell>
          <table:table-cell table:style-name="ce15" table:formula="of:=[.$D55]*[.M40]" office:value-type="float" office:value="0" calcext:value-type="float">
            <text:p>0 </text:p>
          </table:table-cell>
          <table:table-cell table:style-name="ce15" table:formula="of:=[.$D55]*[.N40]" office:value-type="float" office:value="0" calcext:value-type="float">
            <text:p>0 </text:p>
          </table:table-cell>
          <table:table-cell table:style-name="ce15" table:formula="of:=[.$D55]*[.O40]" office:value-type="float" office:value="0" calcext:value-type="float">
            <text:p>0 </text:p>
          </table:table-cell>
          <table:table-cell table:style-name="ce15" table:formula="of:=[.$D55]*[.P40]" office:value-type="float" office:value="0" calcext:value-type="float">
            <text:p>0 </text:p>
          </table:table-cell>
          <table:table-cell table:style-name="ce15" table:formula="of:=[.$D55]*[.Q40]" office:value-type="float" office:value="0" calcext:value-type="float">
            <text:p>0 </text:p>
          </table:table-cell>
          <table:table-cell table:style-name="ce60" table:formula="of:=SUM([.F55:.Q55])" office:value-type="float" office:value="0" calcext:value-type="float">
            <text:p>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36"/>
          <table:table-cell table:style-name="ce15" table:number-columns-repeated="13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Maintenance Product 1</text:p>
          </table:table-cell>
          <table:table-cell table:style-name="ce17"/>
          <table:table-cell table:style-name="ce27" office:value-type="float" office:value="100" calcext:value-type="float">
            <text:p>100 </text:p>
          </table:table-cell>
          <table:table-cell table:style-name="ce15"/>
          <table:table-cell table:style-name="ce15" table:formula="of:=[.$D$57]*[.F42]" office:value-type="float" office:value="0" calcext:value-type="float">
            <text:p>0 </text:p>
          </table:table-cell>
          <table:table-cell table:style-name="ce15" table:formula="of:=[.$D$57]*[.G42]" office:value-type="float" office:value="0" calcext:value-type="float">
            <text:p>0 </text:p>
          </table:table-cell>
          <table:table-cell table:style-name="ce15" table:formula="of:=[.$D$57]*[.H42]" office:value-type="float" office:value="0" calcext:value-type="float">
            <text:p>0 </text:p>
          </table:table-cell>
          <table:table-cell table:style-name="ce15" table:formula="of:=[.$D$57]*[.I42]" office:value-type="float" office:value="0" calcext:value-type="float">
            <text:p>0 </text:p>
          </table:table-cell>
          <table:table-cell table:style-name="ce15" table:formula="of:=[.$D$57]*[.J42]" office:value-type="float" office:value="0" calcext:value-type="float">
            <text:p>0 </text:p>
          </table:table-cell>
          <table:table-cell table:style-name="ce15" table:formula="of:=[.$D$57]*[.K42]" office:value-type="float" office:value="0" calcext:value-type="float">
            <text:p>0 </text:p>
          </table:table-cell>
          <table:table-cell table:style-name="ce15" table:formula="of:=[.$D$57]*[.L42]" office:value-type="float" office:value="0" calcext:value-type="float">
            <text:p>0 </text:p>
          </table:table-cell>
          <table:table-cell table:style-name="ce15" table:formula="of:=[.$D$57]*[.M42]" office:value-type="float" office:value="0" calcext:value-type="float">
            <text:p>0 </text:p>
          </table:table-cell>
          <table:table-cell table:style-name="ce15" table:formula="of:=[.$D$57]*[.N42]" office:value-type="float" office:value="0" calcext:value-type="float">
            <text:p>0 </text:p>
          </table:table-cell>
          <table:table-cell table:style-name="ce15" table:formula="of:=[.$D$57]*[.O42]" office:value-type="float" office:value="0" calcext:value-type="float">
            <text:p>0 </text:p>
          </table:table-cell>
          <table:table-cell table:style-name="ce15" table:formula="of:=[.$D$57]*[.P42]" office:value-type="float" office:value="0" calcext:value-type="float">
            <text:p>0 </text:p>
          </table:table-cell>
          <table:table-cell table:style-name="ce15" table:formula="of:=[.$D$57]*[.Q42]" office:value-type="float" office:value="0" calcext:value-type="float">
            <text:p>0 </text:p>
          </table:table-cell>
          <table:table-cell table:style-name="ce60" table:formula="of:=SUM([.F57:.Q57])" office:value-type="float" office:value="0" calcext:value-type="float">
            <text:p>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Maintenance Product 2</text:p>
          </table:table-cell>
          <table:table-cell table:style-name="ce17"/>
          <table:table-cell table:style-name="ce27" office:value-type="float" office:value="50" calcext:value-type="float">
            <text:p>50 </text:p>
          </table:table-cell>
          <table:table-cell table:style-name="ce15"/>
          <table:table-cell table:style-name="ce15" table:formula="of:=[.$D$58]*[.F43]" office:value-type="float" office:value="50" calcext:value-type="float">
            <text:p>50 </text:p>
          </table:table-cell>
          <table:table-cell table:style-name="ce15" table:formula="of:=[.$D$58]*[.G43]" office:value-type="float" office:value="50" calcext:value-type="float">
            <text:p>50 </text:p>
          </table:table-cell>
          <table:table-cell table:style-name="ce15" table:formula="of:=[.$D$58]*[.H43]" office:value-type="float" office:value="50" calcext:value-type="float">
            <text:p>50 </text:p>
          </table:table-cell>
          <table:table-cell table:style-name="ce15" table:formula="of:=[.$D$58]*[.I43]" office:value-type="float" office:value="100" calcext:value-type="float">
            <text:p>100 </text:p>
          </table:table-cell>
          <table:table-cell table:style-name="ce15" table:formula="of:=[.$D$58]*[.J43]" office:value-type="float" office:value="100" calcext:value-type="float">
            <text:p>100 </text:p>
          </table:table-cell>
          <table:table-cell table:style-name="ce15" table:formula="of:=[.$D$58]*[.K43]" office:value-type="float" office:value="150" calcext:value-type="float">
            <text:p>150 </text:p>
          </table:table-cell>
          <table:table-cell table:style-name="ce15" table:formula="of:=[.$D$58]*[.L43]" office:value-type="float" office:value="150" calcext:value-type="float">
            <text:p>150 </text:p>
          </table:table-cell>
          <table:table-cell table:style-name="ce15" table:formula="of:=[.$D$58]*[.M43]" office:value-type="float" office:value="150" calcext:value-type="float">
            <text:p>150 </text:p>
          </table:table-cell>
          <table:table-cell table:style-name="ce15" table:formula="of:=[.$D$58]*[.N43]" office:value-type="float" office:value="200" calcext:value-type="float">
            <text:p>200 </text:p>
          </table:table-cell>
          <table:table-cell table:style-name="ce15" table:formula="of:=[.$D$58]*[.O43]" office:value-type="float" office:value="200" calcext:value-type="float">
            <text:p>200 </text:p>
          </table:table-cell>
          <table:table-cell table:style-name="ce15" table:formula="of:=[.$D$58]*[.P43]" office:value-type="float" office:value="200" calcext:value-type="float">
            <text:p>200 </text:p>
          </table:table-cell>
          <table:table-cell table:style-name="ce15" table:formula="of:=[.$D$58]*[.Q43]" office:value-type="float" office:value="250" calcext:value-type="float">
            <text:p>250 </text:p>
          </table:table-cell>
          <table:table-cell table:style-name="ce60" table:formula="of:=SUM([.F58:.Q58])" office:value-type="float" office:value="1650" calcext:value-type="float">
            <text:p>1,65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Maintenance Product 3</text:p>
          </table:table-cell>
          <table:table-cell table:style-name="ce17"/>
          <table:table-cell table:style-name="ce27" office:value-type="float" office:value="85" calcext:value-type="float">
            <text:p>85 </text:p>
          </table:table-cell>
          <table:table-cell table:style-name="ce15"/>
          <table:table-cell table:style-name="ce15" table:formula="of:=[.$D$59]*[.F44]" office:value-type="float" office:value="425" calcext:value-type="float">
            <text:p>425 </text:p>
          </table:table-cell>
          <table:table-cell table:style-name="ce15" table:formula="of:=[.$D$59]*[.G44]" office:value-type="float" office:value="850" calcext:value-type="float">
            <text:p>850 </text:p>
          </table:table-cell>
          <table:table-cell table:style-name="ce15" table:formula="of:=[.$D$59]*[.H44]" office:value-type="float" office:value="1275" calcext:value-type="float">
            <text:p>1,275 </text:p>
          </table:table-cell>
          <table:table-cell table:style-name="ce15" table:formula="of:=[.$D$59]*[.I44]" office:value-type="float" office:value="2125" calcext:value-type="float">
            <text:p>2,125 </text:p>
          </table:table-cell>
          <table:table-cell table:style-name="ce15" table:formula="of:=[.$D$59]*[.J44]" office:value-type="float" office:value="2975" calcext:value-type="float">
            <text:p>2,975 </text:p>
          </table:table-cell>
          <table:table-cell table:style-name="ce15" table:formula="of:=[.$D$59]*[.K44]" office:value-type="float" office:value="4250" calcext:value-type="float">
            <text:p>4,250 </text:p>
          </table:table-cell>
          <table:table-cell table:style-name="ce15" table:formula="of:=[.$D$59]*[.L44]" office:value-type="float" office:value="5525" calcext:value-type="float">
            <text:p>5,525 </text:p>
          </table:table-cell>
          <table:table-cell table:style-name="ce15" table:formula="of:=[.$D$59]*[.M44]" office:value-type="float" office:value="6800" calcext:value-type="float">
            <text:p>6,800 </text:p>
          </table:table-cell>
          <table:table-cell table:style-name="ce15" table:formula="of:=[.$D$59]*[.N44]" office:value-type="float" office:value="8500" calcext:value-type="float">
            <text:p>8,500 </text:p>
          </table:table-cell>
          <table:table-cell table:style-name="ce15" table:formula="of:=[.$D$59]*[.O44]" office:value-type="float" office:value="10200" calcext:value-type="float">
            <text:p>10,200 </text:p>
          </table:table-cell>
          <table:table-cell table:style-name="ce15" table:formula="of:=[.$D$59]*[.P44]" office:value-type="float" office:value="11900" calcext:value-type="float">
            <text:p>11,900 </text:p>
          </table:table-cell>
          <table:table-cell table:style-name="ce15" table:formula="of:=[.$D$59]*[.Q44]" office:value-type="float" office:value="14025" calcext:value-type="float">
            <text:p>14,025 </text:p>
          </table:table-cell>
          <table:table-cell table:style-name="ce60" table:formula="of:=SUM([.F59:.Q59])" office:value-type="float" office:value="68850" calcext:value-type="float">
            <text:p>68,85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36"/>
          <table:table-cell table:style-name="ce15" table:number-columns-repeated="13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25" office:value-type="string" calcext:value-type="string">
            <text:p>Hosting/Compute</text:p>
          </table:table-cell>
          <table:table-cell table:style-name="ce17"/>
          <table:table-cell table:style-name="ce15" table:number-columns-repeated="2"/>
          <table:table-cell table:number-columns-repeated="4" table:style-name="ce47" office:value-type="float" office:value="4000" calcext:value-type="float">
            <text:p>4,000 </text:p>
          </table:table-cell>
          <table:table-cell table:number-columns-repeated="4" table:style-name="ce47" office:value-type="float" office:value="6000" calcext:value-type="float">
            <text:p>6,000 </text:p>
          </table:table-cell>
          <table:table-cell table:number-columns-repeated="2" table:style-name="ce47" office:value-type="float" office:value="7000" calcext:value-type="float">
            <text:p>7,000 </text:p>
          </table:table-cell>
          <table:table-cell table:number-columns-repeated="2" table:style-name="ce47" office:value-type="float" office:value="8000" calcext:value-type="float">
            <text:p>8,000 </text:p>
          </table:table-cell>
          <table:table-cell table:style-name="ce66" table:formula="of:=SUM([.F61:.Q61])" office:value-type="float" office:value="70000" calcext:value-type="float">
            <text:p>70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Total Cost of Goods Sold</text:p>
          </table:table-cell>
          <table:table-cell table:style-name="ce3" table:number-columns-repeated="2"/>
          <table:table-cell table:style-name="ce15" table:number-columns-repeated="2"/>
          <table:table-cell table:style-name="ce16" table:formula="of:=SUM([.F54:.F61])" office:value-type="float" office:value="4575" calcext:value-type="float">
            <text:p>4,575 </text:p>
          </table:table-cell>
          <table:table-cell table:style-name="ce16" table:formula="of:=SUM([.G54:.G61])" office:value-type="float" office:value="5000" calcext:value-type="float">
            <text:p>5,000 </text:p>
          </table:table-cell>
          <table:table-cell table:style-name="ce16" table:formula="of:=SUM([.H54:.H61])" office:value-type="float" office:value="5425" calcext:value-type="float">
            <text:p>5,425 </text:p>
          </table:table-cell>
          <table:table-cell table:style-name="ce16" table:formula="of:=SUM([.I54:.I61])" office:value-type="float" office:value="6425" calcext:value-type="float">
            <text:p>6,425 </text:p>
          </table:table-cell>
          <table:table-cell table:style-name="ce16" table:formula="of:=SUM([.J54:.J61])" office:value-type="float" office:value="9275" calcext:value-type="float">
            <text:p>9,275 </text:p>
          </table:table-cell>
          <table:table-cell table:style-name="ce16" table:formula="of:=SUM([.K54:.K61])" office:value-type="float" office:value="10700" calcext:value-type="float">
            <text:p>10,700 </text:p>
          </table:table-cell>
          <table:table-cell table:style-name="ce16" table:formula="of:=SUM([.L54:.L61])" office:value-type="float" office:value="11975" calcext:value-type="float">
            <text:p>11,975 </text:p>
          </table:table-cell>
          <table:table-cell table:style-name="ce16" table:formula="of:=SUM([.M54:.M61])" office:value-type="float" office:value="13250" calcext:value-type="float">
            <text:p>13,250 </text:p>
          </table:table-cell>
          <table:table-cell table:style-name="ce16" table:formula="of:=SUM([.N54:.N61])" office:value-type="float" office:value="16100" calcext:value-type="float">
            <text:p>16,100 </text:p>
          </table:table-cell>
          <table:table-cell table:style-name="ce16" table:formula="of:=SUM([.O54:.O61])" office:value-type="float" office:value="17800" calcext:value-type="float">
            <text:p>17,800 </text:p>
          </table:table-cell>
          <table:table-cell table:style-name="ce16" table:formula="of:=SUM([.P54:.P61])" office:value-type="float" office:value="20500" calcext:value-type="float">
            <text:p>20,500 </text:p>
          </table:table-cell>
          <table:table-cell table:style-name="ce16" table:formula="of:=SUM([.Q54:.Q61])" office:value-type="float" office:value="22775" calcext:value-type="float">
            <text:p>22,775 </text:p>
          </table:table-cell>
          <table:table-cell table:style-name="ce67" table:formula="of:=SUM([.F62:.Q62])" office:value-type="float" office:value="143800" calcext:value-type="float">
            <text:p>143,8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Gross Margin</text:p>
          </table:table-cell>
          <table:table-cell table:style-name="ce3" table:number-columns-repeated="2"/>
          <table:table-cell table:style-name="ce15" table:number-columns-repeated="2"/>
          <table:table-cell table:style-name="ce50" table:formula="of:=[.F51]-[.F62]" office:value-type="float" office:value="-3875" calcext:value-type="float">
            <text:p>(3,875)</text:p>
          </table:table-cell>
          <table:table-cell table:style-name="ce50" table:formula="of:=[.G51]-[.G62]" office:value-type="float" office:value="-4500" calcext:value-type="float">
            <text:p>(4,500)</text:p>
          </table:table-cell>
          <table:table-cell table:style-name="ce50" table:formula="of:=[.H51]-[.H62]" office:value-type="float" office:value="-4925" calcext:value-type="float">
            <text:p>(4,925)</text:p>
          </table:table-cell>
          <table:table-cell table:style-name="ce50" table:formula="of:=[.I51]-[.I62]" office:value-type="float" office:value="-5225" calcext:value-type="float">
            <text:p>(5,225)</text:p>
          </table:table-cell>
          <table:table-cell table:style-name="ce50" table:formula="of:=[.J51]-[.J62]" office:value-type="float" office:value="-8275" calcext:value-type="float">
            <text:p>(8,275)</text:p>
          </table:table-cell>
          <table:table-cell table:style-name="ce50" table:formula="of:=[.K51]-[.K62]" office:value-type="float" office:value="-9000" calcext:value-type="float">
            <text:p>(9,000)</text:p>
          </table:table-cell>
          <table:table-cell table:style-name="ce50" table:formula="of:=[.L51]-[.L62]" office:value-type="float" office:value="-10475" calcext:value-type="float">
            <text:p>(10,475)</text:p>
          </table:table-cell>
          <table:table-cell table:style-name="ce50" table:formula="of:=[.M51]-[.M62]" office:value-type="float" office:value="-11750" calcext:value-type="float">
            <text:p>(11,750)</text:p>
          </table:table-cell>
          <table:table-cell table:style-name="ce50" table:formula="of:=[.N51]-[.N62]" office:value-type="float" office:value="-13900" calcext:value-type="float">
            <text:p>(13,900)</text:p>
          </table:table-cell>
          <table:table-cell table:style-name="ce50" table:formula="of:=[.O51]-[.O62]" office:value-type="float" office:value="-15800" calcext:value-type="float">
            <text:p>(15,800)</text:p>
          </table:table-cell>
          <table:table-cell table:style-name="ce50" table:formula="of:=[.P51]-[.P62]" office:value-type="float" office:value="-18500" calcext:value-type="float">
            <text:p>(18,500)</text:p>
          </table:table-cell>
          <table:table-cell table:style-name="ce50" table:formula="of:=[.Q51]-[.Q62]" office:value-type="float" office:value="-20075" calcext:value-type="float">
            <text:p>(20,075)</text:p>
          </table:table-cell>
          <table:table-cell table:style-name="ce68" table:formula="of:=SUM([.F64:.Q64])" office:value-type="float" office:value="-126300" calcext:value-type="float">
            <text:p>(126,300)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26" office:value-type="string" calcext:value-type="string">
            <text:p>Gross Margin %</text:p>
          </table:table-cell>
          <table:table-cell table:style-name="ce3"/>
          <table:table-cell table:style-name="ce15" table:number-columns-repeated="2"/>
          <table:table-cell table:style-name="ce51" table:formula="of:=[.F64]/[.F51]" office:value-type="percentage" office:value="-5.53571428571429" calcext:value-type="percentage">
            <text:p>-554%</text:p>
          </table:table-cell>
          <table:table-cell table:style-name="ce51" table:formula="of:=[.G64]/[.G51]" office:value-type="percentage" office:value="-9" calcext:value-type="percentage">
            <text:p>-900%</text:p>
          </table:table-cell>
          <table:table-cell table:style-name="ce51" table:formula="of:=[.H64]/[.H51]" office:value-type="percentage" office:value="-9.85" calcext:value-type="percentage">
            <text:p>-985%</text:p>
          </table:table-cell>
          <table:table-cell table:style-name="ce51" table:formula="of:=[.I64]/[.I51]" office:value-type="percentage" office:value="-4.35416666666667" calcext:value-type="percentage">
            <text:p>-435%</text:p>
          </table:table-cell>
          <table:table-cell table:style-name="ce51" table:formula="of:=[.J64]/[.J51]" office:value-type="percentage" office:value="-8.275" calcext:value-type="percentage">
            <text:p>-828%</text:p>
          </table:table-cell>
          <table:table-cell table:style-name="ce51" table:formula="of:=[.K64]/[.K51]" office:value-type="percentage" office:value="-5.29411764705882" calcext:value-type="percentage">
            <text:p>-529%</text:p>
          </table:table-cell>
          <table:table-cell table:style-name="ce51" table:formula="of:=[.L64]/[.L51]" office:value-type="percentage" office:value="-6.98333333333333" calcext:value-type="percentage">
            <text:p>-698%</text:p>
          </table:table-cell>
          <table:table-cell table:style-name="ce51" table:formula="of:=[.M64]/[.M51]" office:value-type="percentage" office:value="-7.83333333333333" calcext:value-type="percentage">
            <text:p>-783%</text:p>
          </table:table-cell>
          <table:table-cell table:style-name="ce51" table:formula="of:=[.N64]/[.N51]" office:value-type="percentage" office:value="-6.31818181818182" calcext:value-type="percentage">
            <text:p>-632%</text:p>
          </table:table-cell>
          <table:table-cell table:style-name="ce51" table:formula="of:=[.O64]/[.O51]" office:value-type="percentage" office:value="-7.9" calcext:value-type="percentage">
            <text:p>-790%</text:p>
          </table:table-cell>
          <table:table-cell table:style-name="ce51" table:formula="of:=[.P64]/[.P51]" office:value-type="percentage" office:value="-9.25" calcext:value-type="percentage">
            <text:p>-925%</text:p>
          </table:table-cell>
          <table:table-cell table:style-name="ce51" table:formula="of:=[.Q64]/[.Q51]" office:value-type="percentage" office:value="-7.43518518518519" calcext:value-type="percentage">
            <text:p>-744%</text:p>
          </table:table-cell>
          <table:table-cell table:style-name="ce69" table:formula="of:=[.R64]/[.R51]" office:value-type="percentage" office:value="-7.21714285714286" calcext:value-type="percentage">
            <text:p>-722%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4"/>
          <table:table-cell table:style-name="ce3" table:number-columns-repeated="2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Operating Expenses by Department</text:p>
          </table:table-cell>
          <table:table-cell table:style-name="ce3" table:number-columns-repeated="2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Sales</text:p>
          </table:table-cell>
          <table:table-cell table:style-name="ce3" table:number-columns-repeated="2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Employee 1</text:p>
          </table:table-cell>
          <table:table-cell table:style-name="ce17"/>
          <table:table-cell table:style-name="ce27" office:value-type="float" office:value="90000" calcext:value-type="float">
            <text:p>90,000 </text:p>
          </table:table-cell>
          <table:table-cell table:style-name="ce15"/>
          <table:table-cell table:style-name="ce15" table:formula="of:=[.$D$69]/12" office:value-type="float" office:value="7500" calcext:value-type="float">
            <text:p>7,500 </text:p>
          </table:table-cell>
          <table:table-cell table:style-name="ce15" table:formula="of:=[.$D$69]/12" office:value-type="float" office:value="7500" calcext:value-type="float">
            <text:p>7,500 </text:p>
          </table:table-cell>
          <table:table-cell table:style-name="ce15" table:formula="of:=[.$D$69]/12" office:value-type="float" office:value="7500" calcext:value-type="float">
            <text:p>7,500 </text:p>
          </table:table-cell>
          <table:table-cell table:style-name="ce15" table:formula="of:=[.$D$69]/12" office:value-type="float" office:value="7500" calcext:value-type="float">
            <text:p>7,500 </text:p>
          </table:table-cell>
          <table:table-cell table:style-name="ce15" table:formula="of:=[.$D$69]/12" office:value-type="float" office:value="7500" calcext:value-type="float">
            <text:p>7,500 </text:p>
          </table:table-cell>
          <table:table-cell table:style-name="ce15" table:formula="of:=[.$D$69]/12" office:value-type="float" office:value="7500" calcext:value-type="float">
            <text:p>7,500 </text:p>
          </table:table-cell>
          <table:table-cell table:style-name="ce15" table:formula="of:=[.$D$69]/12" office:value-type="float" office:value="7500" calcext:value-type="float">
            <text:p>7,500 </text:p>
          </table:table-cell>
          <table:table-cell table:style-name="ce15" table:formula="of:=[.$D$69]/12" office:value-type="float" office:value="7500" calcext:value-type="float">
            <text:p>7,500 </text:p>
          </table:table-cell>
          <table:table-cell table:style-name="ce15" table:formula="of:=[.$D$69]/12" office:value-type="float" office:value="7500" calcext:value-type="float">
            <text:p>7,500 </text:p>
          </table:table-cell>
          <table:table-cell table:style-name="ce15" table:formula="of:=[.$D$69]/12" office:value-type="float" office:value="7500" calcext:value-type="float">
            <text:p>7,500 </text:p>
          </table:table-cell>
          <table:table-cell table:style-name="ce15" table:formula="of:=[.$D$69]/12" office:value-type="float" office:value="7500" calcext:value-type="float">
            <text:p>7,500 </text:p>
          </table:table-cell>
          <table:table-cell table:style-name="ce15" table:formula="of:=[.$D$69]/12" office:value-type="float" office:value="7500" calcext:value-type="float">
            <text:p>7,500 </text:p>
          </table:table-cell>
          <table:table-cell table:style-name="ce60" table:formula="of:=SUM([.F69:.Q69])" office:value-type="float" office:value="90000" calcext:value-type="float">
            <text:p>90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Employee 2</text:p>
          </table:table-cell>
          <table:table-cell table:style-name="ce17"/>
          <table:table-cell table:style-name="ce27" office:value-type="float" office:value="90000" calcext:value-type="float">
            <text:p>90,000 </text:p>
          </table:table-cell>
          <table:table-cell table:style-name="ce15"/>
          <table:table-cell table:style-name="ce15" table:formula="of:=[.$D$70]/12" office:value-type="float" office:value="7500" calcext:value-type="float">
            <text:p>7,500 </text:p>
          </table:table-cell>
          <table:table-cell table:style-name="ce15" table:formula="of:=[.$D$70]/12" office:value-type="float" office:value="7500" calcext:value-type="float">
            <text:p>7,500 </text:p>
          </table:table-cell>
          <table:table-cell table:style-name="ce15" table:formula="of:=[.$D$70]/12" office:value-type="float" office:value="7500" calcext:value-type="float">
            <text:p>7,500 </text:p>
          </table:table-cell>
          <table:table-cell table:style-name="ce15" table:formula="of:=[.$D$70]/12" office:value-type="float" office:value="7500" calcext:value-type="float">
            <text:p>7,500 </text:p>
          </table:table-cell>
          <table:table-cell table:style-name="ce15" table:formula="of:=[.$D$70]/12" office:value-type="float" office:value="7500" calcext:value-type="float">
            <text:p>7,500 </text:p>
          </table:table-cell>
          <table:table-cell table:style-name="ce15" table:formula="of:=[.$D$70]/12" office:value-type="float" office:value="7500" calcext:value-type="float">
            <text:p>7,500 </text:p>
          </table:table-cell>
          <table:table-cell table:style-name="ce15" table:formula="of:=[.$D$70]/12" office:value-type="float" office:value="7500" calcext:value-type="float">
            <text:p>7,500 </text:p>
          </table:table-cell>
          <table:table-cell table:style-name="ce15" table:formula="of:=[.$D$70]/12" office:value-type="float" office:value="7500" calcext:value-type="float">
            <text:p>7,500 </text:p>
          </table:table-cell>
          <table:table-cell table:style-name="ce15" table:formula="of:=[.$D$70]/12" office:value-type="float" office:value="7500" calcext:value-type="float">
            <text:p>7,500 </text:p>
          </table:table-cell>
          <table:table-cell table:style-name="ce15" table:formula="of:=[.$D$70]/12" office:value-type="float" office:value="7500" calcext:value-type="float">
            <text:p>7,500 </text:p>
          </table:table-cell>
          <table:table-cell table:style-name="ce15" table:formula="of:=[.$D$70]/12" office:value-type="float" office:value="7500" calcext:value-type="float">
            <text:p>7,500 </text:p>
          </table:table-cell>
          <table:table-cell table:style-name="ce15" table:formula="of:=[.$D$70]/12" office:value-type="float" office:value="7500" calcext:value-type="float">
            <text:p>7,500 </text:p>
          </table:table-cell>
          <table:table-cell table:style-name="ce60" table:formula="of:=SUM([.F70:.Q70])" office:value-type="float" office:value="90000" calcext:value-type="float">
            <text:p>90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Fringe &amp; Benefits</text:p>
          </table:table-cell>
          <table:table-cell table:style-name="ce17"/>
          <table:table-cell table:style-name="ce40" office:value-type="percentage" office:value="0.23" calcext:value-type="percentage">
            <text:p>23%</text:p>
          </table:table-cell>
          <table:table-cell table:style-name="ce15"/>
          <table:table-cell table:style-name="ce15" table:formula="of:=[.$D$72]*SUM([.F69:.F70])" office:value-type="float" office:value="3450" calcext:value-type="float">
            <text:p>3,450 </text:p>
          </table:table-cell>
          <table:table-cell table:style-name="ce15" table:formula="of:=[.$D$72]*SUM([.G69:.G70])" office:value-type="float" office:value="3450" calcext:value-type="float">
            <text:p>3,450 </text:p>
          </table:table-cell>
          <table:table-cell table:style-name="ce15" table:formula="of:=[.$D$72]*SUM([.H69:.H70])" office:value-type="float" office:value="3450" calcext:value-type="float">
            <text:p>3,450 </text:p>
          </table:table-cell>
          <table:table-cell table:style-name="ce15" table:formula="of:=[.$D$72]*SUM([.I69:.I70])" office:value-type="float" office:value="3450" calcext:value-type="float">
            <text:p>3,450 </text:p>
          </table:table-cell>
          <table:table-cell table:style-name="ce15" table:formula="of:=[.$D$72]*SUM([.J69:.J70])" office:value-type="float" office:value="3450" calcext:value-type="float">
            <text:p>3,450 </text:p>
          </table:table-cell>
          <table:table-cell table:style-name="ce15" table:formula="of:=[.$D$72]*SUM([.K69:.K70])" office:value-type="float" office:value="3450" calcext:value-type="float">
            <text:p>3,450 </text:p>
          </table:table-cell>
          <table:table-cell table:style-name="ce15" table:formula="of:=[.$D$72]*SUM([.L69:.L70])" office:value-type="float" office:value="3450" calcext:value-type="float">
            <text:p>3,450 </text:p>
          </table:table-cell>
          <table:table-cell table:style-name="ce15" table:formula="of:=[.$D$72]*SUM([.M69:.M70])" office:value-type="float" office:value="3450" calcext:value-type="float">
            <text:p>3,450 </text:p>
          </table:table-cell>
          <table:table-cell table:style-name="ce15" table:formula="of:=[.$D$72]*SUM([.N69:.N70])" office:value-type="float" office:value="3450" calcext:value-type="float">
            <text:p>3,450 </text:p>
          </table:table-cell>
          <table:table-cell table:style-name="ce15" table:formula="of:=[.$D$72]*SUM([.O69:.O70])" office:value-type="float" office:value="3450" calcext:value-type="float">
            <text:p>3,450 </text:p>
          </table:table-cell>
          <table:table-cell table:style-name="ce15" table:formula="of:=[.$D$72]*SUM([.P69:.P70])" office:value-type="float" office:value="3450" calcext:value-type="float">
            <text:p>3,450 </text:p>
          </table:table-cell>
          <table:table-cell table:style-name="ce15" table:formula="of:=[.$D$72]*SUM([.Q69:.Q70])" office:value-type="float" office:value="3450" calcext:value-type="float">
            <text:p>3,450 </text:p>
          </table:table-cell>
          <table:table-cell table:style-name="ce60" table:formula="of:=SUM([.F72:.Q72])" office:value-type="float" office:value="41400" calcext:value-type="float">
            <text:p>41,4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Commission</text:p>
          </table:table-cell>
          <table:table-cell table:style-name="ce17"/>
          <table:table-cell table:style-name="ce40" office:value-type="percentage" office:value="0.15" calcext:value-type="percentage">
            <text:p>15%</text:p>
          </table:table-cell>
          <table:table-cell table:style-name="ce15"/>
          <table:table-cell table:style-name="ce15" table:formula="of:=[.$D$73]*[.F51]" office:value-type="float" office:value="105" calcext:value-type="float">
            <text:p>105 </text:p>
          </table:table-cell>
          <table:table-cell table:style-name="ce15" table:formula="of:=[.$D$73]*[.G51]" office:value-type="float" office:value="75" calcext:value-type="float">
            <text:p>75 </text:p>
          </table:table-cell>
          <table:table-cell table:style-name="ce15" table:formula="of:=[.$D$73]*[.H51]" office:value-type="float" office:value="75" calcext:value-type="float">
            <text:p>75 </text:p>
          </table:table-cell>
          <table:table-cell table:style-name="ce15" table:formula="of:=[.$D$73]*[.I51]" office:value-type="float" office:value="180" calcext:value-type="float">
            <text:p>180 </text:p>
          </table:table-cell>
          <table:table-cell table:style-name="ce15" table:formula="of:=[.$D$73]*[.J51]" office:value-type="float" office:value="150" calcext:value-type="float">
            <text:p>150 </text:p>
          </table:table-cell>
          <table:table-cell table:style-name="ce15" table:formula="of:=[.$D$73]*[.K51]" office:value-type="float" office:value="255" calcext:value-type="float">
            <text:p>255 </text:p>
          </table:table-cell>
          <table:table-cell table:style-name="ce15" table:formula="of:=[.$D$73]*[.L51]" office:value-type="float" office:value="225" calcext:value-type="float">
            <text:p>225 </text:p>
          </table:table-cell>
          <table:table-cell table:style-name="ce15" table:formula="of:=[.$D$73]*[.M51]" office:value-type="float" office:value="225" calcext:value-type="float">
            <text:p>225 </text:p>
          </table:table-cell>
          <table:table-cell table:style-name="ce15" table:formula="of:=[.$D$73]*[.N51]" office:value-type="float" office:value="330" calcext:value-type="float">
            <text:p>330 </text:p>
          </table:table-cell>
          <table:table-cell table:style-name="ce15" table:formula="of:=[.$D$73]*[.O51]" office:value-type="float" office:value="300" calcext:value-type="float">
            <text:p>300 </text:p>
          </table:table-cell>
          <table:table-cell table:style-name="ce15" table:formula="of:=[.$D$73]*[.P51]" office:value-type="float" office:value="300" calcext:value-type="float">
            <text:p>300 </text:p>
          </table:table-cell>
          <table:table-cell table:style-name="ce15" table:formula="of:=[.$D$73]*[.Q51]" office:value-type="float" office:value="405" calcext:value-type="float">
            <text:p>405 </text:p>
          </table:table-cell>
          <table:table-cell table:style-name="ce60" table:formula="of:=SUM([.F73:.Q73])" office:value-type="float" office:value="2625" calcext:value-type="float">
            <text:p>2,625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Travel &amp; Entertainment</text:p>
          </table:table-cell>
          <table:table-cell table:style-name="ce17"/>
          <table:table-cell table:style-name="ce27" office:value-type="float" office:value="4000" calcext:value-type="float">
            <text:p>4,000 </text:p>
          </table:table-cell>
          <table:table-cell table:style-name="ce15"/>
          <table:table-cell table:style-name="ce47" table:formula="of:=[.$D$74]*COUNT([.F69:.F70])" office:value-type="float" office:value="8000" calcext:value-type="float">
            <text:p>8,000 </text:p>
          </table:table-cell>
          <table:table-cell table:style-name="ce47" table:formula="of:=[.$D$74]*COUNT([.G69:.G70])" office:value-type="float" office:value="8000" calcext:value-type="float">
            <text:p>8,000 </text:p>
          </table:table-cell>
          <table:table-cell table:style-name="ce47" table:formula="of:=[.$D$74]*COUNT([.H69:.H70])" office:value-type="float" office:value="8000" calcext:value-type="float">
            <text:p>8,000 </text:p>
          </table:table-cell>
          <table:table-cell table:style-name="ce47" table:formula="of:=[.$D$74]*COUNT([.I69:.I70])" office:value-type="float" office:value="8000" calcext:value-type="float">
            <text:p>8,000 </text:p>
          </table:table-cell>
          <table:table-cell table:style-name="ce47" table:formula="of:=[.$D$74]*COUNT([.J69:.J70])" office:value-type="float" office:value="8000" calcext:value-type="float">
            <text:p>8,000 </text:p>
          </table:table-cell>
          <table:table-cell table:style-name="ce47" table:formula="of:=[.$D$74]*COUNT([.K69:.K70])" office:value-type="float" office:value="8000" calcext:value-type="float">
            <text:p>8,000 </text:p>
          </table:table-cell>
          <table:table-cell table:style-name="ce47" table:formula="of:=[.$D$74]*COUNT([.L69:.L70])" office:value-type="float" office:value="8000" calcext:value-type="float">
            <text:p>8,000 </text:p>
          </table:table-cell>
          <table:table-cell table:style-name="ce47" table:formula="of:=[.$D$74]*COUNT([.M69:.M70])" office:value-type="float" office:value="8000" calcext:value-type="float">
            <text:p>8,000 </text:p>
          </table:table-cell>
          <table:table-cell table:style-name="ce47" table:formula="of:=[.$D$74]*COUNT([.N69:.N70])" office:value-type="float" office:value="8000" calcext:value-type="float">
            <text:p>8,000 </text:p>
          </table:table-cell>
          <table:table-cell table:style-name="ce47" table:formula="of:=[.$D$74]*COUNT([.O69:.O70])" office:value-type="float" office:value="8000" calcext:value-type="float">
            <text:p>8,000 </text:p>
          </table:table-cell>
          <table:table-cell table:style-name="ce47" table:formula="of:=[.$D$74]*COUNT([.P69:.P70])" office:value-type="float" office:value="8000" calcext:value-type="float">
            <text:p>8,000 </text:p>
          </table:table-cell>
          <table:table-cell table:style-name="ce47" table:formula="of:=[.$D$74]*COUNT([.Q69:.Q70])" office:value-type="float" office:value="8000" calcext:value-type="float">
            <text:p>8,000 </text:p>
          </table:table-cell>
          <table:table-cell table:style-name="ce66" table:formula="of:=SUM([.F74:.Q74])" office:value-type="float" office:value="96000" calcext:value-type="float">
            <text:p>96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Total Sales</text:p>
          </table:table-cell>
          <table:table-cell table:style-name="ce3" table:number-columns-repeated="2"/>
          <table:table-cell table:style-name="ce15" table:number-columns-repeated="2"/>
          <table:table-cell table:style-name="ce16" table:formula="of:=SUM([.F69:.F74])" office:value-type="float" office:value="26555" calcext:value-type="float">
            <text:p>26,555 </text:p>
          </table:table-cell>
          <table:table-cell table:style-name="ce16" table:formula="of:=SUM([.G69:.G74])" office:value-type="float" office:value="26525" calcext:value-type="float">
            <text:p>26,525 </text:p>
          </table:table-cell>
          <table:table-cell table:style-name="ce16" table:formula="of:=SUM([.H69:.H74])" office:value-type="float" office:value="26525" calcext:value-type="float">
            <text:p>26,525 </text:p>
          </table:table-cell>
          <table:table-cell table:style-name="ce16" table:formula="of:=SUM([.I69:.I74])" office:value-type="float" office:value="26630" calcext:value-type="float">
            <text:p>26,630 </text:p>
          </table:table-cell>
          <table:table-cell table:style-name="ce16" table:formula="of:=SUM([.J69:.J74])" office:value-type="float" office:value="26600" calcext:value-type="float">
            <text:p>26,600 </text:p>
          </table:table-cell>
          <table:table-cell table:style-name="ce16" table:formula="of:=SUM([.K69:.K74])" office:value-type="float" office:value="26705" calcext:value-type="float">
            <text:p>26,705 </text:p>
          </table:table-cell>
          <table:table-cell table:style-name="ce16" table:formula="of:=SUM([.L69:.L74])" office:value-type="float" office:value="26675" calcext:value-type="float">
            <text:p>26,675 </text:p>
          </table:table-cell>
          <table:table-cell table:style-name="ce16" table:formula="of:=SUM([.M69:.M74])" office:value-type="float" office:value="26675" calcext:value-type="float">
            <text:p>26,675 </text:p>
          </table:table-cell>
          <table:table-cell table:style-name="ce16" table:formula="of:=SUM([.N69:.N74])" office:value-type="float" office:value="26780" calcext:value-type="float">
            <text:p>26,780 </text:p>
          </table:table-cell>
          <table:table-cell table:style-name="ce16" table:formula="of:=SUM([.O69:.O74])" office:value-type="float" office:value="26750" calcext:value-type="float">
            <text:p>26,750 </text:p>
          </table:table-cell>
          <table:table-cell table:style-name="ce16" table:formula="of:=SUM([.P69:.P74])" office:value-type="float" office:value="26750" calcext:value-type="float">
            <text:p>26,750 </text:p>
          </table:table-cell>
          <table:table-cell table:style-name="ce16" table:formula="of:=SUM([.Q69:.Q74])" office:value-type="float" office:value="26855" calcext:value-type="float">
            <text:p>26,855 </text:p>
          </table:table-cell>
          <table:table-cell table:style-name="ce67" table:formula="of:=SUM([.F75:.Q75])" office:value-type="float" office:value="320025" calcext:value-type="float">
            <text:p>320,025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Marketing</text:p>
          </table:table-cell>
          <table:table-cell table:style-name="ce3" table:number-columns-repeated="2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Employee 1</text:p>
          </table:table-cell>
          <table:table-cell table:style-name="ce17"/>
          <table:table-cell table:style-name="ce27" office:value-type="float" office:value="55000" calcext:value-type="float">
            <text:p>55,000 </text:p>
          </table:table-cell>
          <table:table-cell table:style-name="ce15"/>
          <table:table-cell table:style-name="ce15" table:formula="of:=[.$D$78]/12" office:value-type="float" office:value="4583.33333333333" calcext:value-type="float">
            <text:p>4,583 </text:p>
          </table:table-cell>
          <table:table-cell table:style-name="ce15" table:formula="of:=[.$D$78]/12" office:value-type="float" office:value="4583.33333333333" calcext:value-type="float">
            <text:p>4,583 </text:p>
          </table:table-cell>
          <table:table-cell table:style-name="ce15" table:formula="of:=[.$D$78]/12" office:value-type="float" office:value="4583.33333333333" calcext:value-type="float">
            <text:p>4,583 </text:p>
          </table:table-cell>
          <table:table-cell table:style-name="ce15" table:formula="of:=[.$D$78]/12" office:value-type="float" office:value="4583.33333333333" calcext:value-type="float">
            <text:p>4,583 </text:p>
          </table:table-cell>
          <table:table-cell table:style-name="ce15" table:formula="of:=[.$D$78]/12" office:value-type="float" office:value="4583.33333333333" calcext:value-type="float">
            <text:p>4,583 </text:p>
          </table:table-cell>
          <table:table-cell table:style-name="ce15" table:formula="of:=[.$D$78]/12" office:value-type="float" office:value="4583.33333333333" calcext:value-type="float">
            <text:p>4,583 </text:p>
          </table:table-cell>
          <table:table-cell table:style-name="ce15" table:formula="of:=[.$D$78]/12" office:value-type="float" office:value="4583.33333333333" calcext:value-type="float">
            <text:p>4,583 </text:p>
          </table:table-cell>
          <table:table-cell table:style-name="ce15" table:formula="of:=[.$D$78]/12" office:value-type="float" office:value="4583.33333333333" calcext:value-type="float">
            <text:p>4,583 </text:p>
          </table:table-cell>
          <table:table-cell table:style-name="ce15" table:formula="of:=[.$D$78]/12" office:value-type="float" office:value="4583.33333333333" calcext:value-type="float">
            <text:p>4,583 </text:p>
          </table:table-cell>
          <table:table-cell table:style-name="ce15" table:formula="of:=[.$D$78]/12" office:value-type="float" office:value="4583.33333333333" calcext:value-type="float">
            <text:p>4,583 </text:p>
          </table:table-cell>
          <table:table-cell table:style-name="ce15" table:formula="of:=[.$D$78]/12" office:value-type="float" office:value="4583.33333333333" calcext:value-type="float">
            <text:p>4,583 </text:p>
          </table:table-cell>
          <table:table-cell table:style-name="ce15" table:formula="of:=[.$D$78]/12" office:value-type="float" office:value="4583.33333333333" calcext:value-type="float">
            <text:p>4,583 </text:p>
          </table:table-cell>
          <table:table-cell table:style-name="ce60" table:formula="of:=SUM([.F78:.Q78])" office:value-type="float" office:value="55000" calcext:value-type="float">
            <text:p>55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Marketing Campaigns</text:p>
          </table:table-cell>
          <table:table-cell table:style-name="ce17"/>
          <table:table-cell table:style-name="ce15" table:number-columns-repeated="2"/>
          <table:table-cell table:number-columns-repeated="2" table:style-name="ce27" office:value-type="float" office:value="1000" calcext:value-type="float">
            <text:p>1,000 </text:p>
          </table:table-cell>
          <table:table-cell table:style-name="ce27" office:value-type="float" office:value="2000" calcext:value-type="float">
            <text:p>2,000 </text:p>
          </table:table-cell>
          <table:table-cell table:number-columns-repeated="4" table:style-name="ce27" office:value-type="float" office:value="5000" calcext:value-type="float">
            <text:p>5,000 </text:p>
          </table:table-cell>
          <table:table-cell table:number-columns-repeated="2" table:style-name="ce27" office:value-type="float" office:value="8000" calcext:value-type="float">
            <text:p>8,000 </text:p>
          </table:table-cell>
          <table:table-cell table:number-columns-repeated="3" table:style-name="ce27" office:value-type="float" office:value="10000" calcext:value-type="float">
            <text:p>10,000 </text:p>
          </table:table-cell>
          <table:table-cell table:style-name="ce60" table:formula="of:=SUM([.F80:.Q80])" office:value-type="float" office:value="70000" calcext:value-type="float">
            <text:p>70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Fringe &amp; Benefits</text:p>
          </table:table-cell>
          <table:table-cell table:style-name="ce17"/>
          <table:table-cell table:style-name="ce40" office:value-type="percentage" office:value="0.23" calcext:value-type="percentage">
            <text:p>23%</text:p>
          </table:table-cell>
          <table:table-cell table:style-name="ce15"/>
          <table:table-cell table:style-name="ce15" table:formula="of:=[.$D$82]*SUM([.F78])" office:value-type="float" office:value="1054.16666666667" calcext:value-type="float">
            <text:p>1,054 </text:p>
          </table:table-cell>
          <table:table-cell table:style-name="ce15" table:formula="of:=[.$D$82]*SUM([.G78])" office:value-type="float" office:value="1054.16666666667" calcext:value-type="float">
            <text:p>1,054 </text:p>
          </table:table-cell>
          <table:table-cell table:style-name="ce15" table:formula="of:=[.$D$82]*SUM([.H78])" office:value-type="float" office:value="1054.16666666667" calcext:value-type="float">
            <text:p>1,054 </text:p>
          </table:table-cell>
          <table:table-cell table:style-name="ce15" table:formula="of:=[.$D$82]*SUM([.I78])" office:value-type="float" office:value="1054.16666666667" calcext:value-type="float">
            <text:p>1,054 </text:p>
          </table:table-cell>
          <table:table-cell table:style-name="ce15" table:formula="of:=[.$D$82]*SUM([.J78])" office:value-type="float" office:value="1054.16666666667" calcext:value-type="float">
            <text:p>1,054 </text:p>
          </table:table-cell>
          <table:table-cell table:style-name="ce15" table:formula="of:=[.$D$82]*SUM([.K78])" office:value-type="float" office:value="1054.16666666667" calcext:value-type="float">
            <text:p>1,054 </text:p>
          </table:table-cell>
          <table:table-cell table:style-name="ce15" table:formula="of:=[.$D$82]*SUM([.L78])" office:value-type="float" office:value="1054.16666666667" calcext:value-type="float">
            <text:p>1,054 </text:p>
          </table:table-cell>
          <table:table-cell table:style-name="ce15" table:formula="of:=[.$D$82]*SUM([.M78])" office:value-type="float" office:value="1054.16666666667" calcext:value-type="float">
            <text:p>1,054 </text:p>
          </table:table-cell>
          <table:table-cell table:style-name="ce15" table:formula="of:=[.$D$82]*SUM([.N78])" office:value-type="float" office:value="1054.16666666667" calcext:value-type="float">
            <text:p>1,054 </text:p>
          </table:table-cell>
          <table:table-cell table:style-name="ce15" table:formula="of:=[.$D$82]*SUM([.O78])" office:value-type="float" office:value="1054.16666666667" calcext:value-type="float">
            <text:p>1,054 </text:p>
          </table:table-cell>
          <table:table-cell table:style-name="ce15" table:formula="of:=[.$D$82]*SUM([.P78])" office:value-type="float" office:value="1054.16666666667" calcext:value-type="float">
            <text:p>1,054 </text:p>
          </table:table-cell>
          <table:table-cell table:style-name="ce15" table:formula="of:=[.$D$82]*SUM([.Q78])" office:value-type="float" office:value="1054.16666666667" calcext:value-type="float">
            <text:p>1,054 </text:p>
          </table:table-cell>
          <table:table-cell table:style-name="ce60" table:formula="of:=SUM([.F82:.Q82])" office:value-type="float" office:value="12650" calcext:value-type="float">
            <text:p>12,65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Travel &amp; Entertainment</text:p>
          </table:table-cell>
          <table:table-cell table:style-name="ce17"/>
          <table:table-cell table:style-name="ce27" office:value-type="float" office:value="1000" calcext:value-type="float">
            <text:p>1,000 </text:p>
          </table:table-cell>
          <table:table-cell table:style-name="ce15"/>
          <table:table-cell table:style-name="ce47" table:formula="of:=[.$D$83]*COUNT([.F78])" office:value-type="float" office:value="1000" calcext:value-type="float">
            <text:p>1,000 </text:p>
          </table:table-cell>
          <table:table-cell table:style-name="ce47" table:formula="of:=[.$D$83]*COUNT([.G78])" office:value-type="float" office:value="1000" calcext:value-type="float">
            <text:p>1,000 </text:p>
          </table:table-cell>
          <table:table-cell table:style-name="ce47" table:formula="of:=[.$D$83]*COUNT([.H78])" office:value-type="float" office:value="1000" calcext:value-type="float">
            <text:p>1,000 </text:p>
          </table:table-cell>
          <table:table-cell table:style-name="ce47" table:formula="of:=[.$D$83]*COUNT([.I78])" office:value-type="float" office:value="1000" calcext:value-type="float">
            <text:p>1,000 </text:p>
          </table:table-cell>
          <table:table-cell table:style-name="ce47" table:formula="of:=[.$D$83]*COUNT([.J78])" office:value-type="float" office:value="1000" calcext:value-type="float">
            <text:p>1,000 </text:p>
          </table:table-cell>
          <table:table-cell table:style-name="ce47" table:formula="of:=[.$D$83]*COUNT([.K78])" office:value-type="float" office:value="1000" calcext:value-type="float">
            <text:p>1,000 </text:p>
          </table:table-cell>
          <table:table-cell table:style-name="ce47" table:formula="of:=[.$D$83]*COUNT([.L78])" office:value-type="float" office:value="1000" calcext:value-type="float">
            <text:p>1,000 </text:p>
          </table:table-cell>
          <table:table-cell table:style-name="ce47" table:formula="of:=[.$D$83]*COUNT([.M78])" office:value-type="float" office:value="1000" calcext:value-type="float">
            <text:p>1,000 </text:p>
          </table:table-cell>
          <table:table-cell table:style-name="ce47" table:formula="of:=[.$D$83]*COUNT([.N78])" office:value-type="float" office:value="1000" calcext:value-type="float">
            <text:p>1,000 </text:p>
          </table:table-cell>
          <table:table-cell table:style-name="ce47" table:formula="of:=[.$D$83]*COUNT([.O78])" office:value-type="float" office:value="1000" calcext:value-type="float">
            <text:p>1,000 </text:p>
          </table:table-cell>
          <table:table-cell table:style-name="ce47" table:formula="of:=[.$D$83]*COUNT([.P78])" office:value-type="float" office:value="1000" calcext:value-type="float">
            <text:p>1,000 </text:p>
          </table:table-cell>
          <table:table-cell table:style-name="ce47" table:formula="of:=[.$D$83]*COUNT([.Q78])" office:value-type="float" office:value="1000" calcext:value-type="float">
            <text:p>1,000 </text:p>
          </table:table-cell>
          <table:table-cell table:style-name="ce66" table:formula="of:=SUM([.F83:.Q83])" office:value-type="float" office:value="12000" calcext:value-type="float">
            <text:p>12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Total Marketing</text:p>
          </table:table-cell>
          <table:table-cell table:style-name="ce3" table:number-columns-repeated="2"/>
          <table:table-cell table:style-name="ce15" table:number-columns-repeated="2"/>
          <table:table-cell table:style-name="ce16" table:formula="of:=SUM([.F78:.F83])" office:value-type="float" office:value="7637.5" calcext:value-type="float">
            <text:p>7,638 </text:p>
          </table:table-cell>
          <table:table-cell table:style-name="ce16" table:formula="of:=SUM([.G78:.G83])" office:value-type="float" office:value="7637.5" calcext:value-type="float">
            <text:p>7,638 </text:p>
          </table:table-cell>
          <table:table-cell table:style-name="ce16" table:formula="of:=SUM([.H78:.H83])" office:value-type="float" office:value="8637.5" calcext:value-type="float">
            <text:p>8,638 </text:p>
          </table:table-cell>
          <table:table-cell table:style-name="ce16" table:formula="of:=SUM([.I78:.I83])" office:value-type="float" office:value="11637.5" calcext:value-type="float">
            <text:p>11,638 </text:p>
          </table:table-cell>
          <table:table-cell table:style-name="ce16" table:formula="of:=SUM([.J78:.J83])" office:value-type="float" office:value="11637.5" calcext:value-type="float">
            <text:p>11,638 </text:p>
          </table:table-cell>
          <table:table-cell table:style-name="ce16" table:formula="of:=SUM([.K78:.K83])" office:value-type="float" office:value="11637.5" calcext:value-type="float">
            <text:p>11,638 </text:p>
          </table:table-cell>
          <table:table-cell table:style-name="ce16" table:formula="of:=SUM([.L78:.L83])" office:value-type="float" office:value="11637.5" calcext:value-type="float">
            <text:p>11,638 </text:p>
          </table:table-cell>
          <table:table-cell table:style-name="ce16" table:formula="of:=SUM([.M78:.M83])" office:value-type="float" office:value="14637.5" calcext:value-type="float">
            <text:p>14,638 </text:p>
          </table:table-cell>
          <table:table-cell table:style-name="ce16" table:formula="of:=SUM([.N78:.N83])" office:value-type="float" office:value="14637.5" calcext:value-type="float">
            <text:p>14,638 </text:p>
          </table:table-cell>
          <table:table-cell table:style-name="ce16" table:formula="of:=SUM([.O78:.O83])" office:value-type="float" office:value="16637.5" calcext:value-type="float">
            <text:p>16,638 </text:p>
          </table:table-cell>
          <table:table-cell table:style-name="ce16" table:formula="of:=SUM([.P78:.P83])" office:value-type="float" office:value="16637.5" calcext:value-type="float">
            <text:p>16,638 </text:p>
          </table:table-cell>
          <table:table-cell table:style-name="ce16" table:formula="of:=SUM([.Q78:.Q83])" office:value-type="float" office:value="16637.5" calcext:value-type="float">
            <text:p>16,638 </text:p>
          </table:table-cell>
          <table:table-cell table:style-name="ce67" table:formula="of:=SUM([.F84:.Q84])" office:value-type="float" office:value="149650" calcext:value-type="float">
            <text:p>149,65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Operations</text:p>
          </table:table-cell>
          <table:table-cell table:style-name="ce3" table:number-columns-repeated="2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Employee 1</text:p>
          </table:table-cell>
          <table:table-cell table:style-name="ce17"/>
          <table:table-cell table:style-name="ce27" office:value-type="float" office:value="90000" calcext:value-type="float">
            <text:p>90,000 </text:p>
          </table:table-cell>
          <table:table-cell table:style-name="ce15"/>
          <table:table-cell table:style-name="ce15" table:formula="of:=[.$D$87]/12" office:value-type="float" office:value="7500" calcext:value-type="float">
            <text:p>7,500 </text:p>
          </table:table-cell>
          <table:table-cell table:style-name="ce15" table:formula="of:=[.$D$87]/12" office:value-type="float" office:value="7500" calcext:value-type="float">
            <text:p>7,500 </text:p>
          </table:table-cell>
          <table:table-cell table:style-name="ce15" table:formula="of:=[.$D$87]/12" office:value-type="float" office:value="7500" calcext:value-type="float">
            <text:p>7,500 </text:p>
          </table:table-cell>
          <table:table-cell table:style-name="ce15" table:formula="of:=[.$D$87]/12" office:value-type="float" office:value="7500" calcext:value-type="float">
            <text:p>7,500 </text:p>
          </table:table-cell>
          <table:table-cell table:style-name="ce15" table:formula="of:=[.$D$87]/12" office:value-type="float" office:value="7500" calcext:value-type="float">
            <text:p>7,500 </text:p>
          </table:table-cell>
          <table:table-cell table:style-name="ce15" table:formula="of:=[.$D$87]/12" office:value-type="float" office:value="7500" calcext:value-type="float">
            <text:p>7,500 </text:p>
          </table:table-cell>
          <table:table-cell table:style-name="ce15" table:formula="of:=[.$D$87]/12" office:value-type="float" office:value="7500" calcext:value-type="float">
            <text:p>7,500 </text:p>
          </table:table-cell>
          <table:table-cell table:style-name="ce15" table:formula="of:=[.$D$87]/12" office:value-type="float" office:value="7500" calcext:value-type="float">
            <text:p>7,500 </text:p>
          </table:table-cell>
          <table:table-cell table:style-name="ce15" table:formula="of:=[.$D$87]/12" office:value-type="float" office:value="7500" calcext:value-type="float">
            <text:p>7,500 </text:p>
          </table:table-cell>
          <table:table-cell table:style-name="ce15" table:formula="of:=[.$D$87]/12" office:value-type="float" office:value="7500" calcext:value-type="float">
            <text:p>7,500 </text:p>
          </table:table-cell>
          <table:table-cell table:style-name="ce15" table:formula="of:=[.$D$87]/12" office:value-type="float" office:value="7500" calcext:value-type="float">
            <text:p>7,500 </text:p>
          </table:table-cell>
          <table:table-cell table:style-name="ce15" table:formula="of:=[.$D$87]/12" office:value-type="float" office:value="7500" calcext:value-type="float">
            <text:p>7,500 </text:p>
          </table:table-cell>
          <table:table-cell table:style-name="ce60" table:formula="of:=SUM([.F87:.Q87])" office:value-type="float" office:value="90000" calcext:value-type="float">
            <text:p>90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Employee 2</text:p>
          </table:table-cell>
          <table:table-cell table:style-name="ce17"/>
          <table:table-cell table:style-name="ce27" office:value-type="float" office:value="90000" calcext:value-type="float">
            <text:p>90,000 </text:p>
          </table:table-cell>
          <table:table-cell table:style-name="ce15" table:number-columns-repeated="8"/>
          <table:table-cell table:style-name="ce15" table:formula="of:=[.$D$88]/12" office:value-type="float" office:value="7500" calcext:value-type="float">
            <text:p>7,500 </text:p>
          </table:table-cell>
          <table:table-cell table:style-name="ce15" table:formula="of:=[.$D$88]/12" office:value-type="float" office:value="7500" calcext:value-type="float">
            <text:p>7,500 </text:p>
          </table:table-cell>
          <table:table-cell table:style-name="ce15" table:formula="of:=[.$D$88]/12" office:value-type="float" office:value="7500" calcext:value-type="float">
            <text:p>7,500 </text:p>
          </table:table-cell>
          <table:table-cell table:style-name="ce15" table:formula="of:=[.$D$88]/12" office:value-type="float" office:value="7500" calcext:value-type="float">
            <text:p>7,500 </text:p>
          </table:table-cell>
          <table:table-cell table:style-name="ce15" table:formula="of:=[.$D$88]/12" office:value-type="float" office:value="7500" calcext:value-type="float">
            <text:p>7,500 </text:p>
          </table:table-cell>
          <table:table-cell table:style-name="ce60" table:formula="of:=SUM([.F88:.Q88])" office:value-type="float" office:value="37500" calcext:value-type="float">
            <text:p>37,5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Employee 3</text:p>
          </table:table-cell>
          <table:table-cell table:style-name="ce17"/>
          <table:table-cell table:style-name="ce27" office:value-type="float" office:value="90000" calcext:value-type="float">
            <text:p>90,000 </text:p>
          </table:table-cell>
          <table:table-cell table:style-name="ce15"/>
          <table:table-cell table:style-name="ce15" table:formula="of:=[.$D$89]/12" office:value-type="float" office:value="7500" calcext:value-type="float">
            <text:p>7,500 </text:p>
          </table:table-cell>
          <table:table-cell table:style-name="ce15" table:formula="of:=[.$D$89]/12" office:value-type="float" office:value="7500" calcext:value-type="float">
            <text:p>7,500 </text:p>
          </table:table-cell>
          <table:table-cell table:style-name="ce15" table:formula="of:=[.$D$89]/12" office:value-type="float" office:value="7500" calcext:value-type="float">
            <text:p>7,500 </text:p>
          </table:table-cell>
          <table:table-cell table:style-name="ce15" table:formula="of:=[.$D$89]/12" office:value-type="float" office:value="7500" calcext:value-type="float">
            <text:p>7,500 </text:p>
          </table:table-cell>
          <table:table-cell table:style-name="ce15" table:formula="of:=[.$D$89]/12" office:value-type="float" office:value="7500" calcext:value-type="float">
            <text:p>7,500 </text:p>
          </table:table-cell>
          <table:table-cell table:style-name="ce15" table:formula="of:=[.$D$89]/12" office:value-type="float" office:value="7500" calcext:value-type="float">
            <text:p>7,500 </text:p>
          </table:table-cell>
          <table:table-cell table:style-name="ce15" table:formula="of:=[.$D$89]/12" office:value-type="float" office:value="7500" calcext:value-type="float">
            <text:p>7,500 </text:p>
          </table:table-cell>
          <table:table-cell table:style-name="ce15" table:formula="of:=[.$D$89]/12" office:value-type="float" office:value="7500" calcext:value-type="float">
            <text:p>7,500 </text:p>
          </table:table-cell>
          <table:table-cell table:style-name="ce15" table:formula="of:=[.$D$89]/12" office:value-type="float" office:value="7500" calcext:value-type="float">
            <text:p>7,500 </text:p>
          </table:table-cell>
          <table:table-cell table:style-name="ce15" table:formula="of:=[.$D$89]/12" office:value-type="float" office:value="7500" calcext:value-type="float">
            <text:p>7,500 </text:p>
          </table:table-cell>
          <table:table-cell table:style-name="ce15" table:formula="of:=[.$D$89]/12" office:value-type="float" office:value="7500" calcext:value-type="float">
            <text:p>7,500 </text:p>
          </table:table-cell>
          <table:table-cell table:style-name="ce15" table:formula="of:=[.$D$89]/12" office:value-type="float" office:value="7500" calcext:value-type="float">
            <text:p>7,500 </text:p>
          </table:table-cell>
          <table:table-cell table:style-name="ce60" table:formula="of:=SUM([.F89:.Q89])" office:value-type="float" office:value="90000" calcext:value-type="float">
            <text:p>90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Fringe &amp; Benefits</text:p>
          </table:table-cell>
          <table:table-cell table:style-name="ce17"/>
          <table:table-cell table:style-name="ce40" office:value-type="percentage" office:value="0.23" calcext:value-type="percentage">
            <text:p>23%</text:p>
          </table:table-cell>
          <table:table-cell table:style-name="ce15"/>
          <table:table-cell table:style-name="ce15" table:formula="of:=[.$D$91]*SUM([.F87:.F89])" office:value-type="float" office:value="3450" calcext:value-type="float">
            <text:p>3,450 </text:p>
          </table:table-cell>
          <table:table-cell table:style-name="ce15" table:formula="of:=[.$D$91]*SUM([.G87:.G89])" office:value-type="float" office:value="3450" calcext:value-type="float">
            <text:p>3,450 </text:p>
          </table:table-cell>
          <table:table-cell table:style-name="ce15" table:formula="of:=[.$D$91]*SUM([.H87:.H89])" office:value-type="float" office:value="3450" calcext:value-type="float">
            <text:p>3,450 </text:p>
          </table:table-cell>
          <table:table-cell table:style-name="ce15" table:formula="of:=[.$D$91]*SUM([.I87:.I89])" office:value-type="float" office:value="3450" calcext:value-type="float">
            <text:p>3,450 </text:p>
          </table:table-cell>
          <table:table-cell table:style-name="ce15" table:formula="of:=[.$D$91]*SUM([.J87:.J89])" office:value-type="float" office:value="3450" calcext:value-type="float">
            <text:p>3,450 </text:p>
          </table:table-cell>
          <table:table-cell table:style-name="ce15" table:formula="of:=[.$D$91]*SUM([.K87:.K89])" office:value-type="float" office:value="3450" calcext:value-type="float">
            <text:p>3,450 </text:p>
          </table:table-cell>
          <table:table-cell table:style-name="ce15" table:formula="of:=[.$D$91]*SUM([.L87:.L89])" office:value-type="float" office:value="3450" calcext:value-type="float">
            <text:p>3,450 </text:p>
          </table:table-cell>
          <table:table-cell table:style-name="ce15" table:formula="of:=[.$D$91]*SUM([.M87:.M89])" office:value-type="float" office:value="5175" calcext:value-type="float">
            <text:p>5,175 </text:p>
          </table:table-cell>
          <table:table-cell table:style-name="ce15" table:formula="of:=[.$D$91]*SUM([.N87:.N89])" office:value-type="float" office:value="5175" calcext:value-type="float">
            <text:p>5,175 </text:p>
          </table:table-cell>
          <table:table-cell table:style-name="ce15" table:formula="of:=[.$D$91]*SUM([.O87:.O89])" office:value-type="float" office:value="5175" calcext:value-type="float">
            <text:p>5,175 </text:p>
          </table:table-cell>
          <table:table-cell table:style-name="ce15" table:formula="of:=[.$D$91]*SUM([.P87:.P89])" office:value-type="float" office:value="5175" calcext:value-type="float">
            <text:p>5,175 </text:p>
          </table:table-cell>
          <table:table-cell table:style-name="ce15" table:formula="of:=[.$D$91]*SUM([.Q87:.Q89])" office:value-type="float" office:value="5175" calcext:value-type="float">
            <text:p>5,175 </text:p>
          </table:table-cell>
          <table:table-cell table:style-name="ce60" table:formula="of:=SUM([.F91:.Q91])" office:value-type="float" office:value="50025" calcext:value-type="float">
            <text:p>50,025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Travel &amp; Entertainment</text:p>
          </table:table-cell>
          <table:table-cell table:style-name="ce17"/>
          <table:table-cell table:style-name="ce27" office:value-type="float" office:value="1000" calcext:value-type="float">
            <text:p>1,000 </text:p>
          </table:table-cell>
          <table:table-cell table:style-name="ce15"/>
          <table:table-cell table:style-name="ce47" table:formula="of:=[.$D$92]*COUNT([.F87:.F89])" office:value-type="float" office:value="2000" calcext:value-type="float">
            <text:p>2,000 </text:p>
          </table:table-cell>
          <table:table-cell table:style-name="ce47" table:formula="of:=[.$D$92]*COUNT([.G87:.G89])" office:value-type="float" office:value="2000" calcext:value-type="float">
            <text:p>2,000 </text:p>
          </table:table-cell>
          <table:table-cell table:style-name="ce47" table:formula="of:=[.$D$92]*COUNT([.H87:.H89])" office:value-type="float" office:value="2000" calcext:value-type="float">
            <text:p>2,000 </text:p>
          </table:table-cell>
          <table:table-cell table:style-name="ce47" table:formula="of:=[.$D$92]*COUNT([.I87:.I89])" office:value-type="float" office:value="2000" calcext:value-type="float">
            <text:p>2,000 </text:p>
          </table:table-cell>
          <table:table-cell table:style-name="ce47" table:formula="of:=[.$D$92]*COUNT([.J87:.J89])" office:value-type="float" office:value="2000" calcext:value-type="float">
            <text:p>2,000 </text:p>
          </table:table-cell>
          <table:table-cell table:style-name="ce47" table:formula="of:=[.$D$92]*COUNT([.K87:.K89])" office:value-type="float" office:value="2000" calcext:value-type="float">
            <text:p>2,000 </text:p>
          </table:table-cell>
          <table:table-cell table:style-name="ce47" table:formula="of:=[.$D$92]*COUNT([.L87:.L89])" office:value-type="float" office:value="2000" calcext:value-type="float">
            <text:p>2,000 </text:p>
          </table:table-cell>
          <table:table-cell table:style-name="ce47" table:formula="of:=[.$D$92]*COUNT([.M87:.M89])" office:value-type="float" office:value="3000" calcext:value-type="float">
            <text:p>3,000 </text:p>
          </table:table-cell>
          <table:table-cell table:style-name="ce47" table:formula="of:=[.$D$92]*COUNT([.N87:.N89])" office:value-type="float" office:value="3000" calcext:value-type="float">
            <text:p>3,000 </text:p>
          </table:table-cell>
          <table:table-cell table:style-name="ce47" table:formula="of:=[.$D$92]*COUNT([.O87:.O89])" office:value-type="float" office:value="3000" calcext:value-type="float">
            <text:p>3,000 </text:p>
          </table:table-cell>
          <table:table-cell table:style-name="ce47" table:formula="of:=[.$D$92]*COUNT([.P87:.P89])" office:value-type="float" office:value="3000" calcext:value-type="float">
            <text:p>3,000 </text:p>
          </table:table-cell>
          <table:table-cell table:style-name="ce47" table:formula="of:=[.$D$92]*COUNT([.Q87:.Q89])" office:value-type="float" office:value="3000" calcext:value-type="float">
            <text:p>3,000 </text:p>
          </table:table-cell>
          <table:table-cell table:style-name="ce66" table:formula="of:=SUM([.F92:.Q92])" office:value-type="float" office:value="29000" calcext:value-type="float">
            <text:p>29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Total Operations</text:p>
          </table:table-cell>
          <table:table-cell table:style-name="ce3" table:number-columns-repeated="2"/>
          <table:table-cell table:style-name="ce15" table:number-columns-repeated="2"/>
          <table:table-cell table:style-name="ce16" table:formula="of:=SUM([.F87:.F92])" office:value-type="float" office:value="20450" calcext:value-type="float">
            <text:p>20,450 </text:p>
          </table:table-cell>
          <table:table-cell table:style-name="ce16" table:formula="of:=SUM([.G87:.G92])" office:value-type="float" office:value="20450" calcext:value-type="float">
            <text:p>20,450 </text:p>
          </table:table-cell>
          <table:table-cell table:style-name="ce16" table:formula="of:=SUM([.H87:.H92])" office:value-type="float" office:value="20450" calcext:value-type="float">
            <text:p>20,450 </text:p>
          </table:table-cell>
          <table:table-cell table:style-name="ce16" table:formula="of:=SUM([.I87:.I92])" office:value-type="float" office:value="20450" calcext:value-type="float">
            <text:p>20,450 </text:p>
          </table:table-cell>
          <table:table-cell table:style-name="ce16" table:formula="of:=SUM([.J87:.J92])" office:value-type="float" office:value="20450" calcext:value-type="float">
            <text:p>20,450 </text:p>
          </table:table-cell>
          <table:table-cell table:style-name="ce16" table:formula="of:=SUM([.K87:.K92])" office:value-type="float" office:value="20450" calcext:value-type="float">
            <text:p>20,450 </text:p>
          </table:table-cell>
          <table:table-cell table:style-name="ce16" table:formula="of:=SUM([.L87:.L92])" office:value-type="float" office:value="20450" calcext:value-type="float">
            <text:p>20,450 </text:p>
          </table:table-cell>
          <table:table-cell table:style-name="ce16" table:formula="of:=SUM([.M87:.M92])" office:value-type="float" office:value="30675" calcext:value-type="float">
            <text:p>30,675 </text:p>
          </table:table-cell>
          <table:table-cell table:style-name="ce16" table:formula="of:=SUM([.N87:.N92])" office:value-type="float" office:value="30675" calcext:value-type="float">
            <text:p>30,675 </text:p>
          </table:table-cell>
          <table:table-cell table:style-name="ce16" table:formula="of:=SUM([.O87:.O92])" office:value-type="float" office:value="30675" calcext:value-type="float">
            <text:p>30,675 </text:p>
          </table:table-cell>
          <table:table-cell table:style-name="ce16" table:formula="of:=SUM([.P87:.P92])" office:value-type="float" office:value="30675" calcext:value-type="float">
            <text:p>30,675 </text:p>
          </table:table-cell>
          <table:table-cell table:style-name="ce16" table:formula="of:=SUM([.Q87:.Q92])" office:value-type="float" office:value="30675" calcext:value-type="float">
            <text:p>30,675 </text:p>
          </table:table-cell>
          <table:table-cell table:style-name="ce67" table:formula="of:=SUM([.F93:.Q93])" office:value-type="float" office:value="296525" calcext:value-type="float">
            <text:p>296,525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Research &amp; Development</text:p>
          </table:table-cell>
          <table:table-cell table:style-name="ce3" table:number-columns-repeated="2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Employee 1</text:p>
          </table:table-cell>
          <table:table-cell table:style-name="ce17"/>
          <table:table-cell table:style-name="ce27" office:value-type="float" office:value="90000" calcext:value-type="float">
            <text:p>90,000 </text:p>
          </table:table-cell>
          <table:table-cell table:style-name="ce15"/>
          <table:table-cell table:style-name="ce15" table:formula="of:=[.$D$96]/12" office:value-type="float" office:value="7500" calcext:value-type="float">
            <text:p>7,500 </text:p>
          </table:table-cell>
          <table:table-cell table:style-name="ce15" table:formula="of:=[.$D$96]/12" office:value-type="float" office:value="7500" calcext:value-type="float">
            <text:p>7,500 </text:p>
          </table:table-cell>
          <table:table-cell table:style-name="ce15" table:formula="of:=[.$D$96]/12" office:value-type="float" office:value="7500" calcext:value-type="float">
            <text:p>7,500 </text:p>
          </table:table-cell>
          <table:table-cell table:style-name="ce15" table:formula="of:=[.$D$96]/12" office:value-type="float" office:value="7500" calcext:value-type="float">
            <text:p>7,500 </text:p>
          </table:table-cell>
          <table:table-cell table:style-name="ce15" table:formula="of:=[.$D$96]/12" office:value-type="float" office:value="7500" calcext:value-type="float">
            <text:p>7,500 </text:p>
          </table:table-cell>
          <table:table-cell table:style-name="ce15" table:formula="of:=[.$D$96]/12" office:value-type="float" office:value="7500" calcext:value-type="float">
            <text:p>7,500 </text:p>
          </table:table-cell>
          <table:table-cell table:style-name="ce15" table:formula="of:=[.$D$96]/12" office:value-type="float" office:value="7500" calcext:value-type="float">
            <text:p>7,500 </text:p>
          </table:table-cell>
          <table:table-cell table:style-name="ce15" table:formula="of:=[.$D$96]/12" office:value-type="float" office:value="7500" calcext:value-type="float">
            <text:p>7,500 </text:p>
          </table:table-cell>
          <table:table-cell table:style-name="ce15" table:formula="of:=[.$D$96]/12" office:value-type="float" office:value="7500" calcext:value-type="float">
            <text:p>7,500 </text:p>
          </table:table-cell>
          <table:table-cell table:style-name="ce15" table:formula="of:=[.$D$96]/12" office:value-type="float" office:value="7500" calcext:value-type="float">
            <text:p>7,500 </text:p>
          </table:table-cell>
          <table:table-cell table:style-name="ce15" table:formula="of:=[.$D$96]/12" office:value-type="float" office:value="7500" calcext:value-type="float">
            <text:p>7,500 </text:p>
          </table:table-cell>
          <table:table-cell table:style-name="ce15" table:formula="of:=[.$D$96]/12" office:value-type="float" office:value="7500" calcext:value-type="float">
            <text:p>7,500 </text:p>
          </table:table-cell>
          <table:table-cell table:style-name="ce60" table:formula="of:=SUM([.F96:.Q96])" office:value-type="float" office:value="90000" calcext:value-type="float">
            <text:p>90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Employee 2</text:p>
          </table:table-cell>
          <table:table-cell table:style-name="ce17"/>
          <table:table-cell table:style-name="ce27" office:value-type="float" office:value="90000" calcext:value-type="float">
            <text:p>90,000 </text:p>
          </table:table-cell>
          <table:table-cell table:style-name="ce15" table:number-columns-repeated="4"/>
          <table:table-cell table:style-name="ce15" table:formula="of:=[.$D$97]/12" office:value-type="float" office:value="7500" calcext:value-type="float">
            <text:p>7,500 </text:p>
          </table:table-cell>
          <table:table-cell table:style-name="ce15" table:formula="of:=[.$D$97]/12" office:value-type="float" office:value="7500" calcext:value-type="float">
            <text:p>7,500 </text:p>
          </table:table-cell>
          <table:table-cell table:style-name="ce15" table:formula="of:=[.$D$97]/12" office:value-type="float" office:value="7500" calcext:value-type="float">
            <text:p>7,500 </text:p>
          </table:table-cell>
          <table:table-cell table:style-name="ce15" table:formula="of:=[.$D$97]/12" office:value-type="float" office:value="7500" calcext:value-type="float">
            <text:p>7,500 </text:p>
          </table:table-cell>
          <table:table-cell table:style-name="ce15" table:formula="of:=[.$D$97]/12" office:value-type="float" office:value="7500" calcext:value-type="float">
            <text:p>7,500 </text:p>
          </table:table-cell>
          <table:table-cell table:style-name="ce15" table:formula="of:=[.$D$97]/12" office:value-type="float" office:value="7500" calcext:value-type="float">
            <text:p>7,500 </text:p>
          </table:table-cell>
          <table:table-cell table:style-name="ce15" table:formula="of:=[.$D$97]/12" office:value-type="float" office:value="7500" calcext:value-type="float">
            <text:p>7,500 </text:p>
          </table:table-cell>
          <table:table-cell table:style-name="ce15" table:formula="of:=[.$D$97]/12" office:value-type="float" office:value="7500" calcext:value-type="float">
            <text:p>7,500 </text:p>
          </table:table-cell>
          <table:table-cell table:style-name="ce15" table:formula="of:=[.$D$97]/12" office:value-type="float" office:value="7500" calcext:value-type="float">
            <text:p>7,500 </text:p>
          </table:table-cell>
          <table:table-cell table:style-name="ce60" table:formula="of:=SUM([.F97:.Q97])" office:value-type="float" office:value="67500" calcext:value-type="float">
            <text:p>67,5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Employee 3</text:p>
          </table:table-cell>
          <table:table-cell table:style-name="ce17"/>
          <table:table-cell table:style-name="ce27" office:value-type="float" office:value="90000" calcext:value-type="float">
            <text:p>90,000 </text:p>
          </table:table-cell>
          <table:table-cell table:style-name="ce15"/>
          <table:table-cell table:style-name="ce15" table:formula="of:=[.$D$98]/12" office:value-type="float" office:value="7500" calcext:value-type="float">
            <text:p>7,500 </text:p>
          </table:table-cell>
          <table:table-cell table:style-name="ce15" table:formula="of:=[.$D$98]/12" office:value-type="float" office:value="7500" calcext:value-type="float">
            <text:p>7,500 </text:p>
          </table:table-cell>
          <table:table-cell table:style-name="ce15" table:formula="of:=[.$D$98]/12" office:value-type="float" office:value="7500" calcext:value-type="float">
            <text:p>7,500 </text:p>
          </table:table-cell>
          <table:table-cell table:style-name="ce15" table:formula="of:=[.$D$98]/12" office:value-type="float" office:value="7500" calcext:value-type="float">
            <text:p>7,500 </text:p>
          </table:table-cell>
          <table:table-cell table:style-name="ce15" table:formula="of:=[.$D$98]/12" office:value-type="float" office:value="7500" calcext:value-type="float">
            <text:p>7,500 </text:p>
          </table:table-cell>
          <table:table-cell table:style-name="ce15" table:formula="of:=[.$D$98]/12" office:value-type="float" office:value="7500" calcext:value-type="float">
            <text:p>7,500 </text:p>
          </table:table-cell>
          <table:table-cell table:style-name="ce15" table:formula="of:=[.$D$98]/12" office:value-type="float" office:value="7500" calcext:value-type="float">
            <text:p>7,500 </text:p>
          </table:table-cell>
          <table:table-cell table:style-name="ce15" table:formula="of:=[.$D$98]/12" office:value-type="float" office:value="7500" calcext:value-type="float">
            <text:p>7,500 </text:p>
          </table:table-cell>
          <table:table-cell table:style-name="ce15" table:formula="of:=[.$D$98]/12" office:value-type="float" office:value="7500" calcext:value-type="float">
            <text:p>7,500 </text:p>
          </table:table-cell>
          <table:table-cell table:style-name="ce15" table:formula="of:=[.$D$98]/12" office:value-type="float" office:value="7500" calcext:value-type="float">
            <text:p>7,500 </text:p>
          </table:table-cell>
          <table:table-cell table:style-name="ce15" table:formula="of:=[.$D$98]/12" office:value-type="float" office:value="7500" calcext:value-type="float">
            <text:p>7,500 </text:p>
          </table:table-cell>
          <table:table-cell table:style-name="ce15" table:formula="of:=[.$D$98]/12" office:value-type="float" office:value="7500" calcext:value-type="float">
            <text:p>7,500 </text:p>
          </table:table-cell>
          <table:table-cell table:style-name="ce60" table:formula="of:=SUM([.F98:.Q98])" office:value-type="float" office:value="90000" calcext:value-type="float">
            <text:p>90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 table:number-columns-repeated="3"/>
          <table:table-cell table:style-name="ce15" table:number-columns-repeated="14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/>
          <table:table-cell table:style-name="ce17" office:value-type="string" calcext:value-type="string">
            <text:p>Fringe &amp; Benefits</text:p>
          </table:table-cell>
          <table:table-cell table:style-name="ce17"/>
          <table:table-cell table:style-name="ce40" office:value-type="percentage" office:value="0.23" calcext:value-type="percentage">
            <text:p>23%</text:p>
          </table:table-cell>
          <table:table-cell table:style-name="ce3"/>
          <table:table-cell table:style-name="ce15" table:formula="of:=[.$D$100]*SUM([.F96:.F98])" office:value-type="float" office:value="3450" calcext:value-type="float">
            <text:p>3,450 </text:p>
          </table:table-cell>
          <table:table-cell table:style-name="ce15" table:formula="of:=[.$D$100]*SUM([.G96:.G98])" office:value-type="float" office:value="3450" calcext:value-type="float">
            <text:p>3,450 </text:p>
          </table:table-cell>
          <table:table-cell table:style-name="ce15" table:formula="of:=[.$D$100]*SUM([.H96:.H98])" office:value-type="float" office:value="3450" calcext:value-type="float">
            <text:p>3,450 </text:p>
          </table:table-cell>
          <table:table-cell table:style-name="ce15" table:formula="of:=[.$D$100]*SUM([.I96:.I98])" office:value-type="float" office:value="5175" calcext:value-type="float">
            <text:p>5,175 </text:p>
          </table:table-cell>
          <table:table-cell table:style-name="ce15" table:formula="of:=[.$D$100]*SUM([.J96:.J98])" office:value-type="float" office:value="5175" calcext:value-type="float">
            <text:p>5,175 </text:p>
          </table:table-cell>
          <table:table-cell table:style-name="ce15" table:formula="of:=[.$D$100]*SUM([.K96:.K98])" office:value-type="float" office:value="5175" calcext:value-type="float">
            <text:p>5,175 </text:p>
          </table:table-cell>
          <table:table-cell table:style-name="ce15" table:formula="of:=[.$D$100]*SUM([.L96:.L98])" office:value-type="float" office:value="5175" calcext:value-type="float">
            <text:p>5,175 </text:p>
          </table:table-cell>
          <table:table-cell table:style-name="ce15" table:formula="of:=[.$D$100]*SUM([.M96:.M98])" office:value-type="float" office:value="5175" calcext:value-type="float">
            <text:p>5,175 </text:p>
          </table:table-cell>
          <table:table-cell table:style-name="ce15" table:formula="of:=[.$D$100]*SUM([.N96:.N98])" office:value-type="float" office:value="5175" calcext:value-type="float">
            <text:p>5,175 </text:p>
          </table:table-cell>
          <table:table-cell table:style-name="ce15" table:formula="of:=[.$D$100]*SUM([.O96:.O98])" office:value-type="float" office:value="5175" calcext:value-type="float">
            <text:p>5,175 </text:p>
          </table:table-cell>
          <table:table-cell table:style-name="ce15" table:formula="of:=[.$D$100]*SUM([.P96:.P98])" office:value-type="float" office:value="5175" calcext:value-type="float">
            <text:p>5,175 </text:p>
          </table:table-cell>
          <table:table-cell table:style-name="ce15" table:formula="of:=[.$D$100]*SUM([.Q96:.Q98])" office:value-type="float" office:value="5175" calcext:value-type="float">
            <text:p>5,175 </text:p>
          </table:table-cell>
          <table:table-cell table:style-name="ce60" table:formula="of:=SUM([.F100:.Q100])" office:value-type="float" office:value="56925" calcext:value-type="float">
            <text:p>56,925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 table:number-columns-repeated="17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/>
          <table:table-cell table:style-name="ce27" office:value-type="string" calcext:value-type="string">
            <text:p>R&amp;D Materials</text:p>
          </table:table-cell>
          <table:table-cell table:style-name="ce27"/>
          <table:table-cell table:style-name="ce27" office:value-type="float" office:value="140000" calcext:value-type="float">
            <text:p>140,000 </text:p>
          </table:table-cell>
          <table:table-cell table:style-name="ce15"/>
          <table:table-cell table:style-name="ce15" table:formula="of:=[.$D$102]/12" office:value-type="float" office:value="11666.6666666667" calcext:value-type="float">
            <text:p>11,667 </text:p>
          </table:table-cell>
          <table:table-cell table:style-name="ce15" table:formula="of:=[.$D$102]/12" office:value-type="float" office:value="11666.6666666667" calcext:value-type="float">
            <text:p>11,667 </text:p>
          </table:table-cell>
          <table:table-cell table:style-name="ce15" table:formula="of:=[.$D$102]/12" office:value-type="float" office:value="11666.6666666667" calcext:value-type="float">
            <text:p>11,667 </text:p>
          </table:table-cell>
          <table:table-cell table:style-name="ce15" table:formula="of:=[.$D$102]/12" office:value-type="float" office:value="11666.6666666667" calcext:value-type="float">
            <text:p>11,667 </text:p>
          </table:table-cell>
          <table:table-cell table:style-name="ce15" table:formula="of:=[.$D$102]/12" office:value-type="float" office:value="11666.6666666667" calcext:value-type="float">
            <text:p>11,667 </text:p>
          </table:table-cell>
          <table:table-cell table:style-name="ce15" table:formula="of:=[.$D$102]/12" office:value-type="float" office:value="11666.6666666667" calcext:value-type="float">
            <text:p>11,667 </text:p>
          </table:table-cell>
          <table:table-cell table:style-name="ce15" table:formula="of:=[.$D$102]/12" office:value-type="float" office:value="11666.6666666667" calcext:value-type="float">
            <text:p>11,667 </text:p>
          </table:table-cell>
          <table:table-cell table:style-name="ce15" table:formula="of:=[.$D$102]/12" office:value-type="float" office:value="11666.6666666667" calcext:value-type="float">
            <text:p>11,667 </text:p>
          </table:table-cell>
          <table:table-cell table:style-name="ce15" table:formula="of:=[.$D$102]/12" office:value-type="float" office:value="11666.6666666667" calcext:value-type="float">
            <text:p>11,667 </text:p>
          </table:table-cell>
          <table:table-cell table:style-name="ce15" table:formula="of:=[.$D$102]/12" office:value-type="float" office:value="11666.6666666667" calcext:value-type="float">
            <text:p>11,667 </text:p>
          </table:table-cell>
          <table:table-cell table:style-name="ce15" table:formula="of:=[.$D$102]/12" office:value-type="float" office:value="11666.6666666667" calcext:value-type="float">
            <text:p>11,667 </text:p>
          </table:table-cell>
          <table:table-cell table:style-name="ce15" table:formula="of:=[.$D$102]/12" office:value-type="float" office:value="11666.6666666667" calcext:value-type="float">
            <text:p>11,667 </text:p>
          </table:table-cell>
          <table:table-cell table:style-name="ce60" table:formula="of:=SUM([.F102:.Q102])" office:value-type="float" office:value="140000" calcext:value-type="float">
            <text:p>140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/>
          <table:table-cell table:style-name="ce27" office:value-type="string" calcext:value-type="string">
            <text:p>Software Licenses</text:p>
          </table:table-cell>
          <table:table-cell table:style-name="ce27"/>
          <table:table-cell table:style-name="ce27" office:value-type="float" office:value="30000" calcext:value-type="float">
            <text:p>30,000 </text:p>
          </table:table-cell>
          <table:table-cell table:style-name="ce15"/>
          <table:table-cell table:style-name="ce47" table:formula="of:=[.$D$103]/12" office:value-type="float" office:value="2500" calcext:value-type="float">
            <text:p>2,500 </text:p>
          </table:table-cell>
          <table:table-cell table:style-name="ce47" table:formula="of:=[.$D$103]/12" office:value-type="float" office:value="2500" calcext:value-type="float">
            <text:p>2,500 </text:p>
          </table:table-cell>
          <table:table-cell table:style-name="ce47" table:formula="of:=[.$D$103]/12" office:value-type="float" office:value="2500" calcext:value-type="float">
            <text:p>2,500 </text:p>
          </table:table-cell>
          <table:table-cell table:style-name="ce47" table:formula="of:=[.$D$103]/12" office:value-type="float" office:value="2500" calcext:value-type="float">
            <text:p>2,500 </text:p>
          </table:table-cell>
          <table:table-cell table:style-name="ce47" table:formula="of:=[.$D$103]/12" office:value-type="float" office:value="2500" calcext:value-type="float">
            <text:p>2,500 </text:p>
          </table:table-cell>
          <table:table-cell table:style-name="ce47" table:formula="of:=[.$D$103]/12" office:value-type="float" office:value="2500" calcext:value-type="float">
            <text:p>2,500 </text:p>
          </table:table-cell>
          <table:table-cell table:style-name="ce47" table:formula="of:=[.$D$103]/12" office:value-type="float" office:value="2500" calcext:value-type="float">
            <text:p>2,500 </text:p>
          </table:table-cell>
          <table:table-cell table:style-name="ce47" table:formula="of:=[.$D$103]/12" office:value-type="float" office:value="2500" calcext:value-type="float">
            <text:p>2,500 </text:p>
          </table:table-cell>
          <table:table-cell table:style-name="ce47" table:formula="of:=[.$D$103]/12" office:value-type="float" office:value="2500" calcext:value-type="float">
            <text:p>2,500 </text:p>
          </table:table-cell>
          <table:table-cell table:style-name="ce47" table:formula="of:=[.$D$103]/12" office:value-type="float" office:value="2500" calcext:value-type="float">
            <text:p>2,500 </text:p>
          </table:table-cell>
          <table:table-cell table:style-name="ce47" table:formula="of:=[.$D$103]/12" office:value-type="float" office:value="2500" calcext:value-type="float">
            <text:p>2,500 </text:p>
          </table:table-cell>
          <table:table-cell table:style-name="ce47" table:formula="of:=[.$D$103]/12" office:value-type="float" office:value="2500" calcext:value-type="float">
            <text:p>2,500 </text:p>
          </table:table-cell>
          <table:table-cell table:style-name="ce66" table:formula="of:=SUM([.F103:.Q103])" office:value-type="float" office:value="30000" calcext:value-type="float">
            <text:p>30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6" office:value-type="string" calcext:value-type="string">
            <text:p>Total Research &amp; Development</text:p>
          </table:table-cell>
          <table:table-cell table:style-name="ce15" table:number-columns-repeated="4"/>
          <table:table-cell table:style-name="ce16" table:formula="of:=SUM([.F96:.F103])" office:value-type="float" office:value="32616.6666666667" calcext:value-type="float">
            <text:p>32,617 </text:p>
          </table:table-cell>
          <table:table-cell table:style-name="ce16" table:formula="of:=SUM([.G96:.G103])" office:value-type="float" office:value="32616.6666666667" calcext:value-type="float">
            <text:p>32,617 </text:p>
          </table:table-cell>
          <table:table-cell table:style-name="ce16" table:formula="of:=SUM([.H96:.H103])" office:value-type="float" office:value="32616.6666666667" calcext:value-type="float">
            <text:p>32,617 </text:p>
          </table:table-cell>
          <table:table-cell table:style-name="ce16" table:formula="of:=SUM([.I96:.I103])" office:value-type="float" office:value="41841.6666666667" calcext:value-type="float">
            <text:p>41,842 </text:p>
          </table:table-cell>
          <table:table-cell table:style-name="ce16" table:formula="of:=SUM([.J96:.J103])" office:value-type="float" office:value="41841.6666666667" calcext:value-type="float">
            <text:p>41,842 </text:p>
          </table:table-cell>
          <table:table-cell table:style-name="ce16" table:formula="of:=SUM([.K96:.K103])" office:value-type="float" office:value="41841.6666666667" calcext:value-type="float">
            <text:p>41,842 </text:p>
          </table:table-cell>
          <table:table-cell table:style-name="ce16" table:formula="of:=SUM([.L96:.L103])" office:value-type="float" office:value="41841.6666666667" calcext:value-type="float">
            <text:p>41,842 </text:p>
          </table:table-cell>
          <table:table-cell table:style-name="ce16" table:formula="of:=SUM([.M96:.M103])" office:value-type="float" office:value="41841.6666666667" calcext:value-type="float">
            <text:p>41,842 </text:p>
          </table:table-cell>
          <table:table-cell table:style-name="ce16" table:formula="of:=SUM([.N96:.N103])" office:value-type="float" office:value="41841.6666666667" calcext:value-type="float">
            <text:p>41,842 </text:p>
          </table:table-cell>
          <table:table-cell table:style-name="ce16" table:formula="of:=SUM([.O96:.O103])" office:value-type="float" office:value="41841.6666666667" calcext:value-type="float">
            <text:p>41,842 </text:p>
          </table:table-cell>
          <table:table-cell table:style-name="ce16" table:formula="of:=SUM([.P96:.P103])" office:value-type="float" office:value="41841.6666666667" calcext:value-type="float">
            <text:p>41,842 </text:p>
          </table:table-cell>
          <table:table-cell table:style-name="ce16" table:formula="of:=SUM([.Q96:.Q103])" office:value-type="float" office:value="41841.6666666667" calcext:value-type="float">
            <text:p>41,842 </text:p>
          </table:table-cell>
          <table:table-cell table:style-name="ce67" table:formula="of:=SUM([.F104:.Q104])" office:value-type="float" office:value="474425" calcext:value-type="float">
            <text:p>474,425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 table:number-columns-repeated="17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6" office:value-type="string" calcext:value-type="string">
            <text:p>Corporate</text:p>
          </table:table-cell>
          <table:table-cell table:style-name="ce15" table:number-columns-repeated="16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/>
          <table:table-cell table:style-name="ce27" office:value-type="string" calcext:value-type="string">
            <text:p>CEO</text:p>
          </table:table-cell>
          <table:table-cell table:style-name="ce27"/>
          <table:table-cell table:style-name="ce27" office:value-type="float" office:value="100000" calcext:value-type="float">
            <text:p>100,000 </text:p>
          </table:table-cell>
          <table:table-cell table:style-name="ce15"/>
          <table:table-cell table:style-name="ce15" table:formula="of:=[.$D$107]/12" office:value-type="float" office:value="8333.33333333333" calcext:value-type="float">
            <text:p>8,333 </text:p>
          </table:table-cell>
          <table:table-cell table:style-name="ce15" table:formula="of:=[.$D$107]/12" office:value-type="float" office:value="8333.33333333333" calcext:value-type="float">
            <text:p>8,333 </text:p>
          </table:table-cell>
          <table:table-cell table:style-name="ce15" table:formula="of:=[.$D$107]/12" office:value-type="float" office:value="8333.33333333333" calcext:value-type="float">
            <text:p>8,333 </text:p>
          </table:table-cell>
          <table:table-cell table:style-name="ce15" table:formula="of:=[.$D$107]/12" office:value-type="float" office:value="8333.33333333333" calcext:value-type="float">
            <text:p>8,333 </text:p>
          </table:table-cell>
          <table:table-cell table:style-name="ce15" table:formula="of:=[.$D$107]/12" office:value-type="float" office:value="8333.33333333333" calcext:value-type="float">
            <text:p>8,333 </text:p>
          </table:table-cell>
          <table:table-cell table:style-name="ce15" table:formula="of:=[.$D$107]/12" office:value-type="float" office:value="8333.33333333333" calcext:value-type="float">
            <text:p>8,333 </text:p>
          </table:table-cell>
          <table:table-cell table:style-name="ce15" table:formula="of:=[.$D$107]/12" office:value-type="float" office:value="8333.33333333333" calcext:value-type="float">
            <text:p>8,333 </text:p>
          </table:table-cell>
          <table:table-cell table:style-name="ce15" table:formula="of:=[.$D$107]/12" office:value-type="float" office:value="8333.33333333333" calcext:value-type="float">
            <text:p>8,333 </text:p>
          </table:table-cell>
          <table:table-cell table:style-name="ce15" table:formula="of:=[.$D$107]/12" office:value-type="float" office:value="8333.33333333333" calcext:value-type="float">
            <text:p>8,333 </text:p>
          </table:table-cell>
          <table:table-cell table:style-name="ce15" table:formula="of:=[.$D$107]/12" office:value-type="float" office:value="8333.33333333333" calcext:value-type="float">
            <text:p>8,333 </text:p>
          </table:table-cell>
          <table:table-cell table:style-name="ce15" table:formula="of:=[.$D$107]/12" office:value-type="float" office:value="8333.33333333333" calcext:value-type="float">
            <text:p>8,333 </text:p>
          </table:table-cell>
          <table:table-cell table:style-name="ce15" table:formula="of:=[.$D$107]/12" office:value-type="float" office:value="8333.33333333333" calcext:value-type="float">
            <text:p>8,333 </text:p>
          </table:table-cell>
          <table:table-cell table:style-name="ce60" table:formula="of:=SUM([.F107:.Q107])" office:value-type="float" office:value="100000" calcext:value-type="float">
            <text:p>100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/>
          <table:table-cell table:style-name="ce27" office:value-type="string" calcext:value-type="string">
            <text:p>CFO</text:p>
          </table:table-cell>
          <table:table-cell table:style-name="ce27"/>
          <table:table-cell table:style-name="ce27" office:value-type="float" office:value="100000" calcext:value-type="float">
            <text:p>100,000 </text:p>
          </table:table-cell>
          <table:table-cell table:style-name="ce15" table:number-columns-repeated="4"/>
          <table:table-cell table:style-name="ce15" table:formula="of:=[.$D$108]/12" office:value-type="float" office:value="8333.33333333333" calcext:value-type="float">
            <text:p>8,333 </text:p>
          </table:table-cell>
          <table:table-cell table:style-name="ce15" table:formula="of:=[.$D$108]/12" office:value-type="float" office:value="8333.33333333333" calcext:value-type="float">
            <text:p>8,333 </text:p>
          </table:table-cell>
          <table:table-cell table:style-name="ce15" table:formula="of:=[.$D$108]/12" office:value-type="float" office:value="8333.33333333333" calcext:value-type="float">
            <text:p>8,333 </text:p>
          </table:table-cell>
          <table:table-cell table:style-name="ce15" table:formula="of:=[.$D$108]/12" office:value-type="float" office:value="8333.33333333333" calcext:value-type="float">
            <text:p>8,333 </text:p>
          </table:table-cell>
          <table:table-cell table:style-name="ce15" table:formula="of:=[.$D$108]/12" office:value-type="float" office:value="8333.33333333333" calcext:value-type="float">
            <text:p>8,333 </text:p>
          </table:table-cell>
          <table:table-cell table:style-name="ce15" table:formula="of:=[.$D$108]/12" office:value-type="float" office:value="8333.33333333333" calcext:value-type="float">
            <text:p>8,333 </text:p>
          </table:table-cell>
          <table:table-cell table:style-name="ce15" table:formula="of:=[.$D$108]/12" office:value-type="float" office:value="8333.33333333333" calcext:value-type="float">
            <text:p>8,333 </text:p>
          </table:table-cell>
          <table:table-cell table:style-name="ce15" table:formula="of:=[.$D$108]/12" office:value-type="float" office:value="8333.33333333333" calcext:value-type="float">
            <text:p>8,333 </text:p>
          </table:table-cell>
          <table:table-cell table:style-name="ce15" table:formula="of:=[.$D$108]/12" office:value-type="float" office:value="8333.33333333333" calcext:value-type="float">
            <text:p>8,333 </text:p>
          </table:table-cell>
          <table:table-cell table:style-name="ce60" table:formula="of:=SUM([.F108:.Q108])" office:value-type="float" office:value="75000" calcext:value-type="float">
            <text:p>75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/>
          <table:table-cell table:style-name="ce27" office:value-type="string" calcext:value-type="string">
            <text:p>CPO</text:p>
          </table:table-cell>
          <table:table-cell table:style-name="ce27"/>
          <table:table-cell table:style-name="ce27" office:value-type="float" office:value="100000" calcext:value-type="float">
            <text:p>100,000 </text:p>
          </table:table-cell>
          <table:table-cell table:style-name="ce15"/>
          <table:table-cell table:style-name="ce15" table:formula="of:=[.$D$109]/12" office:value-type="float" office:value="8333.33333333333" calcext:value-type="float">
            <text:p>8,333 </text:p>
          </table:table-cell>
          <table:table-cell table:style-name="ce15" table:formula="of:=[.$D$109]/12" office:value-type="float" office:value="8333.33333333333" calcext:value-type="float">
            <text:p>8,333 </text:p>
          </table:table-cell>
          <table:table-cell table:style-name="ce15" table:formula="of:=[.$D$109]/12" office:value-type="float" office:value="8333.33333333333" calcext:value-type="float">
            <text:p>8,333 </text:p>
          </table:table-cell>
          <table:table-cell table:style-name="ce15" table:formula="of:=[.$D$109]/12" office:value-type="float" office:value="8333.33333333333" calcext:value-type="float">
            <text:p>8,333 </text:p>
          </table:table-cell>
          <table:table-cell table:style-name="ce15" table:formula="of:=[.$D$109]/12" office:value-type="float" office:value="8333.33333333333" calcext:value-type="float">
            <text:p>8,333 </text:p>
          </table:table-cell>
          <table:table-cell table:style-name="ce15" table:formula="of:=[.$D$109]/12" office:value-type="float" office:value="8333.33333333333" calcext:value-type="float">
            <text:p>8,333 </text:p>
          </table:table-cell>
          <table:table-cell table:style-name="ce15" table:formula="of:=[.$D$109]/12" office:value-type="float" office:value="8333.33333333333" calcext:value-type="float">
            <text:p>8,333 </text:p>
          </table:table-cell>
          <table:table-cell table:style-name="ce15" table:formula="of:=[.$D$109]/12" office:value-type="float" office:value="8333.33333333333" calcext:value-type="float">
            <text:p>8,333 </text:p>
          </table:table-cell>
          <table:table-cell table:style-name="ce15" table:formula="of:=[.$D$109]/12" office:value-type="float" office:value="8333.33333333333" calcext:value-type="float">
            <text:p>8,333 </text:p>
          </table:table-cell>
          <table:table-cell table:style-name="ce15" table:formula="of:=[.$D$109]/12" office:value-type="float" office:value="8333.33333333333" calcext:value-type="float">
            <text:p>8,333 </text:p>
          </table:table-cell>
          <table:table-cell table:style-name="ce15" table:formula="of:=[.$D$109]/12" office:value-type="float" office:value="8333.33333333333" calcext:value-type="float">
            <text:p>8,333 </text:p>
          </table:table-cell>
          <table:table-cell table:style-name="ce15" table:formula="of:=[.$D$109]/12" office:value-type="float" office:value="8333.33333333333" calcext:value-type="float">
            <text:p>8,333 </text:p>
          </table:table-cell>
          <table:table-cell table:style-name="ce60" table:formula="of:=SUM([.F109:.Q109])" office:value-type="float" office:value="100000" calcext:value-type="float">
            <text:p>100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 table:number-columns-repeated="17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/>
          <table:table-cell table:style-name="ce27" office:value-type="string" calcext:value-type="string">
            <text:p>Fringe &amp; Benefits</text:p>
          </table:table-cell>
          <table:table-cell table:style-name="ce27"/>
          <table:table-cell table:style-name="ce40" office:value-type="percentage" office:value="0.23" calcext:value-type="percentage">
            <text:p>23%</text:p>
          </table:table-cell>
          <table:table-cell table:style-name="ce15"/>
          <table:table-cell table:style-name="ce15" table:formula="of:=[.$D$111]*SUM([.F107:.F109])" office:value-type="float" office:value="3833.33333333333" calcext:value-type="float">
            <text:p>3,833 </text:p>
          </table:table-cell>
          <table:table-cell table:style-name="ce15" table:formula="of:=[.$D$111]*SUM([.G107:.G109])" office:value-type="float" office:value="3833.33333333333" calcext:value-type="float">
            <text:p>3,833 </text:p>
          </table:table-cell>
          <table:table-cell table:style-name="ce15" table:formula="of:=[.$D$111]*SUM([.H107:.H109])" office:value-type="float" office:value="3833.33333333333" calcext:value-type="float">
            <text:p>3,833 </text:p>
          </table:table-cell>
          <table:table-cell table:style-name="ce15" table:formula="of:=[.$D$111]*SUM([.I107:.I109])" office:value-type="float" office:value="5750" calcext:value-type="float">
            <text:p>5,750 </text:p>
          </table:table-cell>
          <table:table-cell table:style-name="ce15" table:formula="of:=[.$D$111]*SUM([.J107:.J109])" office:value-type="float" office:value="5750" calcext:value-type="float">
            <text:p>5,750 </text:p>
          </table:table-cell>
          <table:table-cell table:style-name="ce15" table:formula="of:=[.$D$111]*SUM([.K107:.K109])" office:value-type="float" office:value="5750" calcext:value-type="float">
            <text:p>5,750 </text:p>
          </table:table-cell>
          <table:table-cell table:style-name="ce15" table:formula="of:=[.$D$111]*SUM([.L107:.L109])" office:value-type="float" office:value="5750" calcext:value-type="float">
            <text:p>5,750 </text:p>
          </table:table-cell>
          <table:table-cell table:style-name="ce15" table:formula="of:=[.$D$111]*SUM([.M107:.M109])" office:value-type="float" office:value="5750" calcext:value-type="float">
            <text:p>5,750 </text:p>
          </table:table-cell>
          <table:table-cell table:style-name="ce15" table:formula="of:=[.$D$111]*SUM([.N107:.N109])" office:value-type="float" office:value="5750" calcext:value-type="float">
            <text:p>5,750 </text:p>
          </table:table-cell>
          <table:table-cell table:style-name="ce15" table:formula="of:=[.$D$111]*SUM([.O107:.O109])" office:value-type="float" office:value="5750" calcext:value-type="float">
            <text:p>5,750 </text:p>
          </table:table-cell>
          <table:table-cell table:style-name="ce15" table:formula="of:=[.$D$111]*SUM([.P107:.P109])" office:value-type="float" office:value="5750" calcext:value-type="float">
            <text:p>5,750 </text:p>
          </table:table-cell>
          <table:table-cell table:style-name="ce15" table:formula="of:=[.$D$111]*SUM([.Q107:.Q109])" office:value-type="float" office:value="5750" calcext:value-type="float">
            <text:p>5,750 </text:p>
          </table:table-cell>
          <table:table-cell table:style-name="ce60" table:formula="of:=SUM([.F111:.Q111])" office:value-type="float" office:value="63250" calcext:value-type="float">
            <text:p>63,25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/>
          <table:table-cell table:style-name="ce27" office:value-type="string" calcext:value-type="string">
            <text:p>Travel &amp; Entertainment</text:p>
          </table:table-cell>
          <table:table-cell table:style-name="ce27"/>
          <table:table-cell table:style-name="ce27" office:value-type="float" office:value="2000" calcext:value-type="float">
            <text:p>2,000 </text:p>
          </table:table-cell>
          <table:table-cell table:style-name="ce15"/>
          <table:table-cell table:style-name="ce15" table:formula="of:=[.$D$112]*COUNT([.F107:.F109])" office:value-type="float" office:value="4000" calcext:value-type="float">
            <text:p>4,000 </text:p>
          </table:table-cell>
          <table:table-cell table:style-name="ce15" table:formula="of:=[.$D$112]*COUNT([.G107:.G109])" office:value-type="float" office:value="4000" calcext:value-type="float">
            <text:p>4,000 </text:p>
          </table:table-cell>
          <table:table-cell table:style-name="ce15" table:formula="of:=[.$D$112]*COUNT([.H107:.H109])" office:value-type="float" office:value="4000" calcext:value-type="float">
            <text:p>4,000 </text:p>
          </table:table-cell>
          <table:table-cell table:style-name="ce15" table:formula="of:=[.$D$112]*COUNT([.I107:.I109])" office:value-type="float" office:value="6000" calcext:value-type="float">
            <text:p>6,000 </text:p>
          </table:table-cell>
          <table:table-cell table:style-name="ce15" table:formula="of:=[.$D$112]*COUNT([.J107:.J109])" office:value-type="float" office:value="6000" calcext:value-type="float">
            <text:p>6,000 </text:p>
          </table:table-cell>
          <table:table-cell table:style-name="ce15" table:formula="of:=[.$D$112]*COUNT([.K107:.K109])" office:value-type="float" office:value="6000" calcext:value-type="float">
            <text:p>6,000 </text:p>
          </table:table-cell>
          <table:table-cell table:style-name="ce15" table:formula="of:=[.$D$112]*COUNT([.L107:.L109])" office:value-type="float" office:value="6000" calcext:value-type="float">
            <text:p>6,000 </text:p>
          </table:table-cell>
          <table:table-cell table:style-name="ce15" table:formula="of:=[.$D$112]*COUNT([.M107:.M109])" office:value-type="float" office:value="6000" calcext:value-type="float">
            <text:p>6,000 </text:p>
          </table:table-cell>
          <table:table-cell table:style-name="ce15" table:formula="of:=[.$D$112]*COUNT([.N107:.N109])" office:value-type="float" office:value="6000" calcext:value-type="float">
            <text:p>6,000 </text:p>
          </table:table-cell>
          <table:table-cell table:style-name="ce15" table:formula="of:=[.$D$112]*COUNT([.O107:.O109])" office:value-type="float" office:value="6000" calcext:value-type="float">
            <text:p>6,000 </text:p>
          </table:table-cell>
          <table:table-cell table:style-name="ce15" table:formula="of:=[.$D$112]*COUNT([.P107:.P109])" office:value-type="float" office:value="6000" calcext:value-type="float">
            <text:p>6,000 </text:p>
          </table:table-cell>
          <table:table-cell table:style-name="ce15" table:formula="of:=[.$D$112]*COUNT([.Q107:.Q109])" office:value-type="float" office:value="6000" calcext:value-type="float">
            <text:p>6,000 </text:p>
          </table:table-cell>
          <table:table-cell table:style-name="ce60" table:formula="of:=SUM([.F112:.Q112])" office:value-type="float" office:value="66000" calcext:value-type="float">
            <text:p>66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 table:number-columns-repeated="17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/>
          <table:table-cell table:style-name="ce27" office:value-type="string" calcext:value-type="string">
            <text:p>Legal </text:p>
          </table:table-cell>
          <table:table-cell table:style-name="ce27"/>
          <table:table-cell table:style-name="ce27" office:value-type="float" office:value="5000" calcext:value-type="float">
            <text:p>5,000 </text:p>
          </table:table-cell>
          <table:table-cell table:style-name="ce15" office:value-type="string" calcext:value-type="string">
            <text:p>/ month</text:p>
          </table:table-cell>
          <table:table-cell table:style-name="ce15" table:formula="of:=[.$D$114]" office:value-type="float" office:value="5000" calcext:value-type="float">
            <text:p>5,000 </text:p>
          </table:table-cell>
          <table:table-cell table:style-name="ce15" table:formula="of:=[.$D$114]" office:value-type="float" office:value="5000" calcext:value-type="float">
            <text:p>5,000 </text:p>
          </table:table-cell>
          <table:table-cell table:style-name="ce15" table:formula="of:=[.$D$114]" office:value-type="float" office:value="5000" calcext:value-type="float">
            <text:p>5,000 </text:p>
          </table:table-cell>
          <table:table-cell table:style-name="ce15" table:formula="of:=[.$D$114]" office:value-type="float" office:value="5000" calcext:value-type="float">
            <text:p>5,000 </text:p>
          </table:table-cell>
          <table:table-cell table:style-name="ce15" table:formula="of:=[.$D$114]" office:value-type="float" office:value="5000" calcext:value-type="float">
            <text:p>5,000 </text:p>
          </table:table-cell>
          <table:table-cell table:style-name="ce15" table:formula="of:=[.$D$114]" office:value-type="float" office:value="5000" calcext:value-type="float">
            <text:p>5,000 </text:p>
          </table:table-cell>
          <table:table-cell table:style-name="ce15" table:formula="of:=[.$D$114]" office:value-type="float" office:value="5000" calcext:value-type="float">
            <text:p>5,000 </text:p>
          </table:table-cell>
          <table:table-cell table:style-name="ce15" table:formula="of:=[.$D$114]" office:value-type="float" office:value="5000" calcext:value-type="float">
            <text:p>5,000 </text:p>
          </table:table-cell>
          <table:table-cell table:style-name="ce15" table:formula="of:=[.$D$114]" office:value-type="float" office:value="5000" calcext:value-type="float">
            <text:p>5,000 </text:p>
          </table:table-cell>
          <table:table-cell table:style-name="ce15" table:formula="of:=[.$D$114]" office:value-type="float" office:value="5000" calcext:value-type="float">
            <text:p>5,000 </text:p>
          </table:table-cell>
          <table:table-cell table:style-name="ce15" table:formula="of:=[.$D$114]" office:value-type="float" office:value="5000" calcext:value-type="float">
            <text:p>5,000 </text:p>
          </table:table-cell>
          <table:table-cell table:style-name="ce15" table:formula="of:=[.$D$114]" office:value-type="float" office:value="5000" calcext:value-type="float">
            <text:p>5,000 </text:p>
          </table:table-cell>
          <table:table-cell table:style-name="ce60" table:formula="of:=SUM([.F114:.Q114])" office:value-type="float" office:value="60000" calcext:value-type="float">
            <text:p>60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/>
          <table:table-cell table:style-name="ce27" office:value-type="string" calcext:value-type="string">
            <text:p>Intellectual Property</text:p>
          </table:table-cell>
          <table:table-cell table:style-name="ce27"/>
          <table:table-cell table:style-name="ce27" office:value-type="float" office:value="2000" calcext:value-type="float">
            <text:p>2,000 </text:p>
          </table:table-cell>
          <table:table-cell table:style-name="ce15" office:value-type="string" calcext:value-type="string">
            <text:p>/ month</text:p>
          </table:table-cell>
          <table:table-cell table:style-name="ce15" table:formula="of:=[.$D$115]" office:value-type="float" office:value="2000" calcext:value-type="float">
            <text:p>2,000 </text:p>
          </table:table-cell>
          <table:table-cell table:style-name="ce15" table:formula="of:=[.$D$115]" office:value-type="float" office:value="2000" calcext:value-type="float">
            <text:p>2,000 </text:p>
          </table:table-cell>
          <table:table-cell table:style-name="ce15" table:formula="of:=[.$D$115]" office:value-type="float" office:value="2000" calcext:value-type="float">
            <text:p>2,000 </text:p>
          </table:table-cell>
          <table:table-cell table:style-name="ce15" table:formula="of:=[.$D$115]" office:value-type="float" office:value="2000" calcext:value-type="float">
            <text:p>2,000 </text:p>
          </table:table-cell>
          <table:table-cell table:style-name="ce15" table:formula="of:=[.$D$115]" office:value-type="float" office:value="2000" calcext:value-type="float">
            <text:p>2,000 </text:p>
          </table:table-cell>
          <table:table-cell table:style-name="ce15" table:formula="of:=[.$D$115]" office:value-type="float" office:value="2000" calcext:value-type="float">
            <text:p>2,000 </text:p>
          </table:table-cell>
          <table:table-cell table:style-name="ce15" table:formula="of:=[.$D$115]" office:value-type="float" office:value="2000" calcext:value-type="float">
            <text:p>2,000 </text:p>
          </table:table-cell>
          <table:table-cell table:style-name="ce15" table:formula="of:=[.$D$115]" office:value-type="float" office:value="2000" calcext:value-type="float">
            <text:p>2,000 </text:p>
          </table:table-cell>
          <table:table-cell table:style-name="ce15" table:formula="of:=[.$D$115]" office:value-type="float" office:value="2000" calcext:value-type="float">
            <text:p>2,000 </text:p>
          </table:table-cell>
          <table:table-cell table:style-name="ce15" table:formula="of:=[.$D$115]" office:value-type="float" office:value="2000" calcext:value-type="float">
            <text:p>2,000 </text:p>
          </table:table-cell>
          <table:table-cell table:style-name="ce15" table:formula="of:=[.$D$115]" office:value-type="float" office:value="2000" calcext:value-type="float">
            <text:p>2,000 </text:p>
          </table:table-cell>
          <table:table-cell table:style-name="ce15" table:formula="of:=[.$D$115]" office:value-type="float" office:value="2000" calcext:value-type="float">
            <text:p>2,000 </text:p>
          </table:table-cell>
          <table:table-cell table:style-name="ce60" table:formula="of:=SUM([.F115:.Q115])" office:value-type="float" office:value="24000" calcext:value-type="float">
            <text:p>24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/>
          <table:table-cell table:style-name="ce27" office:value-type="string" calcext:value-type="string">
            <text:p>Rent / Utilities</text:p>
          </table:table-cell>
          <table:table-cell table:style-name="ce27"/>
          <table:table-cell table:style-name="ce27" office:value-type="float" office:value="10000" calcext:value-type="float">
            <text:p>10,000 </text:p>
          </table:table-cell>
          <table:table-cell table:style-name="ce15" office:value-type="string" calcext:value-type="string">
            <text:p>/ month</text:p>
          </table:table-cell>
          <table:table-cell table:style-name="ce15" table:formula="of:=[.$D$116]" office:value-type="float" office:value="10000" calcext:value-type="float">
            <text:p>10,000 </text:p>
          </table:table-cell>
          <table:table-cell table:style-name="ce15" table:formula="of:=[.$D$116]" office:value-type="float" office:value="10000" calcext:value-type="float">
            <text:p>10,000 </text:p>
          </table:table-cell>
          <table:table-cell table:style-name="ce15" table:formula="of:=[.$D$116]" office:value-type="float" office:value="10000" calcext:value-type="float">
            <text:p>10,000 </text:p>
          </table:table-cell>
          <table:table-cell table:style-name="ce15" table:formula="of:=[.$D$116]" office:value-type="float" office:value="10000" calcext:value-type="float">
            <text:p>10,000 </text:p>
          </table:table-cell>
          <table:table-cell table:style-name="ce15" table:formula="of:=[.$D$116]" office:value-type="float" office:value="10000" calcext:value-type="float">
            <text:p>10,000 </text:p>
          </table:table-cell>
          <table:table-cell table:style-name="ce15" table:formula="of:=[.$D$116]" office:value-type="float" office:value="10000" calcext:value-type="float">
            <text:p>10,000 </text:p>
          </table:table-cell>
          <table:table-cell table:style-name="ce15" table:formula="of:=[.$D$116]" office:value-type="float" office:value="10000" calcext:value-type="float">
            <text:p>10,000 </text:p>
          </table:table-cell>
          <table:table-cell table:style-name="ce15" table:formula="of:=[.$D$116]" office:value-type="float" office:value="10000" calcext:value-type="float">
            <text:p>10,000 </text:p>
          </table:table-cell>
          <table:table-cell table:style-name="ce15" table:formula="of:=[.$D$116]" office:value-type="float" office:value="10000" calcext:value-type="float">
            <text:p>10,000 </text:p>
          </table:table-cell>
          <table:table-cell table:style-name="ce15" table:formula="of:=[.$D$116]" office:value-type="float" office:value="10000" calcext:value-type="float">
            <text:p>10,000 </text:p>
          </table:table-cell>
          <table:table-cell table:style-name="ce15" table:formula="of:=[.$D$116]" office:value-type="float" office:value="10000" calcext:value-type="float">
            <text:p>10,000 </text:p>
          </table:table-cell>
          <table:table-cell table:style-name="ce15" table:formula="of:=[.$D$116]" office:value-type="float" office:value="10000" calcext:value-type="float">
            <text:p>10,000 </text:p>
          </table:table-cell>
          <table:table-cell table:style-name="ce60" table:formula="of:=SUM([.F116:.Q116])" office:value-type="float" office:value="120000" calcext:value-type="float">
            <text:p>120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/>
          <table:table-cell table:style-name="ce27" office:value-type="string" calcext:value-type="string">
            <text:p>Office Supplies</text:p>
          </table:table-cell>
          <table:table-cell table:style-name="ce27"/>
          <table:table-cell table:style-name="ce27" office:value-type="float" office:value="1500" calcext:value-type="float">
            <text:p>1,500 </text:p>
          </table:table-cell>
          <table:table-cell table:style-name="ce15" office:value-type="string" calcext:value-type="string">
            <text:p>/ month</text:p>
          </table:table-cell>
          <table:table-cell table:style-name="ce15" table:formula="of:=[.$D$117]" office:value-type="float" office:value="1500" calcext:value-type="float">
            <text:p>1,500 </text:p>
          </table:table-cell>
          <table:table-cell table:style-name="ce15" table:formula="of:=[.$D$117]" office:value-type="float" office:value="1500" calcext:value-type="float">
            <text:p>1,500 </text:p>
          </table:table-cell>
          <table:table-cell table:style-name="ce15" table:formula="of:=[.$D$117]" office:value-type="float" office:value="1500" calcext:value-type="float">
            <text:p>1,500 </text:p>
          </table:table-cell>
          <table:table-cell table:style-name="ce15" table:formula="of:=[.$D$117]" office:value-type="float" office:value="1500" calcext:value-type="float">
            <text:p>1,500 </text:p>
          </table:table-cell>
          <table:table-cell table:style-name="ce15" table:formula="of:=[.$D$117]" office:value-type="float" office:value="1500" calcext:value-type="float">
            <text:p>1,500 </text:p>
          </table:table-cell>
          <table:table-cell table:style-name="ce15" table:formula="of:=[.$D$117]" office:value-type="float" office:value="1500" calcext:value-type="float">
            <text:p>1,500 </text:p>
          </table:table-cell>
          <table:table-cell table:style-name="ce15" table:formula="of:=[.$D$117]" office:value-type="float" office:value="1500" calcext:value-type="float">
            <text:p>1,500 </text:p>
          </table:table-cell>
          <table:table-cell table:style-name="ce15" table:formula="of:=[.$D$117]" office:value-type="float" office:value="1500" calcext:value-type="float">
            <text:p>1,500 </text:p>
          </table:table-cell>
          <table:table-cell table:style-name="ce15" table:formula="of:=[.$D$117]" office:value-type="float" office:value="1500" calcext:value-type="float">
            <text:p>1,500 </text:p>
          </table:table-cell>
          <table:table-cell table:style-name="ce15" table:formula="of:=[.$D$117]" office:value-type="float" office:value="1500" calcext:value-type="float">
            <text:p>1,500 </text:p>
          </table:table-cell>
          <table:table-cell table:style-name="ce15" table:formula="of:=[.$D$117]" office:value-type="float" office:value="1500" calcext:value-type="float">
            <text:p>1,500 </text:p>
          </table:table-cell>
          <table:table-cell table:style-name="ce15" table:formula="of:=[.$D$117]" office:value-type="float" office:value="1500" calcext:value-type="float">
            <text:p>1,500 </text:p>
          </table:table-cell>
          <table:table-cell table:style-name="ce60" table:formula="of:=SUM([.F117:.Q117])" office:value-type="float" office:value="18000" calcext:value-type="float">
            <text:p>18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/>
          <table:table-cell table:style-name="ce27" office:value-type="string" calcext:value-type="string">
            <text:p>Insurance</text:p>
          </table:table-cell>
          <table:table-cell table:style-name="ce27"/>
          <table:table-cell table:style-name="ce27" office:value-type="float" office:value="1500" calcext:value-type="float">
            <text:p>1,500 </text:p>
          </table:table-cell>
          <table:table-cell table:style-name="ce15" office:value-type="string" calcext:value-type="string">
            <text:p>/ month</text:p>
          </table:table-cell>
          <table:table-cell table:style-name="ce15" table:formula="of:=[.$D$118]" office:value-type="float" office:value="1500" calcext:value-type="float">
            <text:p>1,500 </text:p>
          </table:table-cell>
          <table:table-cell table:style-name="ce15" table:formula="of:=[.$D$118]" office:value-type="float" office:value="1500" calcext:value-type="float">
            <text:p>1,500 </text:p>
          </table:table-cell>
          <table:table-cell table:style-name="ce15" table:formula="of:=[.$D$118]" office:value-type="float" office:value="1500" calcext:value-type="float">
            <text:p>1,500 </text:p>
          </table:table-cell>
          <table:table-cell table:style-name="ce15" table:formula="of:=[.$D$118]" office:value-type="float" office:value="1500" calcext:value-type="float">
            <text:p>1,500 </text:p>
          </table:table-cell>
          <table:table-cell table:style-name="ce15" table:formula="of:=[.$D$118]" office:value-type="float" office:value="1500" calcext:value-type="float">
            <text:p>1,500 </text:p>
          </table:table-cell>
          <table:table-cell table:style-name="ce15" table:formula="of:=[.$D$118]" office:value-type="float" office:value="1500" calcext:value-type="float">
            <text:p>1,500 </text:p>
          </table:table-cell>
          <table:table-cell table:style-name="ce15" table:formula="of:=[.$D$118]" office:value-type="float" office:value="1500" calcext:value-type="float">
            <text:p>1,500 </text:p>
          </table:table-cell>
          <table:table-cell table:style-name="ce15" table:formula="of:=[.$D$118]" office:value-type="float" office:value="1500" calcext:value-type="float">
            <text:p>1,500 </text:p>
          </table:table-cell>
          <table:table-cell table:style-name="ce15" table:formula="of:=[.$D$118]" office:value-type="float" office:value="1500" calcext:value-type="float">
            <text:p>1,500 </text:p>
          </table:table-cell>
          <table:table-cell table:style-name="ce15" table:formula="of:=[.$D$118]" office:value-type="float" office:value="1500" calcext:value-type="float">
            <text:p>1,500 </text:p>
          </table:table-cell>
          <table:table-cell table:style-name="ce15" table:formula="of:=[.$D$118]" office:value-type="float" office:value="1500" calcext:value-type="float">
            <text:p>1,500 </text:p>
          </table:table-cell>
          <table:table-cell table:style-name="ce15" table:formula="of:=[.$D$118]" office:value-type="float" office:value="1500" calcext:value-type="float">
            <text:p>1,500 </text:p>
          </table:table-cell>
          <table:table-cell table:style-name="ce60" table:formula="of:=SUM([.F118:.Q118])" office:value-type="float" office:value="18000" calcext:value-type="float">
            <text:p>18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/>
          <table:table-cell table:style-name="ce27" office:value-type="string" calcext:value-type="string">
            <text:p>Licenses</text:p>
          </table:table-cell>
          <table:table-cell table:style-name="ce27"/>
          <table:table-cell table:style-name="ce15" table:number-columns-repeated="2"/>
          <table:table-cell table:number-columns-repeated="2" table:style-name="ce27" office:value-type="float" office:value="0" calcext:value-type="float">
            <text:p>0 </text:p>
          </table:table-cell>
          <table:table-cell table:style-name="ce27" office:value-type="float" office:value="2000" calcext:value-type="float">
            <text:p>2,000 </text:p>
          </table:table-cell>
          <table:table-cell table:number-columns-repeated="2" table:style-name="ce27" office:value-type="float" office:value="0" calcext:value-type="float">
            <text:p>0 </text:p>
          </table:table-cell>
          <table:table-cell table:style-name="ce27" office:value-type="float" office:value="2000" calcext:value-type="float">
            <text:p>2,000 </text:p>
          </table:table-cell>
          <table:table-cell table:number-columns-repeated="2" table:style-name="ce27" office:value-type="float" office:value="0" calcext:value-type="float">
            <text:p>0 </text:p>
          </table:table-cell>
          <table:table-cell table:style-name="ce27" office:value-type="float" office:value="2000" calcext:value-type="float">
            <text:p>2,000 </text:p>
          </table:table-cell>
          <table:table-cell table:number-columns-repeated="2" table:style-name="ce27" office:value-type="float" office:value="0" calcext:value-type="float">
            <text:p>0 </text:p>
          </table:table-cell>
          <table:table-cell table:style-name="ce27" office:value-type="float" office:value="2000" calcext:value-type="float">
            <text:p>2,000 </text:p>
          </table:table-cell>
          <table:table-cell table:style-name="ce60" table:formula="of:=SUM([.F119:.Q119])" office:value-type="float" office:value="8000" calcext:value-type="float">
            <text:p>8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/>
          <table:table-cell table:style-name="ce27" office:value-type="string" calcext:value-type="string">
            <text:p>Misc.</text:p>
          </table:table-cell>
          <table:table-cell table:style-name="ce27"/>
          <table:table-cell table:style-name="ce27" office:value-type="float" office:value="6000" calcext:value-type="float">
            <text:p>6,000 </text:p>
          </table:table-cell>
          <table:table-cell table:style-name="ce15" office:value-type="string" calcext:value-type="string">
            <text:p>/ month</text:p>
          </table:table-cell>
          <table:table-cell table:style-name="ce15" table:formula="of:=[.$D$120]" office:value-type="float" office:value="6000" calcext:value-type="float">
            <text:p>6,000 </text:p>
          </table:table-cell>
          <table:table-cell table:style-name="ce15" table:formula="of:=[.$D$120]" office:value-type="float" office:value="6000" calcext:value-type="float">
            <text:p>6,000 </text:p>
          </table:table-cell>
          <table:table-cell table:style-name="ce15" table:formula="of:=[.$D$120]" office:value-type="float" office:value="6000" calcext:value-type="float">
            <text:p>6,000 </text:p>
          </table:table-cell>
          <table:table-cell table:style-name="ce15" table:formula="of:=[.$D$120]" office:value-type="float" office:value="6000" calcext:value-type="float">
            <text:p>6,000 </text:p>
          </table:table-cell>
          <table:table-cell table:style-name="ce15" table:formula="of:=[.$D$120]" office:value-type="float" office:value="6000" calcext:value-type="float">
            <text:p>6,000 </text:p>
          </table:table-cell>
          <table:table-cell table:style-name="ce15" table:formula="of:=[.$D$120]" office:value-type="float" office:value="6000" calcext:value-type="float">
            <text:p>6,000 </text:p>
          </table:table-cell>
          <table:table-cell table:style-name="ce15" table:formula="of:=[.$D$120]" office:value-type="float" office:value="6000" calcext:value-type="float">
            <text:p>6,000 </text:p>
          </table:table-cell>
          <table:table-cell table:style-name="ce15" table:formula="of:=[.$D$120]" office:value-type="float" office:value="6000" calcext:value-type="float">
            <text:p>6,000 </text:p>
          </table:table-cell>
          <table:table-cell table:style-name="ce15" table:formula="of:=[.$D$120]" office:value-type="float" office:value="6000" calcext:value-type="float">
            <text:p>6,000 </text:p>
          </table:table-cell>
          <table:table-cell table:style-name="ce15" table:formula="of:=[.$D$120]" office:value-type="float" office:value="6000" calcext:value-type="float">
            <text:p>6,000 </text:p>
          </table:table-cell>
          <table:table-cell table:style-name="ce15" table:formula="of:=[.$D$120]" office:value-type="float" office:value="6000" calcext:value-type="float">
            <text:p>6,000 </text:p>
          </table:table-cell>
          <table:table-cell table:style-name="ce15" table:formula="of:=[.$D$120]" office:value-type="float" office:value="6000" calcext:value-type="float">
            <text:p>6,000 </text:p>
          </table:table-cell>
          <table:table-cell table:style-name="ce60" table:formula="of:=SUM([.F120:.Q120])" office:value-type="float" office:value="72000" calcext:value-type="float">
            <text:p>72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/>
          <table:table-cell table:style-name="ce27" office:value-type="string" calcext:value-type="string">
            <text:p>Bookkeeping</text:p>
          </table:table-cell>
          <table:table-cell table:style-name="ce27"/>
          <table:table-cell table:style-name="ce27" office:value-type="float" office:value="1500" calcext:value-type="float">
            <text:p>1,500 </text:p>
          </table:table-cell>
          <table:table-cell table:style-name="ce15" office:value-type="string" calcext:value-type="string">
            <text:p>/ month</text:p>
          </table:table-cell>
          <table:table-cell table:style-name="ce47" table:formula="of:=[.$D$121]" office:value-type="float" office:value="1500" calcext:value-type="float">
            <text:p>1,500 </text:p>
          </table:table-cell>
          <table:table-cell table:style-name="ce47" table:formula="of:=[.$D$121]" office:value-type="float" office:value="1500" calcext:value-type="float">
            <text:p>1,500 </text:p>
          </table:table-cell>
          <table:table-cell table:style-name="ce47" table:formula="of:=[.$D$121]" office:value-type="float" office:value="1500" calcext:value-type="float">
            <text:p>1,500 </text:p>
          </table:table-cell>
          <table:table-cell table:style-name="ce47" table:formula="of:=[.$D$121]" office:value-type="float" office:value="1500" calcext:value-type="float">
            <text:p>1,500 </text:p>
          </table:table-cell>
          <table:table-cell table:style-name="ce47" table:formula="of:=[.$D$121]" office:value-type="float" office:value="1500" calcext:value-type="float">
            <text:p>1,500 </text:p>
          </table:table-cell>
          <table:table-cell table:style-name="ce47" table:formula="of:=[.$D$121]" office:value-type="float" office:value="1500" calcext:value-type="float">
            <text:p>1,500 </text:p>
          </table:table-cell>
          <table:table-cell table:style-name="ce47" table:formula="of:=[.$D$121]" office:value-type="float" office:value="1500" calcext:value-type="float">
            <text:p>1,500 </text:p>
          </table:table-cell>
          <table:table-cell table:style-name="ce47" table:formula="of:=[.$D$121]" office:value-type="float" office:value="1500" calcext:value-type="float">
            <text:p>1,500 </text:p>
          </table:table-cell>
          <table:table-cell table:style-name="ce47" table:formula="of:=[.$D$121]" office:value-type="float" office:value="1500" calcext:value-type="float">
            <text:p>1,500 </text:p>
          </table:table-cell>
          <table:table-cell table:style-name="ce47" table:formula="of:=[.$D$121]" office:value-type="float" office:value="1500" calcext:value-type="float">
            <text:p>1,500 </text:p>
          </table:table-cell>
          <table:table-cell table:style-name="ce47" table:formula="of:=[.$D$121]" office:value-type="float" office:value="1500" calcext:value-type="float">
            <text:p>1,500 </text:p>
          </table:table-cell>
          <table:table-cell table:style-name="ce47" table:formula="of:=[.$D$121]" office:value-type="float" office:value="1500" calcext:value-type="float">
            <text:p>1,500 </text:p>
          </table:table-cell>
          <table:table-cell table:style-name="ce66" table:formula="of:=SUM([.F121:.Q121])" office:value-type="float" office:value="18000" calcext:value-type="float">
            <text:p>18,00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6" office:value-type="string" calcext:value-type="string">
            <text:p>Total G&amp;A</text:p>
          </table:table-cell>
          <table:table-cell table:style-name="ce15" table:number-columns-repeated="4"/>
          <table:table-cell table:style-name="ce16" table:formula="of:=SUM([.F107:.F121])" office:value-type="float" office:value="52000" calcext:value-type="float">
            <text:p>52,000 </text:p>
          </table:table-cell>
          <table:table-cell table:style-name="ce16" table:formula="of:=SUM([.G107:.G121])" office:value-type="float" office:value="52000" calcext:value-type="float">
            <text:p>52,000 </text:p>
          </table:table-cell>
          <table:table-cell table:style-name="ce16" table:formula="of:=SUM([.H107:.H121])" office:value-type="float" office:value="54000" calcext:value-type="float">
            <text:p>54,000 </text:p>
          </table:table-cell>
          <table:table-cell table:style-name="ce16" table:formula="of:=SUM([.I107:.I121])" office:value-type="float" office:value="64250" calcext:value-type="float">
            <text:p>64,250 </text:p>
          </table:table-cell>
          <table:table-cell table:style-name="ce16" table:formula="of:=SUM([.J107:.J121])" office:value-type="float" office:value="64250" calcext:value-type="float">
            <text:p>64,250 </text:p>
          </table:table-cell>
          <table:table-cell table:style-name="ce16" table:formula="of:=SUM([.K107:.K121])" office:value-type="float" office:value="66250" calcext:value-type="float">
            <text:p>66,250 </text:p>
          </table:table-cell>
          <table:table-cell table:style-name="ce16" table:formula="of:=SUM([.L107:.L121])" office:value-type="float" office:value="64250" calcext:value-type="float">
            <text:p>64,250 </text:p>
          </table:table-cell>
          <table:table-cell table:style-name="ce16" table:formula="of:=SUM([.M107:.M121])" office:value-type="float" office:value="64250" calcext:value-type="float">
            <text:p>64,250 </text:p>
          </table:table-cell>
          <table:table-cell table:style-name="ce16" table:formula="of:=SUM([.N107:.N121])" office:value-type="float" office:value="66250" calcext:value-type="float">
            <text:p>66,250 </text:p>
          </table:table-cell>
          <table:table-cell table:style-name="ce16" table:formula="of:=SUM([.O107:.O121])" office:value-type="float" office:value="64250" calcext:value-type="float">
            <text:p>64,250 </text:p>
          </table:table-cell>
          <table:table-cell table:style-name="ce16" table:formula="of:=SUM([.P107:.P121])" office:value-type="float" office:value="64250" calcext:value-type="float">
            <text:p>64,250 </text:p>
          </table:table-cell>
          <table:table-cell table:style-name="ce16" table:formula="of:=SUM([.Q107:.Q121])" office:value-type="float" office:value="66250" calcext:value-type="float">
            <text:p>66,250 </text:p>
          </table:table-cell>
          <table:table-cell table:style-name="ce67" table:formula="of:=SUM([.F122:.Q122])" office:value-type="float" office:value="742250" calcext:value-type="float">
            <text:p>742,250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6"/>
          <table:table-cell table:style-name="ce15" table:number-columns-repeated="16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6" office:value-type="string" calcext:value-type="string">
            <text:p>Total Operating Expenses</text:p>
          </table:table-cell>
          <table:table-cell table:style-name="ce15" table:number-columns-repeated="4"/>
          <table:table-cell table:style-name="ce50" table:formula="of:=SUM([.F122];[.F104];[.F93];[.F84];[.F75])" office:value-type="float" office:value="139259.166666667" calcext:value-type="float">
            <text:p>139,259 </text:p>
          </table:table-cell>
          <table:table-cell table:style-name="ce50" table:formula="of:=SUM([.G122];[.G104];[.G93];[.G84];[.G75])" office:value-type="float" office:value="139229.166666667" calcext:value-type="float">
            <text:p>139,229 </text:p>
          </table:table-cell>
          <table:table-cell table:style-name="ce50" table:formula="of:=SUM([.H122];[.H104];[.H93];[.H84];[.H75])" office:value-type="float" office:value="142229.166666667" calcext:value-type="float">
            <text:p>142,229 </text:p>
          </table:table-cell>
          <table:table-cell table:style-name="ce50" table:formula="of:=SUM([.I122];[.I104];[.I93];[.I84];[.I75])" office:value-type="float" office:value="164809.166666667" calcext:value-type="float">
            <text:p>164,809 </text:p>
          </table:table-cell>
          <table:table-cell table:style-name="ce50" table:formula="of:=SUM([.J122];[.J104];[.J93];[.J84];[.J75])" office:value-type="float" office:value="164779.166666667" calcext:value-type="float">
            <text:p>164,779 </text:p>
          </table:table-cell>
          <table:table-cell table:style-name="ce50" table:formula="of:=SUM([.K122];[.K104];[.K93];[.K84];[.K75])" office:value-type="float" office:value="166884.166666667" calcext:value-type="float">
            <text:p>166,884 </text:p>
          </table:table-cell>
          <table:table-cell table:style-name="ce50" table:formula="of:=SUM([.L122];[.L104];[.L93];[.L84];[.L75])" office:value-type="float" office:value="164854.166666667" calcext:value-type="float">
            <text:p>164,854 </text:p>
          </table:table-cell>
          <table:table-cell table:style-name="ce50" table:formula="of:=SUM([.M122];[.M104];[.M93];[.M84];[.M75])" office:value-type="float" office:value="178079.166666667" calcext:value-type="float">
            <text:p>178,079 </text:p>
          </table:table-cell>
          <table:table-cell table:style-name="ce50" table:formula="of:=SUM([.N122];[.N104];[.N93];[.N84];[.N75])" office:value-type="float" office:value="180184.166666667" calcext:value-type="float">
            <text:p>180,184 </text:p>
          </table:table-cell>
          <table:table-cell table:style-name="ce50" table:formula="of:=SUM([.O122];[.O104];[.O93];[.O84];[.O75])" office:value-type="float" office:value="180154.166666667" calcext:value-type="float">
            <text:p>180,154 </text:p>
          </table:table-cell>
          <table:table-cell table:style-name="ce50" table:formula="of:=SUM([.P122];[.P104];[.P93];[.P84];[.P75])" office:value-type="float" office:value="180154.166666667" calcext:value-type="float">
            <text:p>180,154 </text:p>
          </table:table-cell>
          <table:table-cell table:style-name="ce50" table:formula="of:=SUM([.Q122];[.Q104];[.Q93];[.Q84];[.Q75])" office:value-type="float" office:value="182259.166666667" calcext:value-type="float">
            <text:p>182,259 </text:p>
          </table:table-cell>
          <table:table-cell table:style-name="ce68" table:formula="of:=SUM([.F124:.Q124])" office:value-type="float" office:value="1982875" calcext:value-type="float">
            <text:p>1,982,875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6"/>
          <table:table-cell table:style-name="ce15" table:number-columns-repeated="4"/>
          <table:table-cell table:style-name="ce16" table:number-columns-repeated="12"/>
          <table:table-cell table:style-name="ce67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6" office:value-type="string" calcext:value-type="string">
            <text:p>Net Income (Loss)</text:p>
          </table:table-cell>
          <table:table-cell table:style-name="ce15" table:number-columns-repeated="4"/>
          <table:table-cell table:style-name="ce50" table:formula="of:=[.F64]-[.F124]" office:value-type="float" office:value="-143134.166666667" calcext:value-type="float">
            <text:p>(143,134)</text:p>
          </table:table-cell>
          <table:table-cell table:style-name="ce50" table:formula="of:=[.G64]-[.G124]" office:value-type="float" office:value="-143729.166666667" calcext:value-type="float">
            <text:p>(143,729)</text:p>
          </table:table-cell>
          <table:table-cell table:style-name="ce50" table:formula="of:=[.H64]-[.H124]" office:value-type="float" office:value="-147154.166666667" calcext:value-type="float">
            <text:p>(147,154)</text:p>
          </table:table-cell>
          <table:table-cell table:style-name="ce50" table:formula="of:=[.I64]-[.I124]" office:value-type="float" office:value="-170034.166666667" calcext:value-type="float">
            <text:p>(170,034)</text:p>
          </table:table-cell>
          <table:table-cell table:style-name="ce50" table:formula="of:=[.J64]-[.J124]" office:value-type="float" office:value="-173054.166666667" calcext:value-type="float">
            <text:p>(173,054)</text:p>
          </table:table-cell>
          <table:table-cell table:style-name="ce50" table:formula="of:=[.K64]-[.K124]" office:value-type="float" office:value="-175884.166666667" calcext:value-type="float">
            <text:p>(175,884)</text:p>
          </table:table-cell>
          <table:table-cell table:style-name="ce50" table:formula="of:=[.L64]-[.L124]" office:value-type="float" office:value="-175329.166666667" calcext:value-type="float">
            <text:p>(175,329)</text:p>
          </table:table-cell>
          <table:table-cell table:style-name="ce50" table:formula="of:=[.M64]-[.M124]" office:value-type="float" office:value="-189829.166666667" calcext:value-type="float">
            <text:p>(189,829)</text:p>
          </table:table-cell>
          <table:table-cell table:style-name="ce50" table:formula="of:=[.N64]-[.N124]" office:value-type="float" office:value="-194084.166666667" calcext:value-type="float">
            <text:p>(194,084)</text:p>
          </table:table-cell>
          <table:table-cell table:style-name="ce50" table:formula="of:=[.O64]-[.O124]" office:value-type="float" office:value="-195954.166666667" calcext:value-type="float">
            <text:p>(195,954)</text:p>
          </table:table-cell>
          <table:table-cell table:style-name="ce50" table:formula="of:=[.P64]-[.P124]" office:value-type="float" office:value="-198654.166666667" calcext:value-type="float">
            <text:p>(198,654)</text:p>
          </table:table-cell>
          <table:table-cell table:style-name="ce50" table:formula="of:=[.Q64]-[.Q124]" office:value-type="float" office:value="-202334.166666667" calcext:value-type="float">
            <text:p>(202,334)</text:p>
          </table:table-cell>
          <table:table-cell table:style-name="ce68" table:formula="of:=SUM([.F126:.Q126])" office:value-type="float" office:value="-2109175" calcext:value-type="float">
            <text:p>(2,109,175)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 table:number-columns-repeated="5"/>
          <table:table-cell table:style-name="ce52"/>
          <table:table-cell table:style-name="ce15" table:number-columns-repeated="11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 table:number-columns-repeated="17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 table:number-columns-repeated="17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6" office:value-type="string" calcext:value-type="string">
            <text:p>Headcount by Department</text:p>
          </table:table-cell>
          <table:table-cell table:style-name="ce15" table:number-columns-repeated="16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/>
          <table:table-cell table:style-name="ce15" office:value-type="string" calcext:value-type="string">
            <text:p>S&amp;M</text:p>
          </table:table-cell>
          <table:table-cell table:style-name="ce15" table:number-columns-repeated="3"/>
          <table:table-cell table:style-name="ce15" table:formula="of:=COUNT([.F69:.F70];[.F78])" office:value-type="float" office:value="3" calcext:value-type="float">
            <text:p>3 </text:p>
          </table:table-cell>
          <table:table-cell table:style-name="ce15" table:formula="of:=COUNT([.G69:.G70];[.G78])" office:value-type="float" office:value="3" calcext:value-type="float">
            <text:p>3 </text:p>
          </table:table-cell>
          <table:table-cell table:style-name="ce15" table:formula="of:=COUNT([.H69:.H70];[.H78])" office:value-type="float" office:value="3" calcext:value-type="float">
            <text:p>3 </text:p>
          </table:table-cell>
          <table:table-cell table:style-name="ce15" table:formula="of:=COUNT([.I69:.I70];[.I78])" office:value-type="float" office:value="3" calcext:value-type="float">
            <text:p>3 </text:p>
          </table:table-cell>
          <table:table-cell table:style-name="ce15" table:formula="of:=COUNT([.J69:.J70];[.J78])" office:value-type="float" office:value="3" calcext:value-type="float">
            <text:p>3 </text:p>
          </table:table-cell>
          <table:table-cell table:style-name="ce15" table:formula="of:=COUNT([.K69:.K70];[.K78])" office:value-type="float" office:value="3" calcext:value-type="float">
            <text:p>3 </text:p>
          </table:table-cell>
          <table:table-cell table:style-name="ce15" table:formula="of:=COUNT([.L69:.L70];[.L78])" office:value-type="float" office:value="3" calcext:value-type="float">
            <text:p>3 </text:p>
          </table:table-cell>
          <table:table-cell table:style-name="ce15" table:formula="of:=COUNT([.M69:.M70];[.M78])" office:value-type="float" office:value="3" calcext:value-type="float">
            <text:p>3 </text:p>
          </table:table-cell>
          <table:table-cell table:style-name="ce15" table:formula="of:=COUNT([.N69:.N70];[.N78])" office:value-type="float" office:value="3" calcext:value-type="float">
            <text:p>3 </text:p>
          </table:table-cell>
          <table:table-cell table:style-name="ce15" table:formula="of:=COUNT([.O69:.O70];[.O78])" office:value-type="float" office:value="3" calcext:value-type="float">
            <text:p>3 </text:p>
          </table:table-cell>
          <table:table-cell table:style-name="ce15" table:formula="of:=COUNT([.P69:.P70];[.P78])" office:value-type="float" office:value="3" calcext:value-type="float">
            <text:p>3 </text:p>
          </table:table-cell>
          <table:table-cell table:style-name="ce15" table:formula="of:=COUNT([.Q69:.Q70];[.Q78])" office:value-type="float" office:value="3" calcext:value-type="float">
            <text:p>3 </text:p>
          </table:table-cell>
          <table:table-cell table:style-name="ce60" table:formula="of:=[.Q131]" office:value-type="float" office:value="3" calcext:value-type="float">
            <text:p>3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/>
          <table:table-cell table:style-name="ce15" office:value-type="string" calcext:value-type="string">
            <text:p>Operations</text:p>
          </table:table-cell>
          <table:table-cell table:style-name="ce15" table:number-columns-repeated="3"/>
          <table:table-cell table:style-name="ce15" table:formula="of:=COUNT([.F87:.F89])" office:value-type="float" office:value="2" calcext:value-type="float">
            <text:p>2 </text:p>
          </table:table-cell>
          <table:table-cell table:style-name="ce15" table:formula="of:=COUNT([.G87:.G89])" office:value-type="float" office:value="2" calcext:value-type="float">
            <text:p>2 </text:p>
          </table:table-cell>
          <table:table-cell table:style-name="ce15" table:formula="of:=COUNT([.H87:.H89])" office:value-type="float" office:value="2" calcext:value-type="float">
            <text:p>2 </text:p>
          </table:table-cell>
          <table:table-cell table:style-name="ce15" table:formula="of:=COUNT([.I87:.I89])" office:value-type="float" office:value="2" calcext:value-type="float">
            <text:p>2 </text:p>
          </table:table-cell>
          <table:table-cell table:style-name="ce15" table:formula="of:=COUNT([.J87:.J89])" office:value-type="float" office:value="2" calcext:value-type="float">
            <text:p>2 </text:p>
          </table:table-cell>
          <table:table-cell table:style-name="ce15" table:formula="of:=COUNT([.K87:.K89])" office:value-type="float" office:value="2" calcext:value-type="float">
            <text:p>2 </text:p>
          </table:table-cell>
          <table:table-cell table:style-name="ce15" table:formula="of:=COUNT([.L87:.L89])" office:value-type="float" office:value="2" calcext:value-type="float">
            <text:p>2 </text:p>
          </table:table-cell>
          <table:table-cell table:style-name="ce15" table:formula="of:=COUNT([.M87:.M89])" office:value-type="float" office:value="3" calcext:value-type="float">
            <text:p>3 </text:p>
          </table:table-cell>
          <table:table-cell table:style-name="ce15" table:formula="of:=COUNT([.N87:.N89])" office:value-type="float" office:value="3" calcext:value-type="float">
            <text:p>3 </text:p>
          </table:table-cell>
          <table:table-cell table:style-name="ce15" table:formula="of:=COUNT([.O87:.O89])" office:value-type="float" office:value="3" calcext:value-type="float">
            <text:p>3 </text:p>
          </table:table-cell>
          <table:table-cell table:style-name="ce15" table:formula="of:=COUNT([.P87:.P89])" office:value-type="float" office:value="3" calcext:value-type="float">
            <text:p>3 </text:p>
          </table:table-cell>
          <table:table-cell table:style-name="ce15" table:formula="of:=COUNT([.Q87:.Q89])" office:value-type="float" office:value="3" calcext:value-type="float">
            <text:p>3 </text:p>
          </table:table-cell>
          <table:table-cell table:style-name="ce60" table:formula="of:=[.Q132]" office:value-type="float" office:value="3" calcext:value-type="float">
            <text:p>3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/>
          <table:table-cell table:style-name="ce15" office:value-type="string" calcext:value-type="string">
            <text:p>R&amp;D</text:p>
          </table:table-cell>
          <table:table-cell table:style-name="ce15" table:number-columns-repeated="3"/>
          <table:table-cell table:style-name="ce15" table:formula="of:=COUNT([.F96:.F98])" office:value-type="float" office:value="2" calcext:value-type="float">
            <text:p>2 </text:p>
          </table:table-cell>
          <table:table-cell table:style-name="ce15" table:formula="of:=COUNT([.G96:.G98])" office:value-type="float" office:value="2" calcext:value-type="float">
            <text:p>2 </text:p>
          </table:table-cell>
          <table:table-cell table:style-name="ce15" table:formula="of:=COUNT([.H96:.H98])" office:value-type="float" office:value="2" calcext:value-type="float">
            <text:p>2 </text:p>
          </table:table-cell>
          <table:table-cell table:style-name="ce15" table:formula="of:=COUNT([.I96:.I98])" office:value-type="float" office:value="3" calcext:value-type="float">
            <text:p>3 </text:p>
          </table:table-cell>
          <table:table-cell table:style-name="ce15" table:formula="of:=COUNT([.J96:.J98])" office:value-type="float" office:value="3" calcext:value-type="float">
            <text:p>3 </text:p>
          </table:table-cell>
          <table:table-cell table:style-name="ce15" table:formula="of:=COUNT([.K96:.K98])" office:value-type="float" office:value="3" calcext:value-type="float">
            <text:p>3 </text:p>
          </table:table-cell>
          <table:table-cell table:style-name="ce15" table:formula="of:=COUNT([.L96:.L98])" office:value-type="float" office:value="3" calcext:value-type="float">
            <text:p>3 </text:p>
          </table:table-cell>
          <table:table-cell table:style-name="ce15" table:formula="of:=COUNT([.M96:.M98])" office:value-type="float" office:value="3" calcext:value-type="float">
            <text:p>3 </text:p>
          </table:table-cell>
          <table:table-cell table:style-name="ce15" table:formula="of:=COUNT([.N96:.N98])" office:value-type="float" office:value="3" calcext:value-type="float">
            <text:p>3 </text:p>
          </table:table-cell>
          <table:table-cell table:style-name="ce15" table:formula="of:=COUNT([.O96:.O98])" office:value-type="float" office:value="3" calcext:value-type="float">
            <text:p>3 </text:p>
          </table:table-cell>
          <table:table-cell table:style-name="ce15" table:formula="of:=COUNT([.P96:.P98])" office:value-type="float" office:value="3" calcext:value-type="float">
            <text:p>3 </text:p>
          </table:table-cell>
          <table:table-cell table:style-name="ce15" table:formula="of:=COUNT([.Q96:.Q98])" office:value-type="float" office:value="3" calcext:value-type="float">
            <text:p>3 </text:p>
          </table:table-cell>
          <table:table-cell table:style-name="ce60" table:formula="of:=[.Q133]" office:value-type="float" office:value="3" calcext:value-type="float">
            <text:p>3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5"/>
          <table:table-cell table:style-name="ce15" office:value-type="string" calcext:value-type="string">
            <text:p>G&amp;A</text:p>
          </table:table-cell>
          <table:table-cell table:style-name="ce15" table:number-columns-repeated="3"/>
          <table:table-cell table:style-name="ce47" table:formula="of:=COUNT([.F107:.F109])" office:value-type="float" office:value="2" calcext:value-type="float">
            <text:p>2 </text:p>
          </table:table-cell>
          <table:table-cell table:style-name="ce47" table:formula="of:=COUNT([.G107:.G109])" office:value-type="float" office:value="2" calcext:value-type="float">
            <text:p>2 </text:p>
          </table:table-cell>
          <table:table-cell table:style-name="ce47" table:formula="of:=COUNT([.H107:.H109])" office:value-type="float" office:value="2" calcext:value-type="float">
            <text:p>2 </text:p>
          </table:table-cell>
          <table:table-cell table:style-name="ce47" table:formula="of:=COUNT([.I107:.I109])" office:value-type="float" office:value="3" calcext:value-type="float">
            <text:p>3 </text:p>
          </table:table-cell>
          <table:table-cell table:style-name="ce47" table:formula="of:=COUNT([.J107:.J109])" office:value-type="float" office:value="3" calcext:value-type="float">
            <text:p>3 </text:p>
          </table:table-cell>
          <table:table-cell table:style-name="ce47" table:formula="of:=COUNT([.K107:.K109])" office:value-type="float" office:value="3" calcext:value-type="float">
            <text:p>3 </text:p>
          </table:table-cell>
          <table:table-cell table:style-name="ce47" table:formula="of:=COUNT([.L107:.L109])" office:value-type="float" office:value="3" calcext:value-type="float">
            <text:p>3 </text:p>
          </table:table-cell>
          <table:table-cell table:style-name="ce47" table:formula="of:=COUNT([.M107:.M109])" office:value-type="float" office:value="3" calcext:value-type="float">
            <text:p>3 </text:p>
          </table:table-cell>
          <table:table-cell table:style-name="ce47" table:formula="of:=COUNT([.N107:.N109])" office:value-type="float" office:value="3" calcext:value-type="float">
            <text:p>3 </text:p>
          </table:table-cell>
          <table:table-cell table:style-name="ce47" table:formula="of:=COUNT([.O107:.O109])" office:value-type="float" office:value="3" calcext:value-type="float">
            <text:p>3 </text:p>
          </table:table-cell>
          <table:table-cell table:style-name="ce47" table:formula="of:=COUNT([.P107:.P109])" office:value-type="float" office:value="3" calcext:value-type="float">
            <text:p>3 </text:p>
          </table:table-cell>
          <table:table-cell table:style-name="ce47" table:formula="of:=COUNT([.Q107:.Q109])" office:value-type="float" office:value="3" calcext:value-type="float">
            <text:p>3 </text:p>
          </table:table-cell>
          <table:table-cell table:style-name="ce66" table:formula="of:=[.Q134]" office:value-type="float" office:value="3" calcext:value-type="float">
            <text:p>3 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table:style-name="ce16" office:value-type="string" calcext:value-type="string">
            <text:p>Total Headcount</text:p>
          </table:table-cell>
          <table:table-cell table:style-name="ce15" table:number-columns-repeated="4"/>
          <table:table-cell table:style-name="ce15" table:formula="of:=SUM([.F131:.F134])" office:value-type="float" office:value="9" calcext:value-type="float">
            <text:p>9 </text:p>
          </table:table-cell>
          <table:table-cell table:style-name="ce15" table:formula="of:=SUM([.G131:.G134])" office:value-type="float" office:value="9" calcext:value-type="float">
            <text:p>9 </text:p>
          </table:table-cell>
          <table:table-cell table:style-name="ce15" table:formula="of:=SUM([.H131:.H134])" office:value-type="float" office:value="9" calcext:value-type="float">
            <text:p>9 </text:p>
          </table:table-cell>
          <table:table-cell table:style-name="ce15" table:formula="of:=SUM([.I131:.I134])" office:value-type="float" office:value="11" calcext:value-type="float">
            <text:p>11 </text:p>
          </table:table-cell>
          <table:table-cell table:style-name="ce15" table:formula="of:=SUM([.J131:.J134])" office:value-type="float" office:value="11" calcext:value-type="float">
            <text:p>11 </text:p>
          </table:table-cell>
          <table:table-cell table:style-name="ce15" table:formula="of:=SUM([.K131:.K134])" office:value-type="float" office:value="11" calcext:value-type="float">
            <text:p>11 </text:p>
          </table:table-cell>
          <table:table-cell table:style-name="ce15" table:formula="of:=SUM([.L131:.L134])" office:value-type="float" office:value="11" calcext:value-type="float">
            <text:p>11 </text:p>
          </table:table-cell>
          <table:table-cell table:style-name="ce15" table:formula="of:=SUM([.M131:.M134])" office:value-type="float" office:value="12" calcext:value-type="float">
            <text:p>12 </text:p>
          </table:table-cell>
          <table:table-cell table:style-name="ce15" table:formula="of:=SUM([.N131:.N134])" office:value-type="float" office:value="12" calcext:value-type="float">
            <text:p>12 </text:p>
          </table:table-cell>
          <table:table-cell table:style-name="ce15" table:formula="of:=SUM([.O131:.O134])" office:value-type="float" office:value="12" calcext:value-type="float">
            <text:p>12 </text:p>
          </table:table-cell>
          <table:table-cell table:style-name="ce15" table:formula="of:=SUM([.P131:.P134])" office:value-type="float" office:value="12" calcext:value-type="float">
            <text:p>12 </text:p>
          </table:table-cell>
          <table:table-cell table:style-name="ce15" table:formula="of:=SUM([.Q131:.Q134])" office:value-type="float" office:value="12" calcext:value-type="float">
            <text:p>12 </text:p>
          </table:table-cell>
          <table:table-cell table:style-name="ce60" table:formula="of:=[.Q135]" office:value-type="float" office:value="12" calcext:value-type="float">
            <text:p>12 </text:p>
          </table:table-cell>
          <table:table-cell table:style-name="ce3" table:number-columns-repeated="8"/>
          <table:table-cell table:number-columns-repeated="998"/>
        </table:table-row>
        <table:table-row table:style-name="ro2" table:number-rows-repeated="28">
          <table:table-cell table:style-name="ce15" table:number-columns-repeated="17"/>
          <table:table-cell table:style-name="ce60"/>
          <table:table-cell table:style-name="ce3" table:number-columns-repeated="8"/>
          <table:table-cell table:number-columns-repeated="998"/>
        </table:table-row>
        <table:table-row table:style-name="ro2">
          <table:table-cell table:style-name="ce3" table:number-columns-repeated="17"/>
          <table:table-cell table:style-name="ce70"/>
          <table:table-cell table:style-name="ce3" table:number-columns-repeated="8"/>
          <table:table-cell table:number-columns-repeated="998"/>
        </table:table-row>
        <table:table-row table:style-name="ro2" table:number-rows-repeated="841">
          <table:table-cell table:style-name="ce3" table:number-columns-repeated="26"/>
          <table:table-cell table:number-columns-repeated="998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llup" table:style-name="ta2">
        <table:table-column table:style-name="co10" table:default-cell-style-name="Default"/>
        <table:table-column table:style-name="co11" table:default-cell-style-name="Default"/>
        <table:table-column table:style-name="co9" table:number-columns-repeated="1022" table:default-cell-style-name="Default"/>
        <table:table-row table:style-name="ro4">
          <table:table-cell table:style-name="ce71" office:value-type="string" calcext:value-type="string">
            <text:p>Summary</text:p>
          </table:table-cell>
          <table:table-cell table:style-name="ce76"/>
          <table:table-cell table:style-name="ce77" office:value-type="string" calcext:value-type="string">
            <text:p>Q1</text:p>
          </table:table-cell>
          <table:table-cell table:style-name="ce77" office:value-type="string" calcext:value-type="string">
            <text:p>Q2</text:p>
          </table:table-cell>
          <table:table-cell table:style-name="ce77" office:value-type="string" calcext:value-type="string">
            <text:p>Q3</text:p>
          </table:table-cell>
          <table:table-cell table:style-name="ce77" office:value-type="string" calcext:value-type="string">
            <text:p>Q4</text:p>
          </table:table-cell>
          <table:table-cell table:style-name="ce81" office:value-type="string" calcext:value-type="string">
            <text:p>Year</text:p>
          </table:table-cell>
          <table:table-cell table:number-columns-repeated="1017"/>
        </table:table-row>
        <table:table-row table:style-name="ro4">
          <table:table-cell table:style-name="ce72"/>
          <table:table-cell table:style-name="ce74" table:number-columns-repeated="5"/>
          <table:table-cell table:style-name="ce82"/>
          <table:table-cell table:number-columns-repeated="1017"/>
        </table:table-row>
        <table:table-row table:style-name="ro4">
          <table:table-cell table:style-name="ce73" table:formula="of:=[$'P&amp;L'.B13]" office:value-type="string" office:string-value="Revenue" calcext:value-type="string">
            <text:p>Revenue</text:p>
          </table:table-cell>
          <table:table-cell table:style-name="ce74"/>
          <table:table-cell table:style-name="ce78" table:formula="of:=SUM([$'P&amp;L'.F13:.H13])" office:value-type="float" office:value="1700" calcext:value-type="float">
            <text:p>1,700 </text:p>
          </table:table-cell>
          <table:table-cell table:style-name="ce78" table:formula="of:=SUM([$'P&amp;L'.I13:.K13])" office:value-type="float" office:value="3900" calcext:value-type="float">
            <text:p>3,900 </text:p>
          </table:table-cell>
          <table:table-cell table:style-name="ce78" table:formula="of:=SUM([$'P&amp;L'.L13:.N13])" office:value-type="float" office:value="5200" calcext:value-type="float">
            <text:p>5,200 </text:p>
          </table:table-cell>
          <table:table-cell table:style-name="ce78" table:formula="of:=SUM([$'P&amp;L'.O13:.Q13])" office:value-type="float" office:value="6700" calcext:value-type="float">
            <text:p>6,700 </text:p>
          </table:table-cell>
          <table:table-cell table:style-name="ce83" table:formula="of:=[$'P&amp;L'.R13]" office:value-type="float" office:value="17500" calcext:value-type="float">
            <text:p>17,500 </text:p>
          </table:table-cell>
          <table:table-cell table:number-columns-repeated="1017"/>
        </table:table-row>
        <table:table-row table:style-name="ro4">
          <table:table-cell table:style-name="ce73" table:formula="of:=[$'P&amp;L'.B14]" office:value-type="string" office:string-value="COGS" calcext:value-type="string">
            <text:p>COGS</text:p>
          </table:table-cell>
          <table:table-cell table:style-name="ce74"/>
          <table:table-cell table:style-name="ce79" table:formula="of:=SUM([$'P&amp;L'.F14:.H14])" office:value-type="float" office:value="15000" calcext:value-type="float">
            <text:p>15,000 </text:p>
          </table:table-cell>
          <table:table-cell table:style-name="ce79" table:formula="of:=SUM([$'P&amp;L'.I14:.K14])" office:value-type="float" office:value="26400" calcext:value-type="float">
            <text:p>26,400 </text:p>
          </table:table-cell>
          <table:table-cell table:style-name="ce79" table:formula="of:=SUM([$'P&amp;L'.L14:.N14])" office:value-type="float" office:value="41325" calcext:value-type="float">
            <text:p>41,325 </text:p>
          </table:table-cell>
          <table:table-cell table:style-name="ce79" table:formula="of:=SUM([$'P&amp;L'.O14:.Q14])" office:value-type="float" office:value="61075" calcext:value-type="float">
            <text:p>61,075 </text:p>
          </table:table-cell>
          <table:table-cell table:style-name="ce84" table:formula="of:=[$'P&amp;L'.R14]" office:value-type="float" office:value="143800" calcext:value-type="float">
            <text:p>143,800 </text:p>
          </table:table-cell>
          <table:table-cell table:number-columns-repeated="1017"/>
        </table:table-row>
        <table:table-row table:style-name="ro4">
          <table:table-cell table:style-name="ce73" table:formula="of:=[$'P&amp;L'.B15]" office:value-type="string" office:string-value="Gross Margin" calcext:value-type="string">
            <text:p>Gross Margin</text:p>
          </table:table-cell>
          <table:table-cell table:style-name="ce73"/>
          <table:table-cell table:style-name="ce80" table:formula="of:=SUM([$'P&amp;L'.F15:.H15])" office:value-type="float" office:value="-13300" calcext:value-type="float">
            <text:p>(13,300)</text:p>
          </table:table-cell>
          <table:table-cell table:style-name="ce80" table:formula="of:=SUM([$'P&amp;L'.I15:.K15])" office:value-type="float" office:value="-22500" calcext:value-type="float">
            <text:p>(22,500)</text:p>
          </table:table-cell>
          <table:table-cell table:style-name="ce80" table:formula="of:=SUM([$'P&amp;L'.L15:.N15])" office:value-type="float" office:value="-36125" calcext:value-type="float">
            <text:p>(36,125)</text:p>
          </table:table-cell>
          <table:table-cell table:style-name="ce80" table:formula="of:=SUM([$'P&amp;L'.O15:.Q15])" office:value-type="float" office:value="-54375" calcext:value-type="float">
            <text:p>(54,375)</text:p>
          </table:table-cell>
          <table:table-cell table:style-name="ce85" table:formula="of:=[$'P&amp;L'.R15]" office:value-type="float" office:value="-126300" calcext:value-type="float">
            <text:p>(126,300)</text:p>
          </table:table-cell>
          <table:table-cell table:number-columns-repeated="1017"/>
        </table:table-row>
        <table:table-row table:style-name="ro4">
          <table:table-cell table:style-name="ce74" table:number-columns-repeated="6"/>
          <table:table-cell table:style-name="ce82"/>
          <table:table-cell table:number-columns-repeated="1017"/>
        </table:table-row>
        <table:table-row table:style-name="ro4">
          <table:table-cell table:style-name="ce73" table:formula="of:=[$'P&amp;L'.A27]" office:value-type="string" office:string-value="Beginning Cash Balance" calcext:value-type="string">
            <text:p>Beginning Cash Balance</text:p>
          </table:table-cell>
          <table:table-cell table:style-name="ce74"/>
          <table:table-cell table:style-name="ce75" table:formula="of:=[$'P&amp;L'.F27]" office:value-type="float" office:value="1500000" calcext:value-type="float">
            <text:p>1,500,000 </text:p>
          </table:table-cell>
          <table:table-cell table:style-name="ce75" table:formula="of:=[$'P&amp;L'.I27]" office:value-type="float" office:value="1068195" calcext:value-type="float">
            <text:p>1,068,195 </text:p>
          </table:table-cell>
          <table:table-cell table:style-name="ce75" table:formula="of:=[$'P&amp;L'.L27]" office:value-type="float" office:value="550660" calcext:value-type="float">
            <text:p>550,660 </text:p>
          </table:table-cell>
          <table:table-cell table:style-name="ce75" table:formula="of:=[$'P&amp;L'.O27]" office:value-type="float" office:value="993617.5" calcext:value-type="float">
            <text:p>993,618 </text:p>
          </table:table-cell>
          <table:table-cell table:style-name="ce86" table:formula="of:=[$'P&amp;L'.R27]" office:value-type="float" office:value="1500000" calcext:value-type="float">
            <text:p>1,500,000 </text:p>
          </table:table-cell>
          <table:table-cell table:number-columns-repeated="1017"/>
        </table:table-row>
        <table:table-row table:style-name="ro4">
          <table:table-cell table:style-name="ce73" table:formula="of:=[$'P&amp;L'.A31]" office:value-type="string" office:string-value="Ending Cash Balance" calcext:value-type="string">
            <text:p>Ending Cash Balance</text:p>
          </table:table-cell>
          <table:table-cell table:style-name="ce74"/>
          <table:table-cell table:style-name="ce75" table:formula="of:=[$'P&amp;L'.H31]" office:value-type="float" office:value="1068195" calcext:value-type="float">
            <text:p>1,068,195 </text:p>
          </table:table-cell>
          <table:table-cell table:style-name="ce75" table:formula="of:=[$'P&amp;L'.K31]" office:value-type="float" office:value="550660" calcext:value-type="float">
            <text:p>550,660 </text:p>
          </table:table-cell>
          <table:table-cell table:style-name="ce75" table:formula="of:=[$'P&amp;L'.N31]" office:value-type="float" office:value="993617.5" calcext:value-type="float">
            <text:p>993,618 </text:p>
          </table:table-cell>
          <table:table-cell table:style-name="ce75" table:formula="of:=[$'P&amp;L'.Q31]" office:value-type="float" office:value="399512.5" calcext:value-type="float">
            <text:p>399,513 </text:p>
          </table:table-cell>
          <table:table-cell table:style-name="ce86" table:formula="of:=[$'P&amp;L'.R31]" office:value-type="float" office:value="399512.5" calcext:value-type="float">
            <text:p>399,513 </text:p>
          </table:table-cell>
          <table:table-cell table:number-columns-repeated="1017"/>
        </table:table-row>
        <table:table-row table:style-name="ro4">
          <table:table-cell table:style-name="ce74" table:number-columns-repeated="6"/>
          <table:table-cell table:style-name="ce82"/>
          <table:table-cell table:number-columns-repeated="1017"/>
        </table:table-row>
        <table:table-row table:style-name="ro4">
          <table:table-cell table:style-name="ce72" office:value-type="string" calcext:value-type="string">
            <text:p>Burn Rate</text:p>
          </table:table-cell>
          <table:table-cell table:style-name="ce74"/>
          <table:table-cell table:style-name="ce80" table:formula="of:=SUM([$'P&amp;L'.F33:.H33])" office:value-type="float" office:value="-431805" calcext:value-type="float">
            <text:p>(431,805)</text:p>
          </table:table-cell>
          <table:table-cell table:style-name="ce80" table:formula="of:=SUM([$'P&amp;L'.I33:.K33])" office:value-type="float" office:value="-517535" calcext:value-type="float">
            <text:p>(517,535)</text:p>
          </table:table-cell>
          <table:table-cell table:style-name="ce80" table:formula="of:=SUM([$'P&amp;L'.L33:.N33])" office:value-type="float" office:value="-557042.5" calcext:value-type="float">
            <text:p>(557,043)</text:p>
          </table:table-cell>
          <table:table-cell table:style-name="ce80" table:formula="of:=SUM([$'P&amp;L'.O33:.Q33])" office:value-type="float" office:value="-594105" calcext:value-type="float">
            <text:p>(594,105)</text:p>
          </table:table-cell>
          <table:table-cell table:style-name="ce85" table:formula="of:=[$'P&amp;L'.R33]" office:value-type="float" office:value="-2100487.5" calcext:value-type="float">
            <text:p>(2,100,488)</text:p>
          </table:table-cell>
          <table:table-cell table:number-columns-repeated="1017"/>
        </table:table-row>
        <table:table-row table:style-name="ro4">
          <table:table-cell table:style-name="ce75" table:formula="of:=[$'P&amp;L'.A135]" office:value-type="string" office:string-value="Total Headcount" calcext:value-type="string">
            <text:p>Total Headcount</text:p>
          </table:table-cell>
          <table:table-cell table:style-name="ce74"/>
          <table:table-cell table:style-name="ce78" table:formula="of:=[$'P&amp;L'.H135]" office:value-type="float" office:value="9" calcext:value-type="float">
            <text:p>9 </text:p>
          </table:table-cell>
          <table:table-cell table:style-name="ce78" table:formula="of:=[$'P&amp;L'.K135]" office:value-type="float" office:value="11" calcext:value-type="float">
            <text:p>11 </text:p>
          </table:table-cell>
          <table:table-cell table:style-name="ce78" table:formula="of:=[$'P&amp;L'.N135]" office:value-type="float" office:value="12" calcext:value-type="float">
            <text:p>12 </text:p>
          </table:table-cell>
          <table:table-cell table:style-name="ce78" table:formula="of:=[$'P&amp;L'.Q135]" office:value-type="float" office:value="12" calcext:value-type="float">
            <text:p>12 </text:p>
          </table:table-cell>
          <table:table-cell table:style-name="ce83" table:formula="of:=[$'P&amp;L'.R135]" office:value-type="float" office:value="12" calcext:value-type="float">
            <text:p>12 </text:p>
          </table:table-cell>
          <table:table-cell table:number-columns-repeated="1017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_26_L" style:display-name="PageStyle_P&amp;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lup" style:display-name="PageStyle_Rollup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261" meta:object-count="0"/>
    <meta:generator>LibreOfficeDev/6.0.5.2$Linux_X86_64 LibreOffice_project/</meta:generator>
  </office:meta>
</office:document-meta>
</file>